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16E2743490BB4390DE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Bold Italic" style:font-family-generic="swiss" style:font-pitch="variable"/>
    <style:font-face style:name="Liberation Sans" svg:font-family="'Liberation Sans'" style:font-family-generic="swiss" style:font-pitch="variable"/>
    <style:font-face style:name="Andale Sans UI" svg:font-family="'Andale Sans UI', 'Arial Unicode MS'"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2.38mm" table:align="left" style:writing-mode="page"/>
    </style:style>
    <style:style style:name="Table1.A" style:family="table-column">
      <style:table-column-properties style:column-width="6.26mm"/>
    </style:style>
    <style:style style:name="Table1.B" style:family="table-column">
      <style:table-column-properties style:column-width="53.89mm"/>
    </style:style>
    <style:style style:name="Table1.C" style:family="table-column">
      <style:table-column-properties style:column-width="11.85mm"/>
    </style:style>
    <style:style style:name="Table1.F" style:family="table-column">
      <style:table-column-properties style:column-width="17.52mm"/>
    </style:style>
    <style:style style:name="Table1.G" style:family="table-column">
      <style:table-column-properties style:column-width="23.72mm"/>
    </style:style>
    <style:style style:name="Table1.H" style:family="table-column">
      <style:table-column-properties style:column-width="25.44mm"/>
    </style:style>
    <style:style style:name="Table1.A1" style:family="table-cell">
      <style:table-cell-properties fo:padding="0.97mm" fo:border-left="0.05pt solid #000000" fo:border-right="none" fo:border-top="0.05pt solid #000000" fo:border-bottom="0.05pt solid #000000"/>
    </style:style>
    <style:style style:name="Table1.H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H2" style:family="table-cell">
      <style:table-cell-properties fo:padding="0.97mm" fo:border-left="0.05pt solid #000000" fo:border-right="0.05pt solid #000000" fo:border-top="none" fo:border-bottom="0.05pt solid #000000"/>
    </style:style>
    <style:style style:name="Table1.6" style:family="table-row">
      <style:table-row-properties style:min-row-height="5.87mm"/>
    </style:style>
    <style:style style:name="Table1.10" style:family="table-row">
      <style:table-row-properties style:min-row-height="5.47mm"/>
    </style:style>
    <style:style style:name="Table2" style:family="table">
      <style:table-properties style:width="165.36mm" fo:margin-left="0mm" table:align="left" style:writing-mode="page"/>
    </style:style>
    <style:style style:name="Table2.A" style:family="table-column">
      <style:table-column-properties style:column-width="5.27mm"/>
    </style:style>
    <style:style style:name="Table2.B" style:family="table-column">
      <style:table-column-properties style:column-width="36mm"/>
    </style:style>
    <style:style style:name="Table2.C" style:family="table-column">
      <style:table-column-properties style:column-width="8.22mm"/>
    </style:style>
    <style:style style:name="Table2.D" style:family="table-column">
      <style:table-column-properties style:column-width="16.49mm"/>
    </style:style>
    <style:style style:name="Table2.F" style:family="table-column">
      <style:table-column-properties style:column-width="16.51mm"/>
    </style:style>
    <style:style style:name="Table2.G" style:family="table-column">
      <style:table-column-properties style:column-width="8.08mm"/>
    </style:style>
    <style:style style:name="Table2.H" style:family="table-column">
      <style:table-column-properties style:column-width="10.05mm"/>
    </style:style>
    <style:style style:name="Table2.I" style:family="table-column">
      <style:table-column-properties style:column-width="13.23mm"/>
    </style:style>
    <style:style style:name="Table2.J" style:family="table-column">
      <style:table-column-properties style:column-width="35.01mm"/>
    </style:style>
    <style:style style:name="Table2.A1" style:family="table-cell">
      <style:table-cell-properties fo:padding="0.97mm" fo:border-left="0.05pt solid #000000" fo:border-right="none" fo:border-top="0.05pt solid #000000" fo:border-bottom="0.05pt solid #000000"/>
    </style:style>
    <style:style style:name="Table2.J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J2" style:family="table-cell">
      <style:table-cell-properties fo:padding="0.97mm" fo:border-left="0.05pt solid #000000" fo:border-right="0.05pt solid #000000" fo:border-top="none" fo:border-bottom="0.05pt solid #000000"/>
    </style:style>
    <style:style style:name="P1" style:family="paragraph" style:parent-style-name="Header_5f_08">
      <style:text-properties officeooo:paragraph-rsid="00eeac9d"/>
    </style:style>
    <style:style style:name="P2" style:family="paragraph" style:parent-style-name="Standard">
      <style:paragraph-properties fo:text-align="start" style:justify-single-word="false"/>
      <style:text-properties officeooo:rsid="001c9a45" officeooo:paragraph-rsid="001c9a45"/>
    </style:style>
    <style:style style:name="P3" style:family="paragraph" style:parent-style-name="Standard">
      <style:paragraph-properties fo:text-align="start" style:justify-single-word="false"/>
      <style:text-properties officeooo:rsid="001c9a45" officeooo:paragraph-rsid="002e8af1"/>
    </style:style>
    <style:style style:name="P4" style:family="paragraph" style:parent-style-name="Standard">
      <style:text-properties officeooo:rsid="001c9a45" officeooo:paragraph-rsid="003673d8"/>
    </style:style>
    <style:style style:name="P5" style:family="paragraph" style:parent-style-name="Standard">
      <style:text-properties officeooo:rsid="001c9a45" officeooo:paragraph-rsid="00f51791"/>
    </style:style>
    <style:style style:name="P6" style:family="paragraph" style:parent-style-name="Standard">
      <style:text-properties officeooo:rsid="001c9a45" officeooo:paragraph-rsid="01c8ec18"/>
    </style:style>
    <style:style style:name="P7" style:family="paragraph" style:parent-style-name="Standard">
      <style:text-properties officeooo:rsid="00309dfb"/>
    </style:style>
    <style:style style:name="P8" style:family="paragraph" style:parent-style-name="Standard">
      <style:paragraph-properties fo:text-align="start" style:justify-single-word="false"/>
      <style:text-properties officeooo:rsid="003c8ec2" officeooo:paragraph-rsid="003c8ec2"/>
    </style:style>
    <style:style style:name="P9" style:family="paragraph" style:parent-style-name="Standard">
      <style:text-properties fo:language="en" fo:country="US" officeooo:rsid="001c9a45" officeooo:paragraph-rsid="003c8ec2" style:font-name-complex="Arial2"/>
    </style:style>
    <style:style style:name="P10" style:family="paragraph" style:parent-style-name="Standard">
      <style:text-properties fo:language="en" fo:country="US" officeooo:paragraph-rsid="01caeb84"/>
    </style:style>
    <style:style style:name="P11" style:family="paragraph" style:parent-style-name="Standard">
      <style:text-properties fo:language="en" fo:country="US" officeooo:rsid="01cc7138" officeooo:paragraph-rsid="01cc7138"/>
    </style:style>
    <style:style style:name="P12" style:family="paragraph" style:parent-style-name="Standard">
      <style:text-properties fo:language="en" fo:country="US" officeooo:paragraph-rsid="01cc7138"/>
    </style:style>
    <style:style style:name="P13" style:family="paragraph" style:parent-style-name="Standard">
      <style:text-properties fo:language="en" fo:country="US" officeooo:rsid="03753363" officeooo:paragraph-rsid="03753363"/>
    </style:style>
    <style:style style:name="P14" style:family="paragraph" style:parent-style-name="Standard">
      <style:text-properties fo:language="en" fo:country="US" officeooo:rsid="03b32510" officeooo:paragraph-rsid="03b32510"/>
    </style:style>
    <style:style style:name="P15" style:family="paragraph" style:parent-style-name="Standard">
      <style:text-properties fo:language="en" fo:country="US" officeooo:rsid="03e17774" officeooo:paragraph-rsid="03e17774"/>
    </style:style>
    <style:style style:name="P16" style:family="paragraph" style:parent-style-name="Standard">
      <style:text-properties fo:language="en" fo:country="US" officeooo:rsid="03e30686" officeooo:paragraph-rsid="03e30686"/>
    </style:style>
    <style:style style:name="P17" style:family="paragraph" style:parent-style-name="Standard">
      <style:text-properties officeooo:paragraph-rsid="00eeac9d"/>
    </style:style>
    <style:style style:name="P18" style:family="paragraph" style:parent-style-name="Standard">
      <style:text-properties officeooo:paragraph-rsid="003673d8"/>
    </style:style>
    <style:style style:name="P19" style:family="paragraph" style:parent-style-name="Standard">
      <style:text-properties officeooo:rsid="00f0be4f" officeooo:paragraph-rsid="00f0be4f"/>
    </style:style>
    <style:style style:name="P20" style:family="paragraph" style:parent-style-name="Standard">
      <style:text-properties officeooo:rsid="00f7ad7b" officeooo:paragraph-rsid="00f51791"/>
    </style:style>
    <style:style style:name="P21" style:family="paragraph" style:parent-style-name="Standard">
      <style:text-properties officeooo:rsid="0104e887" officeooo:paragraph-rsid="0104e887"/>
    </style:style>
    <style:style style:name="P22" style:family="paragraph" style:parent-style-name="Standard">
      <style:text-properties officeooo:rsid="01c8ec18" officeooo:paragraph-rsid="01c8ec18"/>
    </style:style>
    <style:style style:name="P23" style:family="paragraph" style:parent-style-name="Standard">
      <style:text-properties officeooo:rsid="01c9a2e7" officeooo:paragraph-rsid="01c9a2e7"/>
    </style:style>
    <style:style style:name="P24" style:family="paragraph" style:parent-style-name="Standard">
      <style:text-properties officeooo:rsid="01c9a2e7" officeooo:paragraph-rsid="01c9b6ab"/>
    </style:style>
    <style:style style:name="P25" style:family="paragraph" style:parent-style-name="Standard">
      <style:text-properties officeooo:rsid="01ca1ded" officeooo:paragraph-rsid="01ca1ded"/>
    </style:style>
    <style:style style:name="P26" style:family="paragraph" style:parent-style-name="Standard">
      <style:text-properties officeooo:rsid="01caeb84" officeooo:paragraph-rsid="01caeb84"/>
    </style:style>
    <style:style style:name="P27" style:family="paragraph" style:parent-style-name="Standard">
      <style:text-properties officeooo:paragraph-rsid="01caeb84"/>
    </style:style>
    <style:style style:name="P28" style:family="paragraph" style:parent-style-name="Standard">
      <style:text-properties officeooo:rsid="01cc7138" officeooo:paragraph-rsid="01cc7138"/>
    </style:style>
    <style:style style:name="P29" style:family="paragraph" style:parent-style-name="Standard">
      <style:text-properties officeooo:paragraph-rsid="01cc7138"/>
    </style:style>
    <style:style style:name="P30" style:family="paragraph" style:parent-style-name="Standard">
      <style:text-properties officeooo:rsid="01cfc6a7" officeooo:paragraph-rsid="01cfc6a7"/>
    </style:style>
    <style:style style:name="P31" style:family="paragraph" style:parent-style-name="Standard">
      <style:text-properties officeooo:rsid="01d01ce5" officeooo:paragraph-rsid="01d01ce5"/>
    </style:style>
    <style:style style:name="P32" style:family="paragraph" style:parent-style-name="Standard">
      <style:text-properties officeooo:rsid="01d1df54" officeooo:paragraph-rsid="01d1df54"/>
    </style:style>
    <style:style style:name="P33" style:family="paragraph" style:parent-style-name="Standard">
      <style:text-properties officeooo:rsid="01d3e2fc" officeooo:paragraph-rsid="01d3e2fc"/>
    </style:style>
    <style:style style:name="P34" style:family="paragraph" style:parent-style-name="Standard">
      <style:text-properties officeooo:rsid="01d5c00f" officeooo:paragraph-rsid="01d5c00f"/>
    </style:style>
    <style:style style:name="P35" style:family="paragraph" style:parent-style-name="Standard">
      <style:text-properties officeooo:rsid="01d982c9" officeooo:paragraph-rsid="01d982c9"/>
    </style:style>
    <style:style style:name="P36" style:family="paragraph" style:parent-style-name="Standard">
      <style:text-properties officeooo:rsid="01dc8012" officeooo:paragraph-rsid="01dc8012"/>
    </style:style>
    <style:style style:name="P37" style:family="paragraph" style:parent-style-name="Standard">
      <style:text-properties officeooo:rsid="01dd06c6" officeooo:paragraph-rsid="01dc8012"/>
    </style:style>
    <style:style style:name="P38" style:family="paragraph" style:parent-style-name="Standard">
      <style:text-properties officeooo:rsid="032b3368" officeooo:paragraph-rsid="032b3368"/>
    </style:style>
    <style:style style:name="P39" style:family="paragraph" style:parent-style-name="Standard">
      <style:text-properties officeooo:rsid="0330e8f9" officeooo:paragraph-rsid="0330e8f9"/>
    </style:style>
    <style:style style:name="P40" style:family="paragraph" style:parent-style-name="Standard">
      <style:text-properties officeooo:rsid="03322c8c" officeooo:paragraph-rsid="03322c8c"/>
    </style:style>
    <style:style style:name="P41" style:family="paragraph" style:parent-style-name="Standard">
      <style:text-properties officeooo:rsid="0333dec4" officeooo:paragraph-rsid="0333dec4"/>
    </style:style>
    <style:style style:name="P42" style:family="paragraph" style:parent-style-name="Standard">
      <style:text-properties officeooo:rsid="03356ea2" officeooo:paragraph-rsid="03356ea2"/>
    </style:style>
    <style:style style:name="P43" style:family="paragraph" style:parent-style-name="Standard">
      <style:text-properties officeooo:rsid="0335c586" officeooo:paragraph-rsid="0335c586"/>
    </style:style>
    <style:style style:name="P44" style:family="paragraph" style:parent-style-name="Standard">
      <style:text-properties officeooo:rsid="03374109" officeooo:paragraph-rsid="03374109"/>
    </style:style>
    <style:style style:name="P45" style:family="paragraph" style:parent-style-name="Standard">
      <style:text-properties officeooo:rsid="0338e3e7" officeooo:paragraph-rsid="0338e3e7"/>
    </style:style>
    <style:style style:name="P46" style:family="paragraph" style:parent-style-name="Standard">
      <style:text-properties officeooo:rsid="033a673d" officeooo:paragraph-rsid="033a673d"/>
    </style:style>
    <style:style style:name="P47" style:family="paragraph" style:parent-style-name="Standard">
      <style:text-properties officeooo:rsid="033ad292" officeooo:paragraph-rsid="033ad292"/>
    </style:style>
    <style:style style:name="P48" style:family="paragraph" style:parent-style-name="Standard">
      <style:text-properties officeooo:rsid="033af209" officeooo:paragraph-rsid="033af209"/>
    </style:style>
    <style:style style:name="P49" style:family="paragraph" style:parent-style-name="Standard">
      <style:text-properties officeooo:rsid="033cec26" officeooo:paragraph-rsid="033cec26"/>
    </style:style>
    <style:style style:name="P50" style:family="paragraph" style:parent-style-name="Standard">
      <style:text-properties officeooo:rsid="033e5ef1" officeooo:paragraph-rsid="033e5ef1"/>
    </style:style>
    <style:style style:name="P51" style:family="paragraph" style:parent-style-name="Standard">
      <style:text-properties officeooo:rsid="033e6335" officeooo:paragraph-rsid="033e6335"/>
    </style:style>
    <style:style style:name="P52" style:family="paragraph" style:parent-style-name="Standard">
      <style:text-properties officeooo:rsid="033f1836" officeooo:paragraph-rsid="033f1836"/>
    </style:style>
    <style:style style:name="P53" style:family="paragraph" style:parent-style-name="Standard">
      <style:text-properties officeooo:rsid="033ff28e" officeooo:paragraph-rsid="033ff28e"/>
    </style:style>
    <style:style style:name="P54" style:family="paragraph" style:parent-style-name="Standard">
      <style:text-properties officeooo:rsid="0343d9e4" officeooo:paragraph-rsid="0343d9e4"/>
    </style:style>
    <style:style style:name="P55" style:family="paragraph" style:parent-style-name="Standard">
      <style:text-properties fo:language="ru" fo:country="RU" officeooo:rsid="03463cc7" officeooo:paragraph-rsid="03463cc7"/>
    </style:style>
    <style:style style:name="P56" style:family="paragraph" style:parent-style-name="Standard">
      <style:text-properties fo:language="ru" fo:country="RU" officeooo:rsid="0347acd7" officeooo:paragraph-rsid="0347acd7"/>
    </style:style>
    <style:style style:name="P57" style:family="paragraph" style:parent-style-name="Standard">
      <style:text-properties fo:language="ru" fo:country="RU" officeooo:rsid="034a360b" officeooo:paragraph-rsid="034a360b"/>
    </style:style>
    <style:style style:name="P58" style:family="paragraph" style:parent-style-name="Standard">
      <style:text-properties fo:language="ru" fo:country="RU" officeooo:rsid="034b8763" officeooo:paragraph-rsid="034b8763"/>
    </style:style>
    <style:style style:name="P59" style:family="paragraph" style:parent-style-name="Standard">
      <style:text-properties fo:language="ru" fo:country="RU" officeooo:rsid="034c364f" officeooo:paragraph-rsid="034c364f"/>
    </style:style>
    <style:style style:name="P60" style:family="paragraph" style:parent-style-name="Standard">
      <style:text-properties fo:language="ru" fo:country="RU" officeooo:rsid="034d20e4" officeooo:paragraph-rsid="033e6335"/>
    </style:style>
    <style:style style:name="P61" style:family="paragraph" style:parent-style-name="Standard">
      <style:text-properties fo:language="ru" fo:country="RU" officeooo:rsid="034d20e4" officeooo:paragraph-rsid="034d20e4"/>
    </style:style>
    <style:style style:name="P62" style:family="paragraph" style:parent-style-name="Standard">
      <style:text-properties fo:language="ru" fo:country="RU" officeooo:rsid="034f0488" officeooo:paragraph-rsid="034f0488"/>
    </style:style>
    <style:style style:name="P63" style:family="paragraph" style:parent-style-name="Standard">
      <style:text-properties fo:language="ru" fo:country="RU" officeooo:rsid="035f15ce" officeooo:paragraph-rsid="035f15ce"/>
    </style:style>
    <style:style style:name="P64" style:family="paragraph" style:parent-style-name="Standard">
      <style:text-properties fo:language="ru" fo:country="RU" officeooo:rsid="03887dd6" officeooo:paragraph-rsid="03887dd6"/>
    </style:style>
    <style:style style:name="P65" style:family="paragraph" style:parent-style-name="Standard">
      <style:text-properties fo:language="ru" fo:country="RU" officeooo:rsid="03b4cdb4" officeooo:paragraph-rsid="03b4cdb4"/>
    </style:style>
    <style:style style:name="P66" style:family="paragraph" style:parent-style-name="Standard">
      <style:text-properties fo:language="ru" fo:country="RU" officeooo:rsid="03d07624" officeooo:paragraph-rsid="03d07624"/>
    </style:style>
    <style:style style:name="P67" style:family="paragraph" style:parent-style-name="Standard">
      <style:text-properties officeooo:rsid="03515f8d" officeooo:paragraph-rsid="03515f8d"/>
    </style:style>
    <style:style style:name="P68" style:family="paragraph" style:parent-style-name="Standard">
      <style:text-properties officeooo:rsid="035074d3" officeooo:paragraph-rsid="035074d3"/>
    </style:style>
    <style:style style:name="P69" style:family="paragraph" style:parent-style-name="Standard">
      <style:text-properties officeooo:rsid="035163a3" officeooo:paragraph-rsid="035163a3"/>
    </style:style>
    <style:style style:name="P70" style:family="paragraph" style:parent-style-name="Standard">
      <style:text-properties officeooo:rsid="03533f23" officeooo:paragraph-rsid="03533f23"/>
    </style:style>
    <style:style style:name="P71" style:family="paragraph" style:parent-style-name="Standard">
      <style:text-properties officeooo:rsid="0354fd97" officeooo:paragraph-rsid="0354fd97"/>
    </style:style>
    <style:style style:name="P72" style:family="paragraph" style:parent-style-name="Standard">
      <style:text-properties officeooo:rsid="0357773d" officeooo:paragraph-rsid="0357773d"/>
    </style:style>
    <style:style style:name="P73" style:family="paragraph" style:parent-style-name="Standard">
      <style:text-properties officeooo:rsid="0359366a" officeooo:paragraph-rsid="0359366a"/>
    </style:style>
    <style:style style:name="P74" style:family="paragraph" style:parent-style-name="Standard">
      <style:text-properties officeooo:rsid="0359db08" officeooo:paragraph-rsid="0359db08"/>
    </style:style>
    <style:style style:name="P75" style:family="paragraph" style:parent-style-name="Standard">
      <style:text-properties officeooo:rsid="035d512c" officeooo:paragraph-rsid="035d512c"/>
    </style:style>
    <style:style style:name="P76" style:family="paragraph" style:parent-style-name="Standard">
      <style:text-properties officeooo:rsid="036e6e78" officeooo:paragraph-rsid="036e6e78"/>
    </style:style>
    <style:style style:name="P77" style:family="paragraph" style:parent-style-name="Standard">
      <style:text-properties officeooo:rsid="036ff5fe" officeooo:paragraph-rsid="036ff5fe"/>
    </style:style>
    <style:style style:name="P78" style:family="paragraph" style:parent-style-name="Standard">
      <style:text-properties officeooo:rsid="03735428" officeooo:paragraph-rsid="03735428"/>
    </style:style>
    <style:style style:name="P79" style:family="paragraph" style:parent-style-name="Standard">
      <style:text-properties officeooo:rsid="03738d4e" officeooo:paragraph-rsid="03738d4e"/>
    </style:style>
    <style:style style:name="P80" style:family="paragraph" style:parent-style-name="Standard">
      <style:text-properties officeooo:rsid="03745b2c" officeooo:paragraph-rsid="03745b2c"/>
    </style:style>
    <style:style style:name="P81" style:family="paragraph" style:parent-style-name="Standard">
      <style:text-properties officeooo:rsid="037681ae" officeooo:paragraph-rsid="037681ae"/>
    </style:style>
    <style:style style:name="P82" style:family="paragraph" style:parent-style-name="Standard">
      <style:text-properties officeooo:rsid="037740fd" officeooo:paragraph-rsid="037740fd"/>
    </style:style>
    <style:style style:name="P83" style:family="paragraph" style:parent-style-name="Standard">
      <style:text-properties officeooo:rsid="0388ce90" officeooo:paragraph-rsid="0388ce90"/>
    </style:style>
    <style:style style:name="P84" style:family="paragraph" style:parent-style-name="Standard">
      <style:text-properties officeooo:rsid="039153e2" officeooo:paragraph-rsid="039153e2"/>
    </style:style>
    <style:style style:name="P85" style:family="paragraph" style:parent-style-name="Standard">
      <style:text-properties officeooo:rsid="03aaa26d" officeooo:paragraph-rsid="03aaa26d"/>
    </style:style>
    <style:style style:name="P86" style:family="paragraph" style:parent-style-name="Standard">
      <style:text-properties officeooo:rsid="03ac4c6f" officeooo:paragraph-rsid="03ac4c6f"/>
    </style:style>
    <style:style style:name="P87" style:family="paragraph" style:parent-style-name="Standard">
      <style:text-properties officeooo:rsid="03aec091" officeooo:paragraph-rsid="03aec091"/>
    </style:style>
    <style:style style:name="P88" style:family="paragraph" style:parent-style-name="Standard">
      <style:text-properties officeooo:rsid="03affaae" officeooo:paragraph-rsid="03affaae"/>
    </style:style>
    <style:style style:name="P89" style:family="paragraph" style:parent-style-name="Standard">
      <style:text-properties officeooo:rsid="03b17e90" officeooo:paragraph-rsid="03b17e90"/>
    </style:style>
    <style:style style:name="P90" style:family="paragraph" style:parent-style-name="Standard">
      <style:text-properties officeooo:rsid="03b629bd" officeooo:paragraph-rsid="03b629bd"/>
    </style:style>
    <style:style style:name="P91" style:family="paragraph" style:parent-style-name="Standard">
      <style:text-properties officeooo:rsid="03b629bd" officeooo:paragraph-rsid="041a5981"/>
    </style:style>
    <style:style style:name="P92" style:family="paragraph" style:parent-style-name="Standard">
      <style:text-properties officeooo:rsid="03bb2c4f" officeooo:paragraph-rsid="03bb2c4f"/>
    </style:style>
    <style:style style:name="P93" style:family="paragraph" style:parent-style-name="Standard">
      <style:text-properties officeooo:rsid="03be8a6a" officeooo:paragraph-rsid="03be8a6a"/>
    </style:style>
    <style:style style:name="P94" style:family="paragraph" style:parent-style-name="Standard">
      <style:text-properties officeooo:rsid="03c03dc3" officeooo:paragraph-rsid="03c03dc3"/>
    </style:style>
    <style:style style:name="P95" style:family="paragraph" style:parent-style-name="Standard">
      <style:text-properties officeooo:rsid="03c1e833" officeooo:paragraph-rsid="03c1e833"/>
    </style:style>
    <style:style style:name="P96" style:family="paragraph" style:parent-style-name="Standard">
      <style:text-properties officeooo:rsid="03c68cfd" officeooo:paragraph-rsid="03c68cfd"/>
    </style:style>
    <style:style style:name="P97" style:family="paragraph" style:parent-style-name="Standard">
      <style:text-properties officeooo:rsid="03c6beb7" officeooo:paragraph-rsid="03c6beb7"/>
    </style:style>
    <style:style style:name="P98" style:family="paragraph" style:parent-style-name="Standard">
      <style:text-properties officeooo:rsid="03c830f8" officeooo:paragraph-rsid="03c830f8"/>
    </style:style>
    <style:style style:name="P99" style:family="paragraph" style:parent-style-name="Standard">
      <style:text-properties officeooo:rsid="03c8a10c" officeooo:paragraph-rsid="03c8a10c"/>
    </style:style>
    <style:style style:name="P100" style:family="paragraph" style:parent-style-name="Standard">
      <style:text-properties officeooo:rsid="03ca9454" officeooo:paragraph-rsid="03ca9454"/>
    </style:style>
    <style:style style:name="P101" style:family="paragraph" style:parent-style-name="Standard">
      <style:text-properties officeooo:rsid="03cc0061" officeooo:paragraph-rsid="03cc0061"/>
    </style:style>
    <style:style style:name="P102" style:family="paragraph" style:parent-style-name="Standard">
      <style:text-properties officeooo:rsid="03cd0c03" officeooo:paragraph-rsid="03cd0c03"/>
    </style:style>
    <style:style style:name="P103" style:family="paragraph" style:parent-style-name="Standard">
      <style:text-properties officeooo:rsid="03ceb5ba" officeooo:paragraph-rsid="03ceb5ba"/>
    </style:style>
    <style:style style:name="P104" style:family="paragraph" style:parent-style-name="Standard">
      <style:text-properties officeooo:rsid="03d36183" officeooo:paragraph-rsid="03d36183"/>
    </style:style>
    <style:style style:name="P105" style:family="paragraph" style:parent-style-name="Standard">
      <style:text-properties officeooo:rsid="03d3934b" officeooo:paragraph-rsid="03d57799"/>
    </style:style>
    <style:style style:name="P106" style:family="paragraph" style:parent-style-name="Standard">
      <style:text-properties officeooo:rsid="03d57799" officeooo:paragraph-rsid="03d57799"/>
    </style:style>
    <style:style style:name="P107" style:family="paragraph" style:parent-style-name="Standard">
      <style:text-properties officeooo:rsid="03d6fc7d" officeooo:paragraph-rsid="03d6fc7d"/>
    </style:style>
    <style:style style:name="P108" style:family="paragraph" style:parent-style-name="Standard">
      <style:text-properties officeooo:rsid="03d9c9b9" officeooo:paragraph-rsid="03d9c9b9"/>
    </style:style>
    <style:style style:name="P109" style:family="paragraph" style:parent-style-name="Standard">
      <style:text-properties officeooo:rsid="03dcb9cc" officeooo:paragraph-rsid="03dcb9cc"/>
    </style:style>
    <style:style style:name="P110" style:family="paragraph" style:parent-style-name="Standard">
      <style:text-properties officeooo:rsid="03dde82f" officeooo:paragraph-rsid="03dde82f"/>
    </style:style>
    <style:style style:name="P111" style:family="paragraph" style:parent-style-name="Standard">
      <style:text-properties officeooo:rsid="03df0d87" officeooo:paragraph-rsid="03df0d87"/>
    </style:style>
    <style:style style:name="P112" style:family="paragraph" style:parent-style-name="Standard">
      <style:text-properties officeooo:rsid="03df5f14" officeooo:paragraph-rsid="03df5f14"/>
    </style:style>
    <style:style style:name="P113" style:family="paragraph" style:parent-style-name="Standard">
      <style:text-properties officeooo:rsid="03e09f39" officeooo:paragraph-rsid="03e09f39"/>
    </style:style>
    <style:style style:name="P114" style:family="paragraph" style:parent-style-name="Standard">
      <style:text-properties officeooo:rsid="03d8bfed" officeooo:paragraph-rsid="03d6fc7d"/>
    </style:style>
    <style:style style:name="P115" style:family="paragraph" style:parent-style-name="Standard">
      <style:text-properties officeooo:rsid="03c138a4" officeooo:paragraph-rsid="03e17774"/>
    </style:style>
    <style:style style:name="P116" style:family="paragraph" style:parent-style-name="Standard">
      <style:text-properties officeooo:rsid="03e17774" officeooo:paragraph-rsid="03e17774"/>
    </style:style>
    <style:style style:name="P117" style:family="paragraph" style:parent-style-name="Standard">
      <style:text-properties officeooo:rsid="03e17774" officeooo:paragraph-rsid="03eade67"/>
    </style:style>
    <style:style style:name="P118" style:family="paragraph" style:parent-style-name="Standard">
      <style:text-properties officeooo:rsid="03e17774" officeooo:paragraph-rsid="03ebbce9"/>
    </style:style>
    <style:style style:name="P119" style:family="paragraph" style:parent-style-name="Standard">
      <style:text-properties officeooo:rsid="03ea1d4d" officeooo:paragraph-rsid="03ea1d4d"/>
    </style:style>
    <style:style style:name="P120" style:family="paragraph" style:parent-style-name="Standard">
      <style:text-properties officeooo:rsid="03ed84b3" officeooo:paragraph-rsid="03ed84b3"/>
    </style:style>
    <style:style style:name="P121" style:family="paragraph" style:parent-style-name="Standard">
      <style:text-properties officeooo:rsid="03ef1d44" officeooo:paragraph-rsid="03ef1d44"/>
    </style:style>
    <style:style style:name="P122" style:family="paragraph" style:parent-style-name="Standard">
      <style:text-properties officeooo:rsid="03ef1d44" officeooo:paragraph-rsid="03ef3ff1"/>
    </style:style>
    <style:style style:name="P123" style:family="paragraph" style:parent-style-name="Standard">
      <style:text-properties officeooo:rsid="03e00d64" officeooo:paragraph-rsid="03e00d64"/>
    </style:style>
    <style:style style:name="P124" style:family="paragraph" style:parent-style-name="Standard">
      <style:text-properties officeooo:rsid="03e00d64" officeooo:paragraph-rsid="03f06b7c"/>
    </style:style>
    <style:style style:name="P125" style:family="paragraph" style:parent-style-name="Standard">
      <style:text-properties officeooo:rsid="03f06b7c" officeooo:paragraph-rsid="03f06b7c"/>
    </style:style>
    <style:style style:name="P126" style:family="paragraph" style:parent-style-name="Standard">
      <style:text-properties officeooo:rsid="040a01bf" officeooo:paragraph-rsid="040a01bf"/>
    </style:style>
    <style:style style:name="P127" style:family="paragraph" style:parent-style-name="Standard">
      <style:text-properties officeooo:rsid="041a5981" officeooo:paragraph-rsid="041a5981"/>
    </style:style>
    <style:style style:name="P128" style:family="paragraph" style:parent-style-name="Default_20_Style_20_Bold_20_Centered">
      <style:text-properties officeooo:rsid="001de0f8" officeooo:paragraph-rsid="001de0f8"/>
    </style:style>
    <style:style style:name="P129" style:family="paragraph" style:parent-style-name="Default_20_Style_20_Bold_20_Centered">
      <style:text-properties fo:language="en" fo:country="US" officeooo:rsid="032dd912" officeooo:paragraph-rsid="032dd912"/>
    </style:style>
    <style:style style:name="P130" style:family="paragraph" style:parent-style-name="Default_20_Style_20_Bold_20_Centered">
      <style:text-properties officeooo:rsid="032dd912" officeooo:paragraph-rsid="032dd912"/>
    </style:style>
    <style:style style:name="P131" style:family="paragraph" style:parent-style-name="Standard">
      <style:paragraph-properties fo:text-align="start" style:justify-single-word="false" fo:break-before="page"/>
      <style:text-properties officeooo:rsid="001c9a45" officeooo:paragraph-rsid="001c9a45"/>
    </style:style>
    <style:style style:name="P132" style:family="paragraph" style:parent-style-name="Standard">
      <style:paragraph-properties fo:text-align="start" style:justify-single-word="false" fo:break-before="page"/>
      <style:text-properties officeooo:rsid="001c9a45" officeooo:paragraph-rsid="002e8af1"/>
    </style:style>
    <style:style style:name="P133" style:family="paragraph" style:parent-style-name="Standard">
      <style:paragraph-properties fo:break-before="page"/>
      <style:text-properties officeooo:rsid="001c9a45" officeooo:paragraph-rsid="00f51791"/>
    </style:style>
    <style:style style:name="P134" style:family="paragraph" style:parent-style-name="Standard">
      <style:paragraph-properties fo:break-before="page"/>
      <style:text-properties officeooo:rsid="001c9a45" officeooo:paragraph-rsid="01c8ec18"/>
    </style:style>
    <style:style style:name="P135" style:family="paragraph" style:parent-style-name="Standard">
      <style:paragraph-properties fo:break-before="page"/>
      <style:text-properties officeooo:rsid="0104e887" officeooo:paragraph-rsid="0104e887"/>
    </style:style>
    <style:style style:name="P136" style:family="paragraph" style:parent-style-name="Standard">
      <style:paragraph-properties fo:break-before="page"/>
      <style:text-properties officeooo:rsid="01c9a2e7" officeooo:paragraph-rsid="01c9a2e7"/>
    </style:style>
    <style:style style:name="P137" style:family="paragraph" style:parent-style-name="Standard">
      <style:paragraph-properties fo:break-before="page"/>
      <style:text-properties officeooo:rsid="01c9a2e7" officeooo:paragraph-rsid="01c9b6ab"/>
    </style:style>
    <style:style style:name="P138" style:family="paragraph" style:parent-style-name="Standard">
      <style:paragraph-properties fo:break-before="page"/>
      <style:text-properties officeooo:rsid="01ca1ded" officeooo:paragraph-rsid="01ca1ded"/>
    </style:style>
    <style:style style:name="P139" style:family="paragraph" style:parent-style-name="Standard">
      <style:paragraph-properties fo:break-before="page"/>
      <style:text-properties officeooo:rsid="01caeb84" officeooo:paragraph-rsid="01caeb84"/>
    </style:style>
    <style:style style:name="P140" style:family="paragraph" style:parent-style-name="Standard">
      <style:paragraph-properties fo:break-before="page"/>
      <style:text-properties officeooo:rsid="01d01ce5" officeooo:paragraph-rsid="01d01ce5"/>
    </style:style>
    <style:style style:name="P141" style:family="paragraph" style:parent-style-name="Standard">
      <style:paragraph-properties fo:break-before="page"/>
      <style:text-properties officeooo:rsid="01d1df54" officeooo:paragraph-rsid="01d1df54"/>
    </style:style>
    <style:style style:name="P142" style:family="paragraph" style:parent-style-name="Standard">
      <style:paragraph-properties fo:break-before="page"/>
      <style:text-properties officeooo:rsid="0330e8f9" officeooo:paragraph-rsid="0330e8f9"/>
    </style:style>
    <style:style style:name="P143" style:family="paragraph" style:parent-style-name="Standard">
      <style:paragraph-properties fo:break-before="page"/>
      <style:text-properties officeooo:rsid="035074d3" officeooo:paragraph-rsid="035074d3"/>
    </style:style>
    <style:style style:name="P144" style:family="paragraph" style:parent-style-name="Standard">
      <style:paragraph-properties fo:break-before="page"/>
      <style:text-properties fo:language="ru" fo:country="RU" officeooo:rsid="03887dd6" officeooo:paragraph-rsid="03887dd6"/>
    </style:style>
    <style:style style:name="P145" style:family="paragraph" style:parent-style-name="Standard">
      <style:paragraph-properties fo:break-before="page"/>
      <style:text-properties officeooo:rsid="03be8a6a" officeooo:paragraph-rsid="03be8a6a"/>
    </style:style>
    <style:style style:name="P146" style:family="paragraph" style:parent-style-name="Contents_20_2">
      <style:paragraph-properties>
        <style:tab-stops>
          <style:tab-stop style:position="160.02mm" style:type="right" style:leader-style="dotted" style:leader-text="."/>
        </style:tab-stops>
      </style:paragraph-properties>
    </style:style>
    <style:style style:name="P147" style:family="paragraph" style:parent-style-name="Contents_20_3">
      <style:paragraph-properties>
        <style:tab-stops>
          <style:tab-stop style:position="155.03mm" style:type="right" style:leader-style="dotted" style:leader-text="."/>
        </style:tab-stops>
      </style:paragraph-properties>
    </style:style>
    <style:style style:name="P148" style:family="paragraph" style:parent-style-name="Contents_20_1">
      <style:paragraph-properties>
        <style:tab-stops>
          <style:tab-stop style:position="165.01mm" style:type="right" style:leader-style="dotted" style:leader-text="."/>
        </style:tab-stops>
      </style:paragraph-properties>
    </style:style>
    <style:style style:name="P149" style:family="paragraph" style:parent-style-name="Contents_20_4">
      <style:paragraph-properties>
        <style:tab-stops>
          <style:tab-stop style:position="150.04mm" style:type="right" style:leader-style="dotted" style:leader-text="."/>
        </style:tab-stops>
      </style:paragraph-properties>
    </style:style>
    <style:style style:name="P150" style:family="paragraph" style:parent-style-name="Table_20_Contents">
      <style:text-properties officeooo:rsid="0359a449" officeooo:paragraph-rsid="0359a449"/>
    </style:style>
    <style:style style:name="P151" style:family="paragraph" style:parent-style-name="Table_20_Contents">
      <style:text-properties officeooo:rsid="035afe77" officeooo:paragraph-rsid="035afe77"/>
    </style:style>
    <style:style style:name="P152" style:family="paragraph" style:parent-style-name="Table_20_Contents">
      <style:text-properties officeooo:rsid="035bb53d" officeooo:paragraph-rsid="035bb53d"/>
    </style:style>
    <style:style style:name="P153" style:family="paragraph" style:parent-style-name="Table_20_Contents">
      <style:text-properties officeooo:rsid="035d512c" officeooo:paragraph-rsid="035d512c"/>
    </style:style>
    <style:style style:name="P154" style:family="paragraph" style:parent-style-name="Table_20_Contents">
      <style:text-properties officeooo:rsid="036086f4" officeooo:paragraph-rsid="036086f4"/>
    </style:style>
    <style:style style:name="P155" style:family="paragraph" style:parent-style-name="Table_20_Contents">
      <style:text-properties officeooo:rsid="036269ce" officeooo:paragraph-rsid="036269ce"/>
    </style:style>
    <style:style style:name="P156" style:family="paragraph" style:parent-style-name="Table_20_Contents">
      <style:text-properties officeooo:rsid="0362afcd" officeooo:paragraph-rsid="0362afcd"/>
    </style:style>
    <style:style style:name="P157" style:family="paragraph" style:parent-style-name="Table_20_Contents">
      <style:text-properties officeooo:rsid="036319d6" officeooo:paragraph-rsid="036319d6"/>
    </style:style>
    <style:style style:name="P158" style:family="paragraph" style:parent-style-name="Table_20_Contents">
      <style:text-properties officeooo:rsid="036327e0" officeooo:paragraph-rsid="036327e0"/>
    </style:style>
    <style:style style:name="P159" style:family="paragraph" style:parent-style-name="Table_20_Contents">
      <style:text-properties officeooo:rsid="0363b71c" officeooo:paragraph-rsid="0363b71c"/>
    </style:style>
    <style:style style:name="P160" style:family="paragraph" style:parent-style-name="Table_20_Contents">
      <style:text-properties officeooo:rsid="036684c2" officeooo:paragraph-rsid="036684c2"/>
    </style:style>
    <style:style style:name="P161" style:family="paragraph" style:parent-style-name="Table_20_Contents">
      <style:text-properties officeooo:rsid="0366c319" officeooo:paragraph-rsid="0366c319"/>
    </style:style>
    <style:style style:name="P162" style:family="paragraph" style:parent-style-name="Table_20_Contents">
      <style:text-properties officeooo:rsid="0366edbc" officeooo:paragraph-rsid="0366edbc"/>
    </style:style>
    <style:style style:name="P163" style:family="paragraph" style:parent-style-name="Table_20_Contents">
      <style:text-properties officeooo:rsid="0368d471" officeooo:paragraph-rsid="0368d471"/>
    </style:style>
    <style:style style:name="P164" style:family="paragraph" style:parent-style-name="Table_20_Contents">
      <style:text-properties officeooo:rsid="03697d69" officeooo:paragraph-rsid="03697d69"/>
    </style:style>
    <style:style style:name="P165" style:family="paragraph" style:parent-style-name="Table_20_Contents">
      <style:text-properties officeooo:rsid="036b36af" officeooo:paragraph-rsid="036b36af"/>
    </style:style>
    <style:style style:name="P166" style:family="paragraph" style:parent-style-name="Table_20_Contents">
      <style:text-properties officeooo:rsid="036b4d3a" officeooo:paragraph-rsid="036b4d3a"/>
    </style:style>
    <style:style style:name="P167" style:family="paragraph" style:parent-style-name="Table_20_Contents">
      <style:text-properties officeooo:rsid="036cf421" officeooo:paragraph-rsid="036cf421"/>
    </style:style>
    <style:style style:name="P168" style:family="paragraph" style:parent-style-name="Table_20_Contents">
      <style:text-properties officeooo:rsid="037ac066" officeooo:paragraph-rsid="037ac066"/>
    </style:style>
    <style:style style:name="P169" style:family="paragraph" style:parent-style-name="Table_20_Contents">
      <style:text-properties officeooo:rsid="037c12f6" officeooo:paragraph-rsid="037c12f6"/>
    </style:style>
    <style:style style:name="P170" style:family="paragraph" style:parent-style-name="Table_20_Contents">
      <style:text-properties officeooo:rsid="037d4eb3" officeooo:paragraph-rsid="037d4eb3"/>
    </style:style>
    <style:style style:name="P171" style:family="paragraph" style:parent-style-name="Table_20_Contents">
      <style:text-properties officeooo:rsid="037f454a" officeooo:paragraph-rsid="037f454a"/>
    </style:style>
    <style:style style:name="P172" style:family="paragraph" style:parent-style-name="Table_20_Contents">
      <style:text-properties officeooo:rsid="0380966c" officeooo:paragraph-rsid="0380966c"/>
    </style:style>
    <style:style style:name="P173" style:family="paragraph" style:parent-style-name="Table_20_Contents">
      <loext:graphic-properties draw:fill="solid" draw:fill-color="#ffff00" draw:opacity="100%"/>
      <style:paragraph-properties fo:background-color="#ffff00"/>
      <style:text-properties officeooo:rsid="0380966c" officeooo:paragraph-rsid="0380966c"/>
    </style:style>
    <style:style style:name="P174" style:family="paragraph" style:parent-style-name="Table_20_Contents">
      <style:text-properties officeooo:rsid="038240f4" officeooo:paragraph-rsid="038240f4"/>
    </style:style>
    <style:style style:name="P175" style:family="paragraph" style:parent-style-name="Table_20_Contents">
      <style:text-properties officeooo:rsid="0382b04f" officeooo:paragraph-rsid="0382b04f"/>
    </style:style>
    <style:style style:name="P176" style:family="paragraph" style:parent-style-name="Table_20_Contents">
      <style:text-properties officeooo:rsid="03851cd5" officeooo:paragraph-rsid="03851cd5"/>
    </style:style>
    <style:style style:name="P177" style:family="paragraph" style:parent-style-name="Table_20_Contents">
      <style:text-properties officeooo:rsid="0385aaa4" officeooo:paragraph-rsid="0385aaa4"/>
    </style:style>
    <style:style style:name="P178" style:family="paragraph" style:parent-style-name="Table_20_Contents">
      <style:text-properties officeooo:rsid="0386d050" officeooo:paragraph-rsid="0386d050"/>
    </style:style>
    <style:style style:name="P179" style:family="paragraph" style:parent-style-name="Table_20_Contents">
      <style:text-properties officeooo:rsid="038aa2c0" officeooo:paragraph-rsid="038aa2c0"/>
    </style:style>
    <style:style style:name="P180" style:family="paragraph" style:parent-style-name="Table_20_Contents">
      <style:text-properties officeooo:rsid="038b2d79" officeooo:paragraph-rsid="038b2d79"/>
    </style:style>
    <style:style style:name="P181" style:family="paragraph" style:parent-style-name="Table_20_Contents">
      <style:text-properties officeooo:rsid="038d27cb" officeooo:paragraph-rsid="038d27cb"/>
    </style:style>
    <style:style style:name="P182" style:family="paragraph" style:parent-style-name="Table_20_Contents">
      <style:text-properties officeooo:rsid="038dcab3" officeooo:paragraph-rsid="038dcab3"/>
    </style:style>
    <style:style style:name="P183" style:family="paragraph" style:parent-style-name="Table_20_Contents">
      <style:text-properties officeooo:rsid="0394cd7a" officeooo:paragraph-rsid="03851cd5"/>
    </style:style>
    <style:style style:name="P184" style:family="paragraph" style:parent-style-name="Table_20_Contents">
      <style:text-properties officeooo:rsid="038ef694" officeooo:paragraph-rsid="038ef694"/>
    </style:style>
    <style:style style:name="P185" style:family="paragraph" style:parent-style-name="Table_20_Contents">
      <style:text-properties officeooo:rsid="039546f0" officeooo:paragraph-rsid="039546f0"/>
    </style:style>
    <style:style style:name="P186" style:family="paragraph" style:parent-style-name="Table_20_Contents">
      <style:text-properties fo:font-weight="bold" officeooo:rsid="036ff5fe" officeooo:paragraph-rsid="036ff5fe" style:font-weight-asian="bold" style:font-weight-complex="bold"/>
    </style:style>
    <style:style style:name="P187" style:family="paragraph" style:parent-style-name="Table_20_Contents">
      <style:text-properties officeooo:rsid="03964f1d" officeooo:paragraph-rsid="03964f1d"/>
    </style:style>
    <style:style style:name="P188" style:family="paragraph" style:parent-style-name="Table_20_Contents">
      <style:text-properties officeooo:rsid="039779c3" officeooo:paragraph-rsid="039779c3"/>
    </style:style>
    <style:style style:name="P189" style:family="paragraph" style:parent-style-name="Table_20_Contents">
      <style:text-properties officeooo:rsid="03977c95" officeooo:paragraph-rsid="03977c95"/>
    </style:style>
    <style:style style:name="P190" style:family="paragraph" style:parent-style-name="Table_20_Contents">
      <style:text-properties officeooo:rsid="03991d2a" officeooo:paragraph-rsid="03991d2a"/>
    </style:style>
    <style:style style:name="P191" style:family="paragraph" style:parent-style-name="Table_20_Contents">
      <style:text-properties officeooo:rsid="039aa88d" officeooo:paragraph-rsid="039aa88d"/>
    </style:style>
    <style:style style:name="P192" style:family="paragraph" style:parent-style-name="Table_20_Contents">
      <style:text-properties officeooo:rsid="039c9e27" officeooo:paragraph-rsid="039c9e27"/>
    </style:style>
    <style:style style:name="P193" style:family="paragraph" style:parent-style-name="Table_20_Contents">
      <style:text-properties officeooo:rsid="039cf30f" officeooo:paragraph-rsid="039cf30f"/>
    </style:style>
    <style:style style:name="P194" style:family="paragraph" style:parent-style-name="Table_20_Contents">
      <style:text-properties officeooo:rsid="039ebf3c" officeooo:paragraph-rsid="039ebf3c"/>
    </style:style>
    <style:style style:name="P195" style:family="paragraph" style:parent-style-name="Table_20_Contents">
      <style:text-properties officeooo:rsid="03a02620" officeooo:paragraph-rsid="03a02620"/>
    </style:style>
    <style:style style:name="P196" style:family="paragraph" style:parent-style-name="Table_20_Contents">
      <style:text-properties officeooo:rsid="03a07017" officeooo:paragraph-rsid="03a07017"/>
    </style:style>
    <style:style style:name="P197" style:family="paragraph" style:parent-style-name="Table_20_Contents">
      <style:text-properties officeooo:rsid="03a0fd12" officeooo:paragraph-rsid="03a0fd12"/>
    </style:style>
    <style:style style:name="P198" style:family="paragraph" style:parent-style-name="Table_20_Contents">
      <style:text-properties officeooo:rsid="03a2d0e0" officeooo:paragraph-rsid="03a2d0e0"/>
    </style:style>
    <style:style style:name="P199" style:family="paragraph" style:parent-style-name="Table_20_Contents">
      <style:text-properties officeooo:rsid="03a3b67f" officeooo:paragraph-rsid="03a3b67f"/>
    </style:style>
    <style:style style:name="P200" style:family="paragraph" style:parent-style-name="Table_20_Contents">
      <style:text-properties officeooo:rsid="03a5048a" officeooo:paragraph-rsid="03a5048a"/>
    </style:style>
    <style:style style:name="P201" style:family="paragraph" style:parent-style-name="Table_20_Contents">
      <style:text-properties officeooo:rsid="03a59bf0" officeooo:paragraph-rsid="03a59bf0"/>
    </style:style>
    <style:style style:name="P202" style:family="paragraph" style:parent-style-name="Table_20_Contents">
      <loext:graphic-properties draw:fill="solid" draw:fill-color="#ffff00" draw:opacity="100%"/>
      <style:paragraph-properties fo:background-color="#ffff00"/>
      <style:text-properties officeooo:rsid="03a6fa8b" officeooo:paragraph-rsid="03a6fa8b"/>
    </style:style>
    <style:style style:name="P203" style:family="paragraph" style:parent-style-name="Table_20_Contents">
      <style:text-properties officeooo:rsid="03a7054c" officeooo:paragraph-rsid="03a7054c"/>
    </style:style>
    <style:style style:name="P204" style:family="paragraph" style:parent-style-name="Table_20_Contents">
      <style:text-properties officeooo:rsid="03a8f6ab" officeooo:paragraph-rsid="03a8f6ab"/>
    </style:style>
    <style:style style:name="P205" style:family="paragraph" style:parent-style-name="Header_20_Arial_20_Black_20_Right" style:list-style-name="L1"/>
    <style:style style:name="P206" style:family="paragraph" style:parent-style-name="Heading_20_2">
      <style:text-properties officeooo:paragraph-rsid="002e8af1"/>
    </style:style>
    <style:style style:name="P207" style:family="paragraph" style:parent-style-name="Heading_20_2">
      <style:text-properties officeooo:rsid="00c82ed3"/>
    </style:style>
    <style:style style:name="P208" style:family="paragraph" style:parent-style-name="Heading_20_2">
      <style:text-properties officeooo:rsid="003673d8" officeooo:paragraph-rsid="003673d8"/>
    </style:style>
    <style:style style:name="P209" style:family="paragraph" style:parent-style-name="Heading_20_2">
      <style:text-properties officeooo:rsid="01c8ec18" officeooo:paragraph-rsid="01c8ec18"/>
    </style:style>
    <style:style style:name="P210" style:family="paragraph" style:parent-style-name="Heading_20_1">
      <style:text-properties officeooo:rsid="003673d8" officeooo:paragraph-rsid="003673d8"/>
    </style:style>
    <style:style style:name="P211" style:family="paragraph" style:parent-style-name="Heading_20_1">
      <style:text-properties officeooo:rsid="01c8ec18" officeooo:paragraph-rsid="01c8ec18"/>
    </style:style>
    <style:style style:name="P212" style:family="paragraph" style:parent-style-name="Standard" style:list-style-name="L2">
      <style:text-properties officeooo:paragraph-rsid="03b629bd"/>
    </style:style>
    <style:style style:name="P213" style:family="paragraph" style:parent-style-name="Standard" style:list-style-name="L2">
      <style:text-properties officeooo:paragraph-rsid="03ac4c6f"/>
    </style:style>
    <style:style style:name="P214" style:family="paragraph" style:parent-style-name="Standard" style:list-style-name="L2">
      <style:text-properties fo:language="en" fo:country="US" officeooo:rsid="03ed84b3" officeooo:paragraph-rsid="03f0f79b"/>
    </style:style>
    <style:style style:name="P215" style:family="paragraph" style:parent-style-name="Standard" style:list-style-name="L2">
      <style:text-properties fo:language="en" fo:country="US" officeooo:rsid="03e17774" officeooo:paragraph-rsid="03fbb47a"/>
    </style:style>
    <style:style style:name="P216" style:family="paragraph" style:parent-style-name="Standard" style:list-style-name="L2">
      <style:text-properties fo:language="en" fo:country="US" officeooo:rsid="03e17774" officeooo:paragraph-rsid="04114bd7"/>
    </style:style>
    <style:style style:name="P217" style:family="paragraph" style:parent-style-name="Standard" style:list-style-name="L2">
      <style:text-properties fo:language="en" fo:country="US" officeooo:rsid="03e17774" officeooo:paragraph-rsid="03ebbce9"/>
    </style:style>
    <style:style style:name="P218" style:family="paragraph" style:parent-style-name="Standard" style:list-style-name="L2">
      <style:text-properties fo:language="en" fo:country="US" officeooo:rsid="03e17774" officeooo:paragraph-rsid="03e901e3"/>
    </style:style>
    <style:style style:name="P219" style:family="paragraph" style:parent-style-name="Standard" style:list-style-name="L2">
      <style:text-properties fo:language="en" fo:country="US" officeooo:rsid="03e17774" officeooo:paragraph-rsid="03e61278"/>
    </style:style>
    <style:style style:name="P220" style:family="paragraph" style:parent-style-name="Standard" style:list-style-name="L2">
      <style:text-properties fo:language="en" fo:country="US" officeooo:rsid="03e17774" officeooo:paragraph-rsid="03e4e7f9"/>
    </style:style>
    <style:style style:name="P221" style:family="paragraph" style:parent-style-name="Standard" style:list-style-name="L2">
      <style:text-properties fo:language="en" fo:country="US" officeooo:rsid="03e17774" officeooo:paragraph-rsid="03e17774"/>
    </style:style>
    <style:style style:name="P222" style:family="paragraph" style:parent-style-name="Standard" style:list-style-name="L2">
      <style:text-properties fo:language="en" fo:country="US" officeooo:rsid="03e17774" officeooo:paragraph-rsid="042bcfa1"/>
    </style:style>
    <style:style style:name="P223" style:family="paragraph" style:parent-style-name="Standard" style:list-style-name="L2">
      <style:text-properties fo:language="en" fo:country="US" officeooo:rsid="04067f79" officeooo:paragraph-rsid="04067f79"/>
    </style:style>
    <style:style style:name="P224" style:family="paragraph" style:parent-style-name="Standard" style:list-style-name="L2">
      <style:text-properties fo:language="en" fo:country="US" officeooo:rsid="0407c215" officeooo:paragraph-rsid="0407c215"/>
    </style:style>
    <style:style style:name="P225" style:family="paragraph" style:parent-style-name="Standard" style:list-style-name="L2">
      <style:text-properties fo:language="en" fo:country="US" officeooo:rsid="04108a67" officeooo:paragraph-rsid="04108a67"/>
    </style:style>
    <style:style style:name="P226" style:family="paragraph" style:parent-style-name="Standard" style:list-style-name="L2">
      <style:text-properties fo:language="en" fo:country="US" officeooo:rsid="0410e4c4" officeooo:paragraph-rsid="0410e4c4"/>
    </style:style>
    <style:style style:name="P227" style:family="paragraph" style:parent-style-name="Standard" style:list-style-name="L2">
      <style:text-properties fo:language="en" fo:country="US" officeooo:rsid="0416f37d" officeooo:paragraph-rsid="0416f37d"/>
    </style:style>
    <style:style style:name="P228" style:family="paragraph" style:parent-style-name="Standard" style:list-style-name="L2">
      <style:text-properties fo:language="en" fo:country="US" officeooo:rsid="041650ed" officeooo:paragraph-rsid="041650ed"/>
    </style:style>
    <style:style style:name="P229" style:family="paragraph" style:parent-style-name="Standard" style:list-style-name="L2">
      <style:text-properties fo:language="en" fo:country="US" officeooo:rsid="04114bd7" officeooo:paragraph-rsid="04114bd7"/>
    </style:style>
    <style:style style:name="P230" style:family="paragraph" style:parent-style-name="Standard" style:list-style-name="L2">
      <style:text-properties fo:language="en" fo:country="US" officeooo:rsid="03eade67" officeooo:paragraph-rsid="03ebbce9"/>
    </style:style>
    <style:style style:name="P231" style:family="paragraph" style:parent-style-name="Standard" style:list-style-name="L2">
      <style:text-properties fo:language="en" fo:country="US" officeooo:rsid="03ebbce9" officeooo:paragraph-rsid="03ebbce9"/>
    </style:style>
    <style:style style:name="P232" style:family="paragraph" style:parent-style-name="Standard" style:list-style-name="L2">
      <style:text-properties fo:language="en" fo:country="US" officeooo:rsid="03f2d2bd" officeooo:paragraph-rsid="03f2d2bd"/>
    </style:style>
    <style:style style:name="P233" style:family="paragraph" style:parent-style-name="Standard" style:list-style-name="L2">
      <style:text-properties fo:language="en" fo:country="US" officeooo:rsid="03f49171" officeooo:paragraph-rsid="03f49171"/>
    </style:style>
    <style:style style:name="P234" style:family="paragraph" style:parent-style-name="Standard" style:list-style-name="L2">
      <style:text-properties fo:language="en" fo:country="US" officeooo:rsid="03f51110" officeooo:paragraph-rsid="03f51110"/>
    </style:style>
    <style:style style:name="P235" style:family="paragraph" style:parent-style-name="Standard" style:list-style-name="L2">
      <style:text-properties fo:language="en" fo:country="US" officeooo:rsid="03f6a54e" officeooo:paragraph-rsid="03f6a54e"/>
    </style:style>
    <style:style style:name="P236" style:family="paragraph" style:parent-style-name="Standard" style:list-style-name="L2">
      <style:text-properties fo:language="en" fo:country="US" officeooo:rsid="03f6e5ca" officeooo:paragraph-rsid="03f6e5ca"/>
    </style:style>
    <style:style style:name="P237" style:family="paragraph" style:parent-style-name="Standard" style:list-style-name="L2">
      <style:text-properties fo:language="en" fo:country="US" officeooo:rsid="03f879f5" officeooo:paragraph-rsid="03f879f5"/>
    </style:style>
    <style:style style:name="P238" style:family="paragraph" style:parent-style-name="Standard" style:list-style-name="L2">
      <style:text-properties fo:language="en" fo:country="US" officeooo:rsid="03f88302" officeooo:paragraph-rsid="03f88302"/>
    </style:style>
    <style:style style:name="P239" style:family="paragraph" style:parent-style-name="Standard" style:list-style-name="L2">
      <style:text-properties fo:language="en" fo:country="US" officeooo:rsid="03f88647" officeooo:paragraph-rsid="03f88647"/>
    </style:style>
    <style:style style:name="P240" style:family="paragraph" style:parent-style-name="Standard" style:list-style-name="L2">
      <style:text-properties fo:language="en" fo:country="US" officeooo:rsid="03fa5107" officeooo:paragraph-rsid="03fa5107"/>
    </style:style>
    <style:style style:name="P241" style:family="paragraph" style:parent-style-name="Standard" style:list-style-name="L2">
      <style:text-properties fo:language="en" fo:country="US" officeooo:rsid="03fc4906" officeooo:paragraph-rsid="03fc4906"/>
    </style:style>
    <style:style style:name="P242" style:family="paragraph" style:parent-style-name="Standard" style:list-style-name="L2">
      <style:text-properties fo:language="en" fo:country="US" officeooo:rsid="03fc6cb5" officeooo:paragraph-rsid="03fc6cb5"/>
    </style:style>
    <style:style style:name="P243" style:family="paragraph" style:parent-style-name="Standard" style:list-style-name="L2">
      <style:text-properties fo:language="en" fo:country="US" officeooo:rsid="03fef45c" officeooo:paragraph-rsid="03fef45c"/>
    </style:style>
    <style:style style:name="P244" style:family="paragraph" style:parent-style-name="Standard" style:list-style-name="L2">
      <style:text-properties fo:language="en" fo:country="US" officeooo:rsid="04000d7b" officeooo:paragraph-rsid="04000d7b"/>
    </style:style>
    <style:style style:name="P245" style:family="paragraph" style:parent-style-name="Standard" style:list-style-name="L2">
      <style:text-properties fo:language="en" fo:country="US" officeooo:rsid="040262bd" officeooo:paragraph-rsid="040262bd"/>
    </style:style>
    <style:style style:name="P246" style:family="paragraph" style:parent-style-name="Standard" style:list-style-name="L2">
      <style:text-properties fo:language="en" fo:country="US" officeooo:rsid="0402b907" officeooo:paragraph-rsid="0402b907"/>
    </style:style>
    <style:style style:name="P247" style:family="paragraph" style:parent-style-name="Standard" style:list-style-name="L2">
      <style:text-properties fo:language="en" fo:country="US" officeooo:rsid="04048a2e" officeooo:paragraph-rsid="04048a2e"/>
    </style:style>
    <style:style style:name="P248" style:family="paragraph" style:parent-style-name="Standard" style:list-style-name="L2">
      <style:text-properties fo:language="en" fo:country="US" officeooo:rsid="040d9b8b" officeooo:paragraph-rsid="040d9b8b"/>
    </style:style>
    <style:style style:name="P249" style:family="paragraph" style:parent-style-name="Standard" style:list-style-name="L2">
      <style:text-properties fo:language="en" fo:country="US" officeooo:rsid="040f094f" officeooo:paragraph-rsid="040f094f"/>
    </style:style>
    <style:style style:name="P250" style:family="paragraph" style:parent-style-name="Standard" style:list-style-name="L2">
      <style:text-properties fo:language="en" fo:country="US" officeooo:rsid="0411df20" officeooo:paragraph-rsid="0411df20"/>
    </style:style>
    <style:style style:name="P251" style:family="paragraph" style:parent-style-name="Standard" style:list-style-name="L2">
      <style:text-properties fo:language="en" fo:country="US" officeooo:rsid="04135360" officeooo:paragraph-rsid="04135360"/>
    </style:style>
    <style:style style:name="P252" style:family="paragraph" style:parent-style-name="Standard" style:list-style-name="L2">
      <style:text-properties fo:language="en" fo:country="US" officeooo:rsid="0414a908" officeooo:paragraph-rsid="0414a908"/>
    </style:style>
    <style:style style:name="P253" style:family="paragraph" style:parent-style-name="Standard" style:list-style-name="L2">
      <style:text-properties fo:language="en" fo:country="US" officeooo:rsid="04159151" officeooo:paragraph-rsid="04159151"/>
    </style:style>
    <style:style style:name="P254" style:family="paragraph" style:parent-style-name="Standard" style:list-style-name="L2">
      <style:text-properties fo:language="en" fo:country="US" officeooo:rsid="0415d2b1" officeooo:paragraph-rsid="0415d2b1"/>
    </style:style>
    <style:style style:name="P255" style:family="paragraph" style:parent-style-name="Standard" style:list-style-name="L2">
      <style:text-properties fo:language="en" fo:country="US" officeooo:rsid="03e335bf" officeooo:paragraph-rsid="03e335bf"/>
    </style:style>
    <style:style style:name="P256" style:family="paragraph" style:parent-style-name="Standard" style:list-style-name="L2">
      <style:text-properties fo:language="en" fo:country="US" officeooo:rsid="03e4e7f9" officeooo:paragraph-rsid="03e4e7f9"/>
    </style:style>
    <style:style style:name="P257" style:family="paragraph" style:parent-style-name="Standard" style:list-style-name="L2">
      <style:text-properties fo:language="en" fo:country="US" officeooo:rsid="03fd0870" officeooo:paragraph-rsid="03fd0870"/>
    </style:style>
    <style:style style:name="P258" style:family="paragraph" style:parent-style-name="Standard" style:list-style-name="L2">
      <style:text-properties fo:language="en" fo:country="US" officeooo:rsid="03e30686" officeooo:paragraph-rsid="03e30686"/>
    </style:style>
    <style:style style:name="P259" style:family="paragraph" style:parent-style-name="Standard" style:list-style-name="L2">
      <style:text-properties fo:language="en" fo:country="US" officeooo:rsid="03e61278" officeooo:paragraph-rsid="03e61278"/>
    </style:style>
    <style:style style:name="P260" style:family="paragraph" style:parent-style-name="Standard" style:list-style-name="L2">
      <style:text-properties fo:language="en" fo:country="US" officeooo:rsid="03e8030d" officeooo:paragraph-rsid="03e8030d"/>
    </style:style>
    <style:style style:name="P261" style:family="paragraph" style:parent-style-name="Standard" style:list-style-name="L2">
      <style:text-properties fo:language="en" fo:country="US" officeooo:rsid="03c1e833" officeooo:paragraph-rsid="03c1e833"/>
    </style:style>
    <style:style style:name="P262" style:family="paragraph" style:parent-style-name="Standard" style:list-style-name="L2">
      <style:text-properties fo:language="en" fo:country="US" officeooo:rsid="04216c58" officeooo:paragraph-rsid="04216c58"/>
    </style:style>
    <style:style style:name="P263" style:family="paragraph" style:parent-style-name="Standard" style:list-style-name="L2">
      <style:text-properties fo:language="en" fo:country="US" officeooo:rsid="042226c2" officeooo:paragraph-rsid="042226c2"/>
    </style:style>
    <style:style style:name="P264" style:family="paragraph" style:parent-style-name="Standard" style:list-style-name="L2">
      <style:text-properties fo:language="en" fo:country="US" officeooo:rsid="042760fd" officeooo:paragraph-rsid="042760fd"/>
    </style:style>
    <style:style style:name="P265" style:family="paragraph" style:parent-style-name="Standard" style:list-style-name="L2">
      <style:text-properties fo:language="en" fo:country="US" officeooo:rsid="0428670e" officeooo:paragraph-rsid="0428670e"/>
    </style:style>
    <style:style style:name="P266" style:family="paragraph" style:parent-style-name="Standard" style:list-style-name="L2">
      <style:text-properties fo:language="en" fo:country="US" officeooo:rsid="04297586" officeooo:paragraph-rsid="04297586"/>
    </style:style>
    <style:style style:name="P267" style:family="paragraph" style:parent-style-name="Standard" style:list-style-name="L2">
      <style:text-properties fo:language="en" fo:country="US" officeooo:rsid="042bc81a" officeooo:paragraph-rsid="042bc81a"/>
    </style:style>
    <style:style style:name="P268" style:family="paragraph" style:parent-style-name="Standard">
      <style:text-properties fo:language="en" fo:country="US" officeooo:rsid="042bcfa1" officeooo:paragraph-rsid="042bcfa1"/>
    </style:style>
    <style:style style:name="P269" style:family="paragraph" style:parent-style-name="Standard" style:list-style-name="L2">
      <style:text-properties fo:language="en" fo:country="US" officeooo:rsid="042c6eb9" officeooo:paragraph-rsid="042c6eb9"/>
    </style:style>
    <style:style style:name="P270" style:family="paragraph" style:parent-style-name="Standard" style:list-style-name="L2">
      <style:text-properties fo:language="en" fo:country="US" officeooo:rsid="042d487f" officeooo:paragraph-rsid="042d487f"/>
    </style:style>
    <style:style style:name="P271" style:family="paragraph" style:parent-style-name="Standard" style:list-style-name="L2">
      <style:text-properties officeooo:rsid="03ed84b3" officeooo:paragraph-rsid="03f0f79b"/>
    </style:style>
    <style:style style:name="P272" style:family="paragraph" style:parent-style-name="Standard" style:list-style-name="L2">
      <style:text-properties officeooo:rsid="03ef1d44" officeooo:paragraph-rsid="03f0f79b"/>
    </style:style>
    <style:style style:name="P273" style:family="paragraph" style:parent-style-name="Standard" style:list-style-name="L2">
      <style:text-properties officeooo:rsid="03e17774" officeooo:paragraph-rsid="040b735e"/>
    </style:style>
    <style:style style:name="P274" style:family="paragraph" style:parent-style-name="Standard">
      <style:text-properties officeooo:rsid="03e17774" officeooo:paragraph-rsid="042bcfa1"/>
    </style:style>
    <style:style style:name="P275" style:family="paragraph" style:parent-style-name="Standard" style:list-style-name="L2">
      <style:text-properties fo:language="ru" fo:country="RU" officeooo:rsid="04011c93" officeooo:paragraph-rsid="04011c93"/>
    </style:style>
    <style:style style:name="P276" style:family="paragraph" style:parent-style-name="Standard" style:list-style-name="L2">
      <style:text-properties officeooo:rsid="03c1e833" officeooo:paragraph-rsid="03c1e833"/>
    </style:style>
    <style:style style:name="P277" style:family="paragraph" style:parent-style-name="Standard" style:list-style-name="L2">
      <style:text-properties officeooo:rsid="03c2c38f" officeooo:paragraph-rsid="03c2c38f"/>
    </style:style>
    <style:style style:name="P278" style:family="paragraph" style:parent-style-name="Standard" style:list-style-name="L2">
      <style:text-properties officeooo:rsid="03c3b07f" officeooo:paragraph-rsid="03c3b07f"/>
    </style:style>
    <style:style style:name="P279" style:family="paragraph" style:parent-style-name="Standard" style:list-style-name="L2">
      <style:text-properties officeooo:rsid="03c4cff6" officeooo:paragraph-rsid="03c4cff6"/>
    </style:style>
    <style:style style:name="P280" style:family="paragraph" style:parent-style-name="Standard" style:list-style-name="L2">
      <style:text-properties officeooo:rsid="03c138a4" officeooo:paragraph-rsid="03c138a4"/>
    </style:style>
    <style:style style:name="P281" style:family="paragraph" style:parent-style-name="Standard" style:list-style-name="L2">
      <style:text-properties officeooo:rsid="03c138a4" officeooo:paragraph-rsid="0428670e"/>
    </style:style>
    <style:style style:name="P282" style:family="paragraph" style:parent-style-name="Standard" style:list-style-name="L3">
      <style:text-properties officeooo:paragraph-rsid="01c9a2e7"/>
    </style:style>
    <style:style style:name="P283" style:family="paragraph" style:parent-style-name="Standard" style:list-style-name="L3">
      <style:text-properties officeooo:paragraph-rsid="01c9b6ab"/>
    </style:style>
    <style:style style:name="P284" style:family="paragraph" style:parent-style-name="Standard" style:list-style-name="L2">
      <style:text-properties officeooo:rsid="0418b7d5" officeooo:paragraph-rsid="0418b7d5"/>
    </style:style>
    <style:style style:name="P285" style:family="paragraph" style:parent-style-name="Standard" style:list-style-name="L2">
      <style:text-properties officeooo:rsid="041c5aae" officeooo:paragraph-rsid="041c5aae"/>
    </style:style>
    <style:style style:name="P286" style:family="paragraph" style:parent-style-name="Standard" style:list-style-name="L2">
      <style:text-properties officeooo:rsid="041cda37" officeooo:paragraph-rsid="041cda37"/>
    </style:style>
    <style:style style:name="P287" style:family="paragraph" style:parent-style-name="Standard" style:list-style-name="L2">
      <style:text-properties officeooo:rsid="041ed391" officeooo:paragraph-rsid="041ed391"/>
    </style:style>
    <style:style style:name="P288" style:family="paragraph" style:parent-style-name="Standard" style:list-style-name="L2">
      <style:text-properties officeooo:rsid="041ffba3" officeooo:paragraph-rsid="041ffba3"/>
    </style:style>
    <style:style style:name="P289" style:family="paragraph" style:parent-style-name="Standard" style:list-style-name="L2">
      <style:text-properties officeooo:rsid="03b6e209" officeooo:paragraph-rsid="03b6e209"/>
    </style:style>
    <style:style style:name="P290" style:family="paragraph" style:parent-style-name="Standard" style:list-style-name="L2">
      <style:text-properties officeooo:rsid="03b6e209" officeooo:paragraph-rsid="041a5981"/>
    </style:style>
    <style:style style:name="P291" style:family="paragraph" style:parent-style-name="Standard" style:list-style-name="L2">
      <style:text-properties officeooo:rsid="03b629bd" officeooo:paragraph-rsid="03b629bd"/>
    </style:style>
    <style:style style:name="P292" style:family="paragraph" style:parent-style-name="Standard" style:list-style-name="L2">
      <style:text-properties officeooo:rsid="03b629bd" officeooo:paragraph-rsid="041a5981"/>
    </style:style>
    <style:style style:name="P293" style:family="paragraph" style:parent-style-name="Standard" style:list-style-name="L2">
      <style:text-properties officeooo:rsid="03b7ec76" officeooo:paragraph-rsid="03b7ec76"/>
    </style:style>
    <style:style style:name="P294" style:family="paragraph" style:parent-style-name="Standard">
      <style:text-properties officeooo:rsid="01ca1ded" officeooo:paragraph-rsid="01ca1ded"/>
    </style:style>
    <style:style style:name="P295" style:family="paragraph" style:parent-style-name="Standard">
      <style:text-properties officeooo:rsid="04262325" officeooo:paragraph-rsid="04262325"/>
    </style:style>
    <style:style style:name="P296" style:family="paragraph" style:parent-style-name="Standard" style:list-style-name="L2">
      <style:text-properties officeooo:rsid="0428670e" officeooo:paragraph-rsid="0428670e"/>
    </style:style>
    <style:style style:name="T1" style:family="text">
      <style:text-properties officeooo:rsid="01c8ec18"/>
    </style:style>
    <style:style style:name="T2" style:family="text">
      <style:text-properties officeooo:rsid="00d2ed67"/>
    </style:style>
    <style:style style:name="T3" style:family="text">
      <style:text-properties officeooo:rsid="002f4e81"/>
    </style:style>
    <style:style style:name="T4" style:family="text">
      <style:text-properties officeooo:rsid="00c82ed3"/>
    </style:style>
    <style:style style:name="T5" style:family="text">
      <style:text-properties fo:language="en" fo:country="US"/>
    </style:style>
    <style:style style:name="T6" style:family="text">
      <style:text-properties fo:language="en" fo:country="US" style:font-name-asian="Arial2" style:font-name-complex="Arial2" style:language-complex="ar" style:country-complex="SA"/>
    </style:style>
    <style:style style:name="T7" style:family="text">
      <style:text-properties fo:language="en" fo:country="US" officeooo:rsid="03c2c38f"/>
    </style:style>
    <style:style style:name="T8" style:family="text">
      <style:text-properties fo:language="en" fo:country="US" officeooo:rsid="03e17774"/>
    </style:style>
    <style:style style:name="T9" style:family="text">
      <style:text-properties officeooo:rsid="01c9a2e7"/>
    </style:style>
    <style:style style:name="T10" style:family="text">
      <style:text-properties officeooo:rsid="01caeb84"/>
    </style:style>
    <style:style style:name="T11" style:family="text">
      <style:text-properties officeooo:rsid="01cc7138"/>
    </style:style>
    <style:style style:name="T12" style:family="text">
      <style:text-properties officeooo:rsid="0347acd7"/>
    </style:style>
    <style:style style:name="T13" style:family="text">
      <style:text-properties officeooo:rsid="034a360b"/>
    </style:style>
    <style:style style:name="T14" style:family="text">
      <style:text-properties officeooo:rsid="034b8763"/>
    </style:style>
    <style:style style:name="T15" style:family="text">
      <style:text-properties officeooo:rsid="034c364f"/>
    </style:style>
    <style:style style:name="T16" style:family="text">
      <style:text-properties officeooo:rsid="034f0488"/>
    </style:style>
    <style:style style:name="T17" style:family="text">
      <style:text-properties officeooo:rsid="035163a3"/>
    </style:style>
    <style:style style:name="T18" style:family="text">
      <style:text-properties officeooo:rsid="03562fb9"/>
    </style:style>
    <style:style style:name="T19" style:family="text">
      <style:text-properties officeooo:rsid="0362afcd"/>
    </style:style>
    <style:style style:name="T20" style:family="text">
      <style:text-properties officeooo:rsid="03847282"/>
    </style:style>
    <style:style style:name="T21" style:family="text">
      <style:text-properties officeooo:rsid="038b2d79"/>
    </style:style>
    <style:style style:name="T22" style:family="text">
      <style:text-properties officeooo:rsid="038dcab3"/>
    </style:style>
    <style:style style:name="T23" style:family="text">
      <style:text-properties officeooo:rsid="03908118"/>
    </style:style>
    <style:style style:name="T24" style:family="text">
      <style:text-properties officeooo:rsid="03961bbb"/>
    </style:style>
    <style:style style:name="T25" style:family="text">
      <style:text-properties officeooo:rsid="03991d2a"/>
    </style:style>
    <style:style style:name="T26" style:family="text">
      <style:text-properties officeooo:rsid="039d9a66"/>
    </style:style>
    <style:style style:name="T27" style:family="text">
      <style:text-properties officeooo:rsid="03ac4c6f"/>
    </style:style>
    <style:style style:name="T28" style:family="text">
      <style:text-properties officeooo:rsid="03d0d760"/>
    </style:style>
    <style:style style:name="T29" style:family="text">
      <style:text-properties officeooo:rsid="03d57799"/>
    </style:style>
    <style:style style:name="T30" style:family="text">
      <style:text-properties officeooo:rsid="03e4e7f9"/>
    </style:style>
    <style:style style:name="T31" style:family="text">
      <style:text-properties officeooo:rsid="03e61278"/>
    </style:style>
    <style:style style:name="T32" style:family="text">
      <style:text-properties officeooo:rsid="03e901e3"/>
    </style:style>
    <style:style style:name="T33" style:family="text">
      <style:text-properties officeooo:rsid="03eade67"/>
    </style:style>
    <style:style style:name="T34" style:family="text">
      <style:text-properties officeooo:rsid="03fbb47a"/>
    </style:style>
    <style:style style:name="T35" style:family="text">
      <style:text-properties officeooo:rsid="040b735e"/>
    </style:style>
    <style:style style:name="T36" style:family="text">
      <style:text-properties officeooo:rsid="04195c23"/>
    </style:style>
    <style:style style:name="T37" style:family="text">
      <style:text-properties officeooo:rsid="042467ff"/>
    </style:style>
    <style:style style:name="T38" style:family="text">
      <style:text-properties officeooo:rsid="0428670e"/>
    </style:style>
    <style:style style:name="T39" style:family="text">
      <style:text-properties officeooo:rsid="042a9565"/>
    </style:style>
    <style:style style:name="T40" style:family="text">
      <style:text-properties officeooo:rsid="042b8304"/>
    </style:style>
    <style:style style:name="T41" style:family="text">
      <style:text-properties officeooo:rsid="042bcfa1"/>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6.35mm" fo:margin-left="12.7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6.35mm" fo:margin-left="25.4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7"/>
      <text:p text:style-name="Standard"/>
      <text:p text:style-name="Standard"/>
      <text:p text:style-name="Standard"/>
      <text:p text:style-name="Standard"/>
      <text:p text:style-name="P129">ALEXEY SOLONENKO</text:p>
      <text:p text:style-name="Default_20_Style_20_Bold_20_Centered"/>
      <text:p text:style-name="P130">JOB SEARCH FI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8">MALTA 2017</text:p>
      <text:p text:style-name="P2"/>
      <text:p text:style-name="P131"/>
      <text:p text:style-name="P3"/>
      <text:h text:style-name="P210" text:outline-level="1"><text:bookmark-start text:name="__RefHeading___Toc41961_645101139"/><text:bookmark-start text:name="__RefNumPara__42005_645101139"/>GENERAL<text:bookmark-end text:name="__RefHeading___Toc41961_645101139"/><text:bookmark-end text:name="__RefNumPara__42005_645101139"/></text:h>
      <text:p text:style-name="P3"/>
      <text:p text:style-name="P3"/>
      <text:p text:style-name="P3"/>
      <text:p text:style-name="P132"/>
      <text:p text:style-name="P3"/>
      <text:h text:style-name="P206" text:outline-level="2"><text:bookmark-start text:name="__RefHeading___Toc41963_645101139"/><text:span text:style-name="T4">GENERAL. </text:span>TABLE OF CONTENTS<text:bookmark-end text:name="__RefHeading___Toc41963_645101139"/></text:h>
      <text:p text:style-name="P3"/>
      <text:p text:style-name="P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41961_645101139" text:style-name="Index_20_Link" text:visited-style-name="Index_20_Link"><text:s text:c="9"/>1.GENERAL<text:tab/>2</text:a></text:p>
          <text:p text:style-name="P146"><text:a xlink:type="simple" xlink:href="#__RefHeading___Toc41963_645101139" text:style-name="Index_20_Link" text:visited-style-name="Index_20_Link"><text:s text:c="9"/>1.1.GENERAL. TABLE OF CONTENTS<text:tab/>3</text:a></text:p>
          <text:p text:style-name="P146"><text:a xlink:type="simple" xlink:href="#__RefHeading___Toc42902_645101139" text:style-name="Index_20_Link" text:visited-style-name="Index_20_Link"><text:s text:c="9"/>1.2.GENERAL. DROPBOX STRUCTURE<text:tab/>4</text:a></text:p>
          <text:p text:style-name="P146"><text:a xlink:type="simple" xlink:href="#__RefHeading___Toc42225_645101139" text:style-name="Index_20_Link" text:visited-style-name="Index_20_Link"><text:s text:c="9"/>1.3.GENERAL. CURRENT MEMOS<text:tab/>5</text:a></text:p>
          <text:p text:style-name="P147"><text:a xlink:type="simple" xlink:href="#__RefHeading___Toc20487_1200678338" text:style-name="Index_20_Link" text:visited-style-name="Index_20_Link"><text:s text:c="9"/>1.3.1.URGENT CURRENT MEMOS<text:tab/>5</text:a></text:p>
          <text:p text:style-name="P149"><text:a xlink:type="simple" xlink:href="#__RefHeading___Toc20489_1200678338" text:style-name="Index_20_Link" text:visited-style-name="Index_20_Link"><text:s text:c="9"/>1.3.1.1.URGENT CURRENT MEMO 1<text:tab/>5</text:a></text:p>
          <text:p text:style-name="P149"><text:a xlink:type="simple" xlink:href="#__RefHeading___Toc20491_1200678338" text:style-name="Index_20_Link" text:visited-style-name="Index_20_Link"><text:s text:c="9"/>1.3.1.2.URGENT CURRENT MEMO 2<text:tab/>5</text:a></text:p>
          <text:p text:style-name="P148"><text:a xlink:type="simple" xlink:href="#__RefHeading___Toc10943_871658477" text:style-name="Index_20_Link" text:visited-style-name="Index_20_Link"><text:s text:c="9"/>2.ACTION<text:tab/>6</text:a></text:p>
          <text:p text:style-name="P146"><text:a xlink:type="simple" xlink:href="#__RefHeading___Toc21007_1044500859" text:style-name="Index_20_Link" text:visited-style-name="Index_20_Link"><text:s text:c="9"/>2.1.ACTION. CURRENT<text:tab/>7</text:a></text:p>
          <text:p text:style-name="P146"><text:a xlink:type="simple" xlink:href="#__RefHeading___Toc10945_871658477" text:style-name="Index_20_Link" text:visited-style-name="Index_20_Link"><text:s text:c="9"/>2.2.ACTION. TO VISIT IN MALTA<text:tab/>8</text:a></text:p>
          <text:p text:style-name="P146"><text:a xlink:type="simple" xlink:href="#__RefHeading___Toc10947_871658477" text:style-name="Index_20_Link" text:visited-style-name="Index_20_Link"><text:s text:c="9"/>2.3.ACTION. OIL AND GAS SEARCH<text:tab/>9</text:a></text:p>
          <text:p text:style-name="P147"><text:a xlink:type="simple" xlink:href="#__RefHeading___Toc10949_871658477" text:style-name="Index_20_Link" text:visited-style-name="Index_20_Link"><text:s text:c="9"/>2.3.1.COUNTRY SELECTOR FOR SEARCH<text:tab/>9</text:a></text:p>
          <text:p text:style-name="P148"><text:a xlink:type="simple" xlink:href="#__RefHeading___Toc798_871658477" text:style-name="Index_20_Link" text:visited-style-name="Index_20_Link"><text:s text:c="9"/>3.APPLIED JOBS LIST<text:tab/>11</text:a></text:p>
          <text:p text:style-name="P146"><text:a xlink:type="simple" xlink:href="#__RefHeading___Toc800_871658477" text:style-name="Index_20_Link" text:visited-style-name="Index_20_Link"><text:s text:c="9"/>3.1.APPLIED JOBS LIST. 2016.<text:tab/>12</text:a></text:p>
          <text:p text:style-name="P146"><text:a xlink:type="simple" xlink:href="#__RefHeading___Toc10673_871658477" text:style-name="Index_20_Link" text:visited-style-name="Index_20_Link"><text:s text:c="9"/>3.2.APPLIED JOBS LIST. 2017<text:tab/>24</text:a></text:p>
          <text:p text:style-name="P148"><text:a xlink:type="simple" xlink:href="#__RefHeading___Toc10675_871658477" text:style-name="Index_20_Link" text:visited-style-name="Index_20_Link"><text:s text:c="9"/>4.LOGINS AND CREDENTIALS<text:tab/>25</text:a></text:p>
          <text:p text:style-name="P146"><text:a xlink:type="simple" xlink:href="#__RefHeading___Toc10677_871658477" text:style-name="Index_20_Link" text:visited-style-name="Index_20_Link"><text:s text:c="9"/>4.1.LOGINS AND CREDENTIALS<text:tab/>26</text:a></text:p>
          <text:p text:style-name="P148"><text:a xlink:type="simple" xlink:href="#__RefHeading___Toc10679_871658477" text:style-name="Index_20_Link" text:visited-style-name="Index_20_Link"><text:s text:c="9"/>5.QUALIFICATIONS<text:tab/>27</text:a></text:p>
          <text:p text:style-name="P146"><text:a xlink:type="simple" xlink:href="#__RefHeading___Toc10681_871658477" text:style-name="Index_20_Link" text:visited-style-name="Index_20_Link"><text:s text:c="9"/>5.1.QUALIFICATIONS. EUROPE<text:tab/>28</text:a></text:p>
          <text:p text:style-name="P148"><text:a xlink:type="simple" xlink:href="#__RefHeading___Toc10951_871658477" text:style-name="Index_20_Link" text:visited-style-name="Index_20_Link"><text:s text:c="9"/>6.DISTANT EDU.<text:tab/>29</text:a></text:p>
          <text:p text:style-name="P146"><text:a xlink:type="simple" xlink:href="#__RefHeading___Toc10953_871658477" text:style-name="Index_20_Link" text:visited-style-name="Index_20_Link"><text:s text:c="9"/>6.1.DISTANT EDU. LINKS<text:tab/>30</text:a></text:p>
          <text:p text:style-name="P148"><text:a xlink:type="simple" xlink:href="#__RefHeading___Toc10955_871658477" text:style-name="Index_20_Link" text:visited-style-name="Index_20_Link"><text:s text:c="9"/>7.CORRESPONDENCE ARCHIVE<text:tab/>32</text:a></text:p>
          <text:p text:style-name="P146"><text:a xlink:type="simple" xlink:href="#__RefHeading___Toc10957_871658477" text:style-name="Index_20_Link" text:visited-style-name="Index_20_Link"><text:s text:c="9"/>7.1.CORRESPONDENCE ARCHIVE<text:tab/>33</text:a></text:p>
          <text:p text:style-name="P148"><text:a xlink:type="simple" xlink:href="#__RefHeading___Toc2207_527001863" text:style-name="Index_20_Link" text:visited-style-name="Index_20_Link"><text:s text:c="9"/>8.NEW CV<text:tab/>36</text:a></text:p>
          <text:p text:style-name="P146"><text:a xlink:type="simple" xlink:href="#__RefHeading___Toc2209_527001863" text:style-name="Index_20_Link" text:visited-style-name="Index_20_Link"><text:s text:c="9"/>8.1.NEW CV<text:tab/>37</text:a></text:p>
        </text:index-body>
      </text:table-of-content>
      <text:p text:style-name="P7"/>
      <text:p text:style-name="P7"/>
      <text:p text:style-name="P2"/>
      <text:p text:style-name="P2"/>
      <text:p text:style-name="P2"/>
      <text:p text:style-name="P2"/>
      <text:p text:style-name="P131"/>
      <text:p text:style-name="P2"/>
      <text:h text:style-name="P207" text:outline-level="2"><text:bookmark-start text:name="__RefHeading___Toc42902_645101139"/>GENERAL. DROPBOX STRUCTURE<text:bookmark-end text:name="__RefHeading___Toc42902_645101139"/></text:h>
      <text:p text:style-name="P8"/>
      <text:p text:style-name="P9"/>
      <text:p text:style-name="P9"/>
      <text:p text:style-name="P131"/>
      <text:p text:style-name="P2"/>
      <text:h text:style-name="P208" text:outline-level="2"><text:bookmark-start text:name="__RefHeading___Toc42225_645101139"/><text:span text:style-name="T4">GENERAL. </text:span>CURRENT MEMOS<text:bookmark-end text:name="__RefHeading___Toc42225_645101139"/></text:h>
      <text:p text:style-name="P18"/>
      <text:h text:style-name="Heading_20_3" text:outline-level="3"><text:bookmark-start text:name="__RefHeading___Toc20487_1200678338"/>URGENT CURRENT MEMOS<text:bookmark-end text:name="__RefHeading___Toc20487_1200678338"/></text:h>
      <text:p text:style-name="P19"/>
      <text:h text:style-name="Heading_20_4" text:outline-level="4"><text:bookmark-start text:name="__RefHeading___Toc20489_1200678338"/>URGENT CURRENT MEMO 1<text:bookmark-end text:name="__RefHeading___Toc20489_1200678338"/></text:h>
      <text:p text:style-name="P19"/>
      <text:h text:style-name="Heading_20_4" text:outline-level="4"><text:bookmark-start text:name="__RefHeading___Toc20491_1200678338"/>URGENT CURRENT MEMO 2<text:bookmark-end text:name="__RefHeading___Toc20491_1200678338"/></text:h>
      <text:p text:style-name="P19"/>
      <text:p text:style-name="P4"/>
      <text:p text:style-name="P4"/>
      <text:p text:style-name="P5"/>
      <text:p text:style-name="P133"/>
      <text:h text:style-name="Heading_20_1" text:outline-level="1"><text:bookmark-start text:name="__RefHeading___Toc10943_871658477"/>ACTION<text:bookmark-end text:name="__RefHeading___Toc10943_871658477"/></text:h>
      <text:p text:style-name="P26"/>
      <text:p text:style-name="P26"/>
      <text:p text:style-name="P26"/>
      <text:p text:style-name="P139"/>
      <text:h text:style-name="Heading_20_2" text:outline-level="2"><text:bookmark-start text:name="__RefHeading___Toc21007_1044500859"/>ACTION. CURRENT<text:bookmark-end text:name="__RefHeading___Toc21007_1044500859"/></text:h>
      <text:p text:style-name="P33"/>
      <text:p text:style-name="P33"/>
      <text:p text:style-name="Default_20_Style_20_Bold">CERTIFICATIONS TO CHECK</text:p>
      <text:p text:style-name="P38"/>
      <text:p text:style-name="P38"><text:a xlink:type="simple" xlink:href="https://social.msdn.microsoft.com/Forums/en-US/9498eb68-23ea-496f-b2e6-1341edb8b8bd/about-c-certification?forum=Vsexpressvc" text:style-name="Internet_20_link" text:visited-style-name="Visited_20_Internet_20_Link">https://social.msdn.microsoft.com/Forums/en-US/9498eb68-23ea-496f-b2e6-1341edb8b8bd/about-c-certification?forum=Vsexpressvc</text:a></text:p>
      <text:p text:style-name="P38"/>
      <text:p text:style-name="P33"/>
      <text:p text:style-name="P33"/>
      <text:p text:style-name="P34">Find out what is Certified MCSA and/or CCNA.</text:p>
      <text:p text:style-name="P34"/>
      <text:p text:style-name="P34"/>
      <text:p text:style-name="Default_20_Style_20_Bold">SHORT LIST</text:p>
      <text:p text:style-name="P34"/>
      <text:p text:style-name="P34"><text:a xlink:type="simple" xlink:href="http://spotonconnections.com/jobs/it-support-officer-jid1438.html" text:style-name="Internet_20_link" text:visited-style-name="Visited_20_Internet_20_Link">http://spotonconnections.com/jobs/it-support-officer-jid1438.html</text:a></text:p>
      <text:p text:style-name="P34"/>
      <text:p text:style-name="P34"/>
      <text:p text:style-name="P35"><text:a xlink:type="simple" xlink:href="http://keepmeposted.com.mt/stmicroelectronics-electrical-plant-facilities-technician-19774" text:style-name="Internet_20_link" text:visited-style-name="Visited_20_Internet_20_Link">http://keepmeposted.com.mt/stmicroelectronics-electrical-plant-facilities-technician-19774</text:a></text:p>
      <text:p text:style-name="P35"/>
      <text:p text:style-name="P35"><text:a xlink:type="simple" xlink:href="http://keepmeposted.com.mt/carlo-gavazzi-limited-product-sales-support-engineer-18988" text:style-name="Internet_20_link" text:visited-style-name="Visited_20_Internet_20_Link">http://keepmeposted.com.mt/carlo-gavazzi-limited-product-sales-support-engineer-18988</text:a></text:p>
      <text:p text:style-name="P35"/>
      <text:p text:style-name="P36"><text:a xlink:type="simple" xlink:href="http://keepmeposted.com.mt/falzon-group-of-companies-projects-executive-19666" text:style-name="Internet_20_link" text:visited-style-name="Visited_20_Internet_20_Link">http://keepmeposted.com.mt/falzon-group-of-companies-projects-executive-19666</text:a></text:p>
      <text:p text:style-name="P36"/>
      <text:p text:style-name="P37">yachting companies </text:p>
      <text:p text:style-name="P37"/>
      <text:p text:style-name="Default_20_Style_20_Bold">LIST OF MALTESE COMPANIES TO GO</text:p>
      <text:p text:style-name="P36"/>
      <text:p text:style-name="P36"/>
      <text:p text:style-name="P36">SAYBOLT MALTA LIMITED</text:p>
      <text:p text:style-name="P36"/>
      <text:p text:style-name="P36"/>
      <text:p text:style-name="P26"/>
      <text:p text:style-name="P139"/>
      <text:h text:style-name="Heading_20_2" text:outline-level="2"><text:bookmark-start text:name="__RefHeading___Toc10945_871658477"/><text:span text:style-name="T10">ACTION. </text:span>TO VISIT IN MALTA<text:bookmark-end text:name="__RefHeading___Toc10945_871658477"/></text:h>
      <text:p text:style-name="P26"/>
      <text:p text:style-name="P26"/>
      <text:p text:style-name="P27"><text:a xlink:type="simple" xlink:href="http://www.palumbo.it/palumbo_eng/facili4_eng.html" text:style-name="Internet_20_link" text:visited-style-name="Visited_20_Internet_20_Link"><text:span text:style-name="Internet_20_link"><text:span text:style-name="T6">http://www.palumbo.it/palumbo_eng/facili4_eng.html</text:span></text:span></text:a></text:p>
      <text:p text:style-name="P10"/>
      <text:p text:style-name="P27"><text:a xlink:type="simple" xlink:href="http://mbmalta.com/careers/auto-electrical-technician-12v-24v/" text:style-name="Internet_20_link" text:visited-style-name="Visited_20_Internet_20_Link"><text:span text:style-name="Internet_20_link"><text:span text:style-name="T6">http://mbmalta.com/careers/auto-electrical-technician-12v-24v/</text:span></text:span></text:a></text:p>
      <text:p text:style-name="P10"/>
      <text:p text:style-name="P27"><text:a xlink:type="simple" xlink:href="http://www.bezzinagroup.com/" text:style-name="Internet_20_link" text:visited-style-name="Visited_20_Internet_20_Link"><text:span text:style-name="Internet_20_link"><text:span text:style-name="T6">http://www.bezzinagroup.com</text:span></text:span></text:a></text:p>
      <text:p text:style-name="P10"/>
      <text:p text:style-name="P10"/>
      <text:p text:style-name="P10"/>
      <text:p text:style-name="P10"/>
      <text:p text:style-name="P27"><text:a xlink:type="simple" xlink:href="http://www.cassarshiprepair.com/?q=content/human-resources" text:style-name="Internet_20_link" text:visited-style-name="Visited_20_Internet_20_Link"><text:span text:style-name="Internet_20_link"><text:span text:style-name="T6">http://www.cassarshiprepair.com/?q=content/human-resources</text:span></text:span></text:a></text:p>
      <text:p text:style-name="P27"><text:a xlink:type="simple" xlink:href="http://www.bezzinagroup.com/htmlsite/ship_2.htm" text:style-name="Internet_20_link" text:visited-style-name="Visited_20_Internet_20_Link"><text:span text:style-name="Internet_20_link"><text:span text:style-name="T6">http://www.bezzinagroup.com/htmlsite/ship_2.htm</text:span></text:span></text:a></text:p>
      <text:p text:style-name="P10"/>
      <text:p text:style-name="P27"><text:a xlink:type="simple" xlink:href="http://tecservmalta.com/contact-2/" text:style-name="Internet_20_link" text:visited-style-name="Visited_20_Internet_20_Link"><text:span text:style-name="Internet_20_link"><text:span text:style-name="T6">http://tecservmalta.com/contact-2/</text:span></text:span></text:a></text:p>
      <text:p text:style-name="P10"/>
      <text:p text:style-name="P26"><text:a xlink:type="simple" xlink:href="http://www.dmanin.com/about.php" text:style-name="Internet_20_link" text:visited-style-name="Visited_20_Internet_20_Link"><text:span text:style-name="Internet_20_link"><text:span text:style-name="T6">http://www.dmanin.com/about.php</text:span></text:span></text:a></text:p>
      <text:p text:style-name="P5"/>
      <text:p text:style-name="P5"/>
      <text:p text:style-name="P5"/>
      <text:p text:style-name="P5"/>
      <text:p text:style-name="P133"/>
      <text:h text:style-name="Heading_20_2" text:outline-level="2"><text:bookmark-start text:name="__RefHeading___Toc10947_871658477"/><text:span text:style-name="T11">ACTION. </text:span>OIL AND GAS SEARCH<text:bookmark-end text:name="__RefHeading___Toc10947_871658477"/></text:h>
      <text:p text:style-name="P28"/>
      <text:p text:style-name="P28"/>
      <text:h text:style-name="Heading_20_3" text:outline-level="3"><text:bookmark-start text:name="__RefHeading___Toc10949_871658477"/>COUNTRY SELECTOR FOR SEARCH<text:bookmark-end text:name="__RefHeading___Toc10949_871658477"/></text:h>
      <text:p text:style-name="P12"/>
      <text:p text:style-name="P29"><text:a xlink:type="simple" xlink:href="http://ruxpert.ru/Крупные_российские_проекты_(строящи%25D" text:style-name="Internet_20_link" text:visited-style-name="Visited_20_Internet_20_Link"><text:span text:style-name="Internet_20_link"><text:span text:style-name="T6">http://ruxpert.ru/%D0%9A%D1%80%D1%83%D0%BF%D0%BD%D1%8B%D0%B5_%D1%80%D0%BE%D1%81%D1%81%D0%B8%D0%B9%D1%81%D0%BA%D0%B8%D0%B5_%D0%BF%D1%80%D0%BE%D0%B5%D0%BA%D1%82%D1%8B_(%D1%81%D1%82%D1%80%D0%BE%D1%8F%D1%89%D0%B8%D</text:span></text:span></text:a></text:p>
      <text:p text:style-name="P12">0%B5%D1%81%D1%8F)</text:p>
      <text:p text:style-name="P12"/>
      <text:p text:style-name="P12"/>
      <text:p text:style-name="P12">1. Australia – $171,000</text:p>
      <text:p text:style-name="P12">2. Philippines – $170,000</text:p>
      <text:p text:style-name="P12">3. Trinidad &amp; Tobago – $169,000</text:p>
      <text:p text:style-name="P12">4. China – $161,000</text:p>
      <text:p text:style-name="P12">5. Russia – $151,000</text:p>
      <text:p text:style-name="P12">6. Denmark – $149,000</text:p>
      <text:p text:style-name="P12">7. Indonesia – $146,000</text:p>
      <text:p text:style-name="P12">8. Papua New Guinea – $146,000</text:p>
      <text:p text:style-name="P12">9. South Korea – $142,000</text:p>
      <text:p text:style-name="P12">10. Thailand – $142,000</text:p>
      <text:p text:style-name="P12">11. Nigeria – $141,000</text:p>
      <text:p text:style-name="P12">12. Poland – $140,000</text:p>
      <text:p text:style-name="P12">13. Azerbaijan – $134,000</text:p>
      <text:p text:style-name="P12">14. Vietnam – $134,000</text:p>
      <text:p text:style-name="P12">15. Mexico – $132,000</text:p>
      <text:p text:style-name="P12">16. Brazil – $131,000</text:p>
      <text:p text:style-name="P12">17. Malaysia – $130,000</text:p>
      <text:p text:style-name="P12">18. Norway – $129,000</text:p>
      <text:p text:style-name="P12">19. Portugal – $126,000</text:p>
      <text:p text:style-name="P12">20. Iraq – $125,000</text:p>
      <text:p text:style-name="P12">21. United States – $124,000</text:p>
      <text:p text:style-name="P12"/>
      <text:p text:style-name="P12">Sever outsiders:</text:p>
      <text:p text:style-name="P12">Libya</text:p>
      <text:p text:style-name="P12">Venezuela</text:p>
      <text:p text:style-name="P12">Ecuador</text:p>
      <text:p text:style-name="P12">Nigeria,</text:p>
      <text:p text:style-name="P12">SA</text:p>
      <text:p text:style-name="P12">Algeria</text:p>
      <text:p text:style-name="P12">Angola</text:p>
      <text:p text:style-name="P12">Iraq</text:p>
      <text:p text:style-name="P12">Iran</text:p>
      <text:p text:style-name="P12">UEA</text:p>
      <text:p text:style-name="P12">Qatar</text:p>
      <text:p text:style-name="P12">Kuwait</text:p>
      <text:p text:style-name="P12"><text:soft-page-break/></text:p>
      <text:p text:style-name="P11"/>
      <text:p text:style-name="P28"/>
      <text:p text:style-name="P5"/>
      <text:p text:style-name="P5"/>
      <text:p text:style-name="P5"/>
      <text:p text:style-name="P5"/>
      <text:p text:style-name="P5"/>
      <text:p text:style-name="P133"/>
      <text:p text:style-name="P5"/>
      <text:h text:style-name="Heading_20_2" text:outline-level="2">UDACITY TO TRANSFER</text:h>
      <text:p text:style-name="P93"/>
      <text:p text:style-name="P109">To check GitHub desktop</text:p>
      <text:p text:style-name="P109"/>
      <text:p text:style-name="P123">/d/dropbox/0us/udacityalxs/howtousegithub/version-control/</text:p>
      <text:p text:style-name="P123"/>
      <text:p text:style-name="P123"/>
      <text:p text:style-name="P124">/d/dropbox/0us/udacityalxs/howtousegithub/version-control/</text:p>
      <text:p text:style-name="P124"/>
      <text:p text:style-name="P125">/d/Dropbox/0us/UdacityAlxs/JSBasics/frontend-nanodegree-resume</text:p>
      <text:p text:style-name="P125"/>
      <text:p text:style-name="P124"/>
      <text:p text:style-name="P113">[core]<text:line-break/><text:tab/>editor = \"C:/Drivers/Notepad++/notepad++.exe\" -n -w</text:p>
      <text:p text:style-name="P113">???? o_O</text:p>
      <text:p text:style-name="P113"/>
      <text:p text:style-name="P113"/>
      <text:p text:style-name="P120">FRONT END DEVELOPMENT SKILL SET BY COURSES</text:p>
      <text:list xml:id="list3675938428352803333" text:style-name="L2">
        <text:list-item>
          <text:p text:style-name="P214">Responsive Web Design Fundamentals</text:p>
        </text:list-item>
        <text:list-item>
          <text:p text:style-name="P271">Intro to HTML and CSS</text:p>
        </text:list-item>
        <text:list-item>
          <text:p text:style-name="P271">Responsive Images</text:p>
        </text:list-item>
        <text:list-item>
          <text:p text:style-name="P272">JavaScript Basics</text:p>
        </text:list-item>
        <text:list-item>
          <text:p text:style-name="P272">Intro to jQuery</text:p>
        </text:list-item>
        <text:list-item>
          <text:p text:style-name="P272">Object-Oriented JavaScript</text:p>
        </text:list-item>
        <text:list-item>
          <text:p text:style-name="P272">HTML5 Canvas</text:p>
        </text:list-item>
        <text:list-item>
          <text:p text:style-name="P272">Browser Rendering Optimization</text:p>
        </text:list-item>
        <text:list-item>
          <text:p text:style-name="P272">Website Performance Optimization</text:p>
        </text:list-item>
        <text:list-item>
          <text:p text:style-name="P272">Intro to AJAX</text:p>
        </text:list-item>
        <text:list-item>
          <text:p text:style-name="P272">JavaScript Design Patterns</text:p>
        </text:list-item>
        <text:list-item>
          <text:p text:style-name="P272">JavaScript Testing</text:p>
        </text:list-item>
      </text:list>
      <text:p text:style-name="P122"/>
      <text:p text:style-name="P121">done atop:</text:p>
      <text:p text:style-name="P121">HowToUseGitHub</text:p>
      <text:p text:style-name="P121"/>
      <text:p text:style-name="P126">GENERAL VERY USEFUL LINKS</text:p>
      <text:list xml:id="list201144526691623" text:continue-list="list3675938428352803333" text:style-name="L2">
        <text:list-item text:start-value="1">
          <text:p text:style-name="P273"><text:a xlink:type="simple" xlink:href="http://www.color-hex.com/" text:style-name="Internet_20_link" text:visited-style-name="Visited_20_Internet_20_Link"><text:span text:style-name="T35">http://www.color-hex.com/</text:span></text:a></text:p>
        </text:list-item>
        <text:list-item>
          <text:p text:style-name="P273"/>
        </text:list-item>
      </text:list>
      <text:p text:style-name="P113"/>
      <text:p text:style-name="P119">JSBASIC LINKS</text:p>
      <text:p text:style-name="P119"/>
      <text:list xml:id="list201144817541643" text:continue-list="list201144526691623" text:style-name="L2">
        <text:list-item text:start-value="1">
          <text:p text:style-name="P215"><text:a xlink:type="simple" xlink:href="http://jsonlint.com/" text:style-name="Internet_20_link" text:visited-style-name="Visited_20_Internet_20_Link"><text:span text:style-name="T34">http://jsonlint.com/</text:span></text:a></text:p>
        </text:list-item>
        <text:list-item>
          <text:p text:style-name="P223"><text:a xlink:type="simple" xlink:href="https://developer.mozilla.org/en-US/docs/Web/API/HTMLElement/style" text:style-name="Internet_20_link" text:visited-style-name="Visited_20_Internet_20_Link">https://developer.mozilla.org/en-US/docs/Web/API/HTMLElement/style</text:a></text:p>
        </text:list-item>
        <text:list-item>
          <text:p text:style-name="P224"><text:a xlink:type="simple" xlink:href="https://developer.mozilla.org/en-US/docs/Web/CSS/CSS_Properties_Reference" text:style-name="Internet_20_link" text:visited-style-name="Visited_20_Internet_20_Link">https://developer.mozilla.org/en-US/docs/Web/CSS/CSS_Properties_Reference</text:a></text:p>
        </text:list-item>
        <text:list-item>
          <text:p text:style-name="P225"><text:a xlink:type="simple" xlink:href="http://dorey.github.io/JavaScript-Equality-Table/" text:style-name="Internet_20_link" text:visited-style-name="Visited_20_Internet_20_Link">http://dorey.github.io/JavaScript-Equality-Table/</text:a></text:p>
        </text:list-item>
        <text:list-item>
          <text:p text:style-name="P226"><text:a xlink:type="simple" xlink:href="https://udacity.github.io/frontend-nanodegree-styleguide/javascript.html#for-in-loop" text:style-name="Internet_20_link" text:visited-style-name="Visited_20_Internet_20_Link">https://udacity.github.io/frontend-nanodegree-styleguide/javascript.html#for-in-loop</text:a></text:p>
        </text:list-item>
        <text:list-item>
          <text:p text:style-name="P227">https://d3js.org/</text:p>
        </text:list-item>
        <text:list-item>
          <text:p text:style-name="P224"><text:soft-page-break/></text:p>
        </text:list-item>
        <text:list-item>
          <text:p text:style-name="P228"><text:a xlink:type="simple" xlink:href="https://www.w3.org/community/webed/wiki/A_Short_History_of_JavaScript" text:style-name="Internet_20_link" text:visited-style-name="Visited_20_Internet_20_Link">https://www.w3.org/community/webed/wiki/A_Short_History_of_JavaScript</text:a></text:p>
        </text:list-item>
        <text:list-item>
          <text:p text:style-name="P228"><text:a xlink:type="simple" xlink:href="https://en.wikipedia.org/wiki/Anonymous_function#JavaScript" text:style-name="Internet_20_link" text:visited-style-name="Visited_20_Internet_20_Link">https://en.wikipedia.org/wiki/Anonymous_function#JavaScript</text:a></text:p>
        </text:list-item>
        <text:list-item>
          <text:p text:style-name="P228"/>
        </text:list-item>
        <text:list-item>
          <text:p text:style-name="P216"><text:a xlink:type="simple" xlink:href="https://developer.mozilla.org/en-US/docs/Learn/HTML/Introduction_to_HTML" text:style-name="Internet_20_link" text:visited-style-name="Visited_20_Internet_20_Link"/></text:p>
        </text:list-item>
        <text:list-item>
          <text:p text:style-name="P216"/>
        </text:list-item>
        <text:list-item>
          <text:p text:style-name="P229">http://www.w3schools.com/jquery/sel_last.asp</text:p>
        </text:list-item>
        <text:list-item>
          <text:p text:style-name="P217"><text:a xlink:type="simple" xlink:href="https://developer.mozilla.org/en-US/docs/Learn/HTML/Introduction_to_HTML" text:style-name="Internet_20_link" text:visited-style-name="Visited_20_Internet_20_Link"><text:span text:style-name="T33">https://developer.mozilla.org/en-US/docs/Learn/HTML/Introduction_to_HTML</text:span></text:a></text:p>
        </text:list-item>
        <text:list-item>
          <text:p text:style-name="P230"><text:a xlink:type="simple" xlink:href="https://developer.mozilla.org/en-US/docs/Web/API/Document_Object_Model" text:style-name="Internet_20_link" text:visited-style-name="Visited_20_Internet_20_Link">https://developer.mozilla.org/en-US/docs/Web/API/Document_Object_Model</text:a></text:p>
        </text:list-item>
        <text:list-item>
          <text:p text:style-name="P230"><text:a xlink:type="simple" xlink:href="http://docs.webplatform.org/css" text:style-name="Internet_20_link" text:visited-style-name="Visited_20_Internet_20_Link">http://docs.webplatform.org/css</text:a></text:p>
        </text:list-item>
        <text:list-item>
          <text:p text:style-name="P230"><text:a xlink:type="simple" xlink:href="https://www.udacity.com/course/website-performance-optimization--ud884" text:style-name="Internet_20_link" text:visited-style-name="Visited_20_Internet_20_Link">https://www.udacity.com/course/website-performance-optimization--ud884</text:a></text:p>
        </text:list-item>
        <text:list-item>
          <text:p text:style-name="P231"><text:a xlink:type="simple" xlink:href="http://docs.webplatform.org/css" text:style-name="Internet_20_link" text:visited-style-name="Visited_20_Internet_20_Link">http://docs.webplatform.org/css</text:a></text:p>
        </text:list-item>
        <text:list-item>
          <text:p text:style-name="P231"><text:a xlink:type="simple" xlink:href="http://jquery.com/" text:style-name="Internet_20_link" text:visited-style-name="Visited_20_Internet_20_Link">http://jquery.com/</text:a></text:p>
        </text:list-item>
        <text:list-item>
          <text:p text:style-name="P231"><text:a xlink:type="simple" xlink:href="https://developer.mozilla.org/en-US/docs/Web/JavaScript" text:style-name="Internet_20_link" text:visited-style-name="Visited_20_Internet_20_Link">https://developer.mozilla.org/en-US/docs/Web/JavaScript</text:a></text:p>
        </text:list-item>
        <text:list-item>
          <text:p text:style-name="P231"><text:a xlink:type="simple" xlink:href="https://developer.mozilla.org/en-US/" text:style-name="Internet_20_link" text:visited-style-name="Visited_20_Internet_20_Link">https://developer.mozilla.org/en-US/</text:a></text:p>
        </text:list-item>
        <text:list-item>
          <text:p text:style-name="P232"><text:a xlink:type="simple" xlink:href="https://developer.mozilla.org/en-US/docs/Web/JavaScript/Reference/Global_Objects/String" text:style-name="Internet_20_link" text:visited-style-name="Visited_20_Internet_20_Link">https://developer.mozilla.org/en-US/docs/Web/JavaScript/Reference/Global_Objects/String</text:a></text:p>
        </text:list-item>
        <text:list-item>
          <text:p text:style-name="P233"><text:a xlink:type="simple" xlink:href="https://www.sitepoint.com/javascript-truthy-falsy/" text:style-name="Internet_20_link" text:visited-style-name="Visited_20_Internet_20_Link">https://www.sitepoint.com/javascript-truthy-falsy/</text:a></text:p>
        </text:list-item>
        <text:list-item>
          <text:p text:style-name="P234"><text:a xlink:type="simple" xlink:href="https://developer.mozilla.org/en-US/docs/Web/JavaScript/Reference/Global_Objects/Array" text:style-name="Internet_20_link" text:visited-style-name="Visited_20_Internet_20_Link">https://developer.mozilla.org/en-US/docs/Web/JavaScript/Reference/Global_Objects/Array</text:a></text:p>
        </text:list-item>
        <text:list-item>
          <text:p text:style-name="P235"><text:a xlink:type="simple" xlink:href="http://stackoverflow.com/questions/20987485/python-dictionaries-vs-javascript-objects" text:style-name="Internet_20_link" text:visited-style-name="Visited_20_Internet_20_Link">http://stackoverflow.com/questions/20987485/python-dictionaries-vs-javascript-objects</text:a></text:p>
        </text:list-item>
        <text:list-item>
          <text:p text:style-name="P236"><text:a xlink:type="simple" xlink:href="https://developer.mozilla.org/en-US/docs/Web/JavaScript/Reference/Global_Objects/Function" text:style-name="Internet_20_link" text:visited-style-name="Visited_20_Internet_20_Link">https://developer.mozilla.org/en-US/docs/Web/JavaScript/Reference/Global_Objects/Function</text:a></text:p>
        </text:list-item>
        <text:list-item>
          <text:p text:style-name="P237"><text:a xlink:type="simple" xlink:href="http://www.dev-archive.net/articles/js-dot-notation/" text:style-name="Internet_20_link" text:visited-style-name="Visited_20_Internet_20_Link">http://www.dev-archive.net/articles/js-dot-notation/</text:a></text:p>
        </text:list-item>
        <text:list-item>
          <text:p text:style-name="P238"><text:a xlink:type="simple" xlink:href="https://en.wikipedia.org/wiki/Ajax_(programming" text:style-name="Internet_20_link" text:visited-style-name="Visited_20_Internet_20_Link">https://en.wikipedia.org/wiki/Ajax_(programming</text:a>)</text:p>
        </text:list-item>
        <text:list-item>
          <text:p text:style-name="P239"><text:a xlink:type="simple" xlink:href="http://json.org/" text:style-name="Internet_20_link" text:visited-style-name="Visited_20_Internet_20_Link">http://json.org/</text:a></text:p>
        </text:list-item>
        <text:list-item>
          <text:p text:style-name="P239"><text:a xlink:type="simple" xlink:href="https://developer.mozilla.org/en-US/docs/Web/JavaScript/Reference/Global_Objects/JSON" text:style-name="Internet_20_link" text:visited-style-name="Visited_20_Internet_20_Link">https://developer.mozilla.org/en-US/docs/Web/JavaScript/Reference/Global_Objects/JSON</text:a></text:p>
        </text:list-item>
        <text:list-item>
          <text:p text:style-name="P240"><text:a xlink:type="simple" xlink:href="https://www.copterlabs.com/json-what-it-is-how-it-works-how-to-use-it/" text:style-name="Internet_20_link" text:visited-style-name="Visited_20_Internet_20_Link">https://www.copterlabs.com/json-what-it-is-how-it-works-how-to-use-it/</text:a></text:p>
        </text:list-item>
        <text:list-item>
          <text:p text:style-name="P241"><text:a xlink:type="simple" xlink:href="https://developer.mozilla.org/en-US/docs/Web/JavaScript/Guide/Grammar_and_types#Object_literals" text:style-name="Internet_20_link" text:visited-style-name="Visited_20_Internet_20_Link">https://developer.mozilla.org/en-US/docs/Web/JavaScript/Guide/Grammar_and_types#Object_literals</text:a></text:p>
        </text:list-item>
        <text:list-item>
          <text:p text:style-name="P242"><text:a xlink:type="simple" xlink:href="https://developer.mozilla.org/en-US/docs/Web/JavaScript/Reference/Operators/Property_Accessors" text:style-name="Internet_20_link" text:visited-style-name="Visited_20_Internet_20_Link">https://developer.mozilla.org/en-US/docs/Web/JavaScript/Reference/Operators/Property_Accessors</text:a></text:p>
        </text:list-item>
        <text:list-item>
          <text:p text:style-name="P243"><text:a xlink:type="simple" xlink:href="https://developer.mozilla.org/en-US/docs/Web/JavaScript/Reference/Global_Objects/Function" text:style-name="Internet_20_link" text:visited-style-name="Visited_20_Internet_20_Link">https://developer.mozilla.org/en-US/docs/Web/JavaScript/Reference/Global_Objects/Function</text:a></text:p>
        </text:list-item>
        <text:list-item>
          <text:p text:style-name="P244">http://www.dev-archive.net/articles/js-dot-notation/</text:p>
        </text:list-item>
        <text:list-item>
          <text:p text:style-name="P245"><text:a xlink:type="simple" xlink:href="https://developer.mozilla.org/en-US/docs/Web/JavaScript/Reference/Operators/Property_Accessors" text:style-name="Internet_20_link" text:visited-style-name="Visited_20_Internet_20_Link">https://developer.mozilla.org/en-US/docs/Web/JavaScript/Reference/Operators/Property_Accessors</text:a></text:p>
        </text:list-item>
        <text:list-item>
          <text:p text:style-name="P245"><text:a xlink:type="simple" xlink:href="https://developer.mozilla.org/en-US/docs/Web/JavaScript/Guide/Grammar_and_types#Object_literals" text:style-name="Internet_20_link" text:visited-style-name="Visited_20_Internet_20_Link">https://developer.mozilla.org/en-US/docs/Web/JavaScript/Guide/Grammar_and_types#Object_literals</text:a></text:p>
        </text:list-item>
        <text:list-item>
          <text:p text:style-name="P246"><text:a xlink:type="simple" xlink:href="https://developer.mozilla.org/en-US/docs/Web/CSS/CSS_Properties_Reference" text:style-name="Internet_20_link" text:visited-style-name="Visited_20_Internet_20_Link">https://developer.mozilla.org/en-US/docs/Web/CSS/CSS_Properties_Reference</text:a></text:p>
        </text:list-item>
        <text:list-item>
          <text:p text:style-name="P247"><text:a xlink:type="simple" xlink:href="https://developer.mozilla.org/en-US/docs/Web/API/Document_Object_Model" text:style-name="Internet_20_link" text:visited-style-name="Visited_20_Internet_20_Link">https://developer.mozilla.org/en-US/docs/Web/API/Document_Object_Model</text:a></text:p>
        </text:list-item>
        <text:list-item>
          <text:p text:style-name="P248"><text:a xlink:type="simple" xlink:href="https://developer.mozilla.org/en-US/docs/Web/JavaScript/Reference/Global_Objects/encodeURIComponent" text:style-name="Internet_20_link" text:visited-style-name="Visited_20_Internet_20_Link">https://developer.mozilla.org/en-US/docs/Web/JavaScript/Reference/Global_Objects/encodeURIComponent</text:a></text:p>
        </text:list-item>
        <text:list-item>
          <text:p text:style-name="P248"><text:a xlink:type="simple" xlink:href="https://developer.mozilla.org/en-US/docs/Web/JavaScript/Guide/Regular_Expressions" text:style-name="Internet_20_link" text:visited-style-name="Visited_20_Internet_20_Link">https://developer.mozilla.org/en-US/docs/Web/JavaScript/Guide/Regular_Expressions</text:a></text:p>
        </text:list-item>
        <text:list-item>
          <text:p text:style-name="P248"><text:a xlink:type="simple" xlink:href="https://discussions.udacity.com/#ud804" text:style-name="Internet_20_link" text:visited-style-name="Visited_20_Internet_20_Link">https://discussions.udacity.com/#ud804</text:a></text:p>
        </text:list-item>
        <text:list-item>
          <text:p text:style-name="P248"><text:a xlink:type="simple" xlink:href="https://en.wikipedia.org/wiki/List_of_XML_and_HTML_character_entity_references#Character_entity_references_in_HTML" text:style-name="Internet_20_link" text:visited-style-name="Visited_20_Internet_20_Link">https://en.wikipedia.org/wiki/List_of_XML_and_HTML_character_entity_references#Character_entity_references_in_HTML</text:a></text:p>
        </text:list-item>
        <text:list-item>
          <text:p text:style-name="P249"><text:soft-page-break/><text:a xlink:type="simple" xlink:href="https://developer.mozilla.org/en-US/docs/Web/JavaScript/Equality_comparisons_and_sameness" text:style-name="Internet_20_link" text:visited-style-name="Visited_20_Internet_20_Link">https://developer.mozilla.org/en-US/docs/Web/JavaScript/Equality_comparisons_and_sameness</text:a></text:p>
        </text:list-item>
        <text:list-item>
          <text:p text:style-name="P250"><text:a xlink:type="simple" xlink:href="http://stackoverflow.com/questions/500504/why-is-using-for-in-with-array-iteration-a-bad-idea" text:style-name="Internet_20_link" text:visited-style-name="Visited_20_Internet_20_Link">http://stackoverflow.com/questions/500504/why-is-using-for-in-with-array-iteration-a-bad-idea</text:a></text:p>
        </text:list-item>
        <text:list-item>
          <text:p text:style-name="P251"><text:a xlink:type="simple" xlink:href="http://stackoverflow.com/questions/4261051/javascript-why-for-in-is-a-bad-practice" text:style-name="Internet_20_link" text:visited-style-name="Visited_20_Internet_20_Link">http://stackoverflow.com/questions/4261051/javascript-why-for-in-is-a-bad-practice</text:a></text:p>
        </text:list-item>
        <text:list-item>
          <text:p text:style-name="P251"><text:a xlink:type="simple" xlink:href="https://websanova.com/blog/javascript/why-javascript-for-in-loops-are-bad" text:style-name="Internet_20_link" text:visited-style-name="Visited_20_Internet_20_Link">https://websanova.com/blog/javascript/why-javascript-for-in-loops-are-bad</text:a></text:p>
        </text:list-item>
        <text:list-item>
          <text:p text:style-name="P251"><text:a xlink:type="simple" xlink:href="https://developer.mozilla.org/en-US/docs/Web/JavaScript/Reference/Global_Objects/Array/forEach" text:style-name="Internet_20_link" text:visited-style-name="Visited_20_Internet_20_Link">https://developer.mozilla.org/en-US/docs/Web/JavaScript/Reference/Global_Objects/Array/forEach</text:a></text:p>
        </text:list-item>
        <text:list-item>
          <text:p text:style-name="P252"><text:a xlink:type="simple" xlink:href="https://en.wikibooks.org/wiki/General_Astronomy/Spaghettification" text:style-name="Internet_20_link" text:visited-style-name="Visited_20_Internet_20_Link">https://en.wikibooks.org/wiki/General_Astronomy/Spaghettification</text:a></text:p>
        </text:list-item>
        <text:list-item>
          <text:p text:style-name="P253"><text:a xlink:type="simple" xlink:href="https://developer.mozilla.org/en-US/docs/Web/JavaScript/Reference/Global_Objects/String" text:style-name="Internet_20_link" text:visited-style-name="Visited_20_Internet_20_Link">https://developer.mozilla.org/en-US/docs/Web/JavaScript/Reference/Global_Objects/String</text:a></text:p>
        </text:list-item>
        <text:list-item>
          <text:p text:style-name="P254"><text:a xlink:type="simple" xlink:href="http://helephant.com/2008/08/19/functions-are-first-class-objects-in-javascript/" text:style-name="Internet_20_link" text:visited-style-name="Visited_20_Internet_20_Link">http://helephant.com/2008/08/19/functions-are-first-class-objects-in-javascript/</text:a></text:p>
        </text:list-item>
        <text:list-item>
          <text:p text:style-name="P254"/>
        </text:list-item>
        <text:list-item>
          <text:p text:style-name="P251"/>
        </text:list-item>
        <text:list-item>
          <text:p text:style-name="P245"/>
        </text:list-item>
        <text:list-item>
          <text:p text:style-name="P275"/>
        </text:list-item>
      </text:list>
      <text:p text:style-name="P118"/>
      <text:p text:style-name="P268">RESPONSIVE DESIGN LINKS</text:p>
      <text:p text:style-name="P268"/>
      <text:p text:style-name="P268"/>
      <text:p text:style-name="P268"/>
      <text:p text:style-name="P113"/>
      <text:list xml:id="list201145409578952" text:continue-list="list201144817541643" text:style-name="L2">
        <text:list-item text:start-value="1">
          <text:p text:style-name="P222"><text:a xlink:type="simple" xlink:href="https://www.browserstack.com/" text:style-name="Internet_20_link" text:visited-style-name="Visited_20_Internet_20_Link"><text:span text:style-name="T41">https://www.browserstack.com/</text:span></text:a></text:p>
        </text:list-item>
        <text:list-item>
          <text:p text:style-name="P269">developers.google.com/web/fundamentals</text:p>
        </text:list-item>
        <text:list-item>
          <text:p text:style-name="P270"><text:a xlink:type="simple" xlink:href="https://developers.google.com/web/tools/chrome-devtools/remote-debugging/?hl=en" text:style-name="Internet_20_link" text:visited-style-name="Visited_20_Internet_20_Link">https://developers.google.com/web/tools/chrome-devtools/remote-debugging/?hl=en</text:a></text:p>
        </text:list-item>
        <text:list-item>
          <text:p text:style-name="P270"/>
        </text:list-item>
        <text:list-item>
          <text:p text:style-name="P222"/>
        </text:list-item>
        <text:list-item>
          <text:p text:style-name="P222"/>
        </text:list-item>
      </text:list>
      <text:p text:style-name="P274"><text:span text:style-name="T8"/></text:p>
      <text:p text:style-name="P274">HOW TO USE GIT HUB</text:p>
      <text:p text:style-name="P117"/>
      <text:p text:style-name="P16">CORE</text:p>
      <text:list xml:id="list201145168431988" text:continue-list="list201145409578952" text:style-name="L2">
        <text:list-item text:start-value="1">
          <text:p text:style-name="P218"><text:span text:style-name="T32">MAIN <text:s text:c="4"/></text:span><text:a xlink:type="simple" xlink:href="https://git-scm.com/doc" text:style-name="Internet_20_link" text:visited-style-name="Visited_20_Internet_20_Link"><text:span text:style-name="T32">https://git-scm.com/doc</text:span></text:a></text:p>
        </text:list-item>
        <text:list-item>
          <text:p text:style-name="P218"/>
        </text:list-item>
        <text:list-item>
          <text:p text:style-name="P219"><text:a xlink:type="simple" xlink:href="http://udacity.github.io/git-styleguide/" text:style-name="Internet_20_link" text:visited-style-name="Visited_20_Internet_20_Link"><text:span text:style-name="T31">http://udacity.github.io/git-styleguide/</text:span></text:a></text:p>
        </text:list-item>
        <text:list-item>
          <text:p text:style-name="P219"/>
        </text:list-item>
        <text:list-item>
          <text:p text:style-name="P220"><text:a xlink:type="simple" xlink:href="https://git-scm.com/book/en/v2/Git-Internals-Git-Objects" text:style-name="Internet_20_link" text:visited-style-name="Visited_20_Internet_20_Link"><text:span text:style-name="T30">https://git-scm.com/book/en/v2/Git-Internals-Git-Objects</text:span></text:a></text:p>
        </text:list-item>
        <text:list-item>
          <text:p text:style-name="P220"/>
        </text:list-item>
        <text:list-item>
          <text:p text:style-name="P221"><text:a xlink:type="simple" xlink:href="https://www.udacity.com/wiki/ud775/command-line-instructions" text:style-name="Internet_20_link" text:visited-style-name="Visited_20_Internet_20_Link">https://www.udacity.com/wiki/ud775/command-line-instructions</text:a></text:p>
        </text:list-item>
        <text:list-item>
          <text:p text:style-name="P255"><text:a xlink:type="simple" xlink:href="https://www.udacity.com/wiki/ud775/command-line-instructions" text:style-name="Internet_20_link" text:visited-style-name="Visited_20_Internet_20_Link">https://www.udacity.com/wiki/ud775/command-line-instructions</text:a>#!#windows-users</text:p>
        </text:list-item>
        <text:list-item>
          <text:p text:style-name="P255"><text:a xlink:type="simple" xlink:href="https://www.udacity.com/wiki/ud775/git-bash-copy-paste" text:style-name="Internet_20_link" text:visited-style-name="Visited_20_Internet_20_Link">https://www.udacity.com/wiki/ud775/git-bash-copy-paste</text:a></text:p>
        </text:list-item>
        <text:list-item>
          <text:p text:style-name="P255"><text:a xlink:type="simple" xlink:href="https://storage.googleapis.com/supplemental_media/udacityu/2960778953/troubleshooting_guide.pdf" text:style-name="Internet_20_link" text:visited-style-name="Visited_20_Internet_20_Link">https://storage.googleapis.com/supplemental_media/udacityu/2960778953/troubleshooting_guide.pdf</text:a></text:p>
        </text:list-item>
        <text:list-item>
          <text:p text:style-name="P255"><text:a xlink:type="simple" xlink:href="http://www.cyberciti.biz/tips/howto-linux-unix-bash-shell-setup-prompt.html" text:style-name="Internet_20_link" text:visited-style-name="Visited_20_Internet_20_Link">http://www.cyberciti.biz/tips/howto-linux-unix-bash-shell-setup-prompt.html</text:a></text:p>
        </text:list-item>
        <text:list-item>
          <text:p text:style-name="P255"><text:a xlink:type="simple" xlink:href="https://help.github.com/articles/associating-text-editors-with-git/" text:style-name="Internet_20_link" text:visited-style-name="Visited_20_Internet_20_Link">https://help.github.com/articles/associating-text-editors-with-git/</text:a></text:p>
        </text:list-item>
        <text:list-item>
          <text:p text:style-name="P256"><text:a xlink:type="simple" xlink:href="https://www.davidbaumgold.com/tutorials/command-line/" text:style-name="Internet_20_link" text:visited-style-name="Visited_20_Internet_20_Link">https://www.davidbaumgold.com/tutorials/command-line/</text:a></text:p>
        </text:list-item>
        <text:list-item>
          <text:p text:style-name="P256"><text:a xlink:type="simple" xlink:href="http://www.ee.surrey.ac.uk/Teaching/Unix/unixintro.html" text:style-name="Internet_20_link" text:visited-style-name="Visited_20_Internet_20_Link">http://www.ee.surrey.ac.uk/Teaching/Unix/unixintro.html</text:a></text:p>
        </text:list-item>
        <text:list-item>
          <text:p text:style-name="P256"><text:a xlink:type="simple" xlink:href="http://linuxsurvival.com/" text:style-name="Internet_20_link" text:visited-style-name="Visited_20_Internet_20_Link">http://linuxsurvival.com/</text:a></text:p>
        </text:list-item>
        <text:list-item>
          <text:p text:style-name="P256"><text:soft-page-break/><text:a xlink:type="simple" xlink:href="https://www.udacity.com/wiki/ud775/install-git/install-git-windows" text:style-name="Internet_20_link" text:visited-style-name="Visited_20_Internet_20_Link">https://www.udacity.com/wiki/ud775/install-git/install-git-windows</text:a></text:p>
        </text:list-item>
        <text:list-item>
          <text:p text:style-name="P256"><text:a xlink:type="simple" xlink:href="http://www.cs.mcgill.ca/~guide/help/man.html" text:style-name="Internet_20_link" text:visited-style-name="Visited_20_Internet_20_Link">http://www.cs.mcgill.ca/~guide/help/man.html</text:a></text:p>
        </text:list-item>
        <text:list-item>
          <text:p text:style-name="P257"><text:a xlink:type="simple" xlink:href="https://www.udacity.com/wiki/ud775/concept-map?nocache" text:style-name="Internet_20_link" text:visited-style-name="Visited_20_Internet_20_Link">https://www.udacity.com/wiki/ud775/concept-map?nocache</text:a></text:p>
        </text:list-item>
        <text:list-item>
          <text:p text:style-name="P257"/>
        </text:list-item>
        <text:list-item>
          <text:p text:style-name="P258"/>
        </text:list-item>
      </text:list>
      <text:p text:style-name="P15"><text:a xlink:type="simple" xlink:href="https://classroom.udacity.com/courses/ud595/lessons/4597278561/concepts/46968695970923" text:style-name="Internet_20_link" text:visited-style-name="Visited_20_Internet_20_Link"/></text:p>
      <text:p text:style-name="P15">OPTIONAL</text:p>
      <text:p text:style-name="P15"/>
      <text:list xml:id="list201145755115352" text:continue-list="list201145168431988" text:style-name="L2">
        <text:list-item text:start-value="1">
          <text:p text:style-name="P221"><text:a xlink:type="simple" xlink:href="https://classroom.udacity.com/courses/ud595/lessons/4597278561/concepts/46968695970923" text:style-name="Internet_20_link" text:visited-style-name="Visited_20_Internet_20_Link">https://classroom.udacity.com/courses/ud595/lessons/4597278561/concepts/46968695970923</text:a></text:p>
        </text:list-item>
        <text:list-item>
          <text:p text:style-name="P255"><text:a xlink:type="simple" xlink:href="https://sites.google.com/site/reflection4learning/why-reflect" text:style-name="Internet_20_link" text:visited-style-name="Visited_20_Internet_20_Link">https://sites.google.com/site/reflection4learning/why-reflect</text:a></text:p>
        </text:list-item>
        <text:list-item>
          <text:p text:style-name="P255"><text:a xlink:type="simple" xlink:href="http://184.182.233.150/rid=1LW06D9V6-26428MK-1Z64/Mezirow's%20chapter,%20How%20Critical%20Refletion%20Triggers%20TL.pdf" text:style-name="Internet_20_link" text:visited-style-name="Visited_20_Internet_20_Link">http://184.182.233.150/rid=1LW06D9V6-26428MK-1Z64/Mezirow's%20chapter,%20How%20Critical%20Refletion%20Triggers%20TL.pdf</text:a></text:p>
        </text:list-item>
        <text:list-item>
          <text:p text:style-name="P259"><text:a xlink:type="simple" xlink:href="https://help.github.com/articles/dealing-with-line-endings/#platform-all" text:style-name="Internet_20_link" text:visited-style-name="Visited_20_Internet_20_Link">https://help.github.com/articles/dealing-with-line-endings/#platform-all</text:a></text:p>
        </text:list-item>
        <text:list-item>
          <text:p text:style-name="P259"><text:a xlink:type="simple" xlink:href="https://www.gliffy.com/" text:style-name="Internet_20_link" text:visited-style-name="Visited_20_Internet_20_Link">https://www.gliffy.com/</text:a></text:p>
        </text:list-item>
        <text:list-item>
          <text:p text:style-name="P259"><text:a xlink:type="simple" xlink:href="https://yuml.me/diagram/activity/draw" text:style-name="Internet_20_link" text:visited-style-name="Visited_20_Internet_20_Link">https://yuml.me/diagram/activity/draw</text:a></text:p>
        </text:list-item>
        <text:list-item>
          <text:p text:style-name="P259"><text:a xlink:type="simple" xlink:href="https://github.com/github/training-kit/blob/master/downloads/github-git-cheat-sheet.pdf" text:style-name="Internet_20_link" text:visited-style-name="Visited_20_Internet_20_Link">https://github.com/github/training-kit/blob/master/downloads/github-git-cheat-sheet.pdf</text:a></text:p>
        </text:list-item>
        <text:list-item>
          <text:p text:style-name="P260"><text:a xlink:type="simple" xlink:href="https://help.github.com/articles/caching-your-github-password-in-git/" text:style-name="Internet_20_link" text:visited-style-name="Visited_20_Internet_20_Link">https://help.github.com/articles/caching-your-github-password-in-git/</text:a></text:p>
        </text:list-item>
        <text:list-item>
          <text:p text:style-name="P260"><text:a xlink:type="simple" xlink:href="https://help.github.com/articles/connecting-to-github-with-ssh/" text:style-name="Internet_20_link" text:visited-style-name="Visited_20_Internet_20_Link">https://help.github.com/articles/connecting-to-github-with-ssh/</text:a></text:p>
        </text:list-item>
        <text:list-item>
          <text:p text:style-name="P260"><text:a xlink:type="simple" xlink:href="https://www.udacity.com/wiki/ud775/concept-map?nocache" text:style-name="Internet_20_link" text:visited-style-name="Visited_20_Internet_20_Link">https://www.udacity.com/wiki/ud775/concept-map?nocache</text:a></text:p>
        </text:list-item>
        <text:list-item>
          <text:p text:style-name="P260"><text:a xlink:type="simple" xlink:href="https://bitbucket.org/" text:style-name="Internet_20_link" text:visited-style-name="Visited_20_Internet_20_Link">https://bitbucket.org/</text:a></text:p>
        </text:list-item>
        <text:list-item>
          <text:p text:style-name="P260"/>
        </text:list-item>
        <text:list-item>
          <text:p text:style-name="P221"/>
        </text:list-item>
        <text:list-item>
          <text:p text:style-name="P221"/>
        </text:list-item>
      </text:list>
      <text:p text:style-name="P115"><text:a xlink:type="simple" xlink:href="http://spotonconnections.com/job-search/" text:style-name="Internet_20_link" text:visited-style-name="Visited_20_Internet_20_Link"/></text:p>
      <text:p text:style-name="P116">Links from the course</text:p>
      <text:p text:style-name="P116"/>
      <text:p text:style-name="P109"/>
      <text:p text:style-name="P112">Docs, feat, fix, refactor, test, chore, style.</text:p>
      <text:p text:style-name="P112"/>
      <text:p text:style-name="P109"/>
      <text:p text:style-name="P111"><text:a xlink:type="simple" xlink:href="https://discussions.udacity.com/t/reflections-repositories/16102/2514?u=ot2" text:style-name="Internet_20_link" text:visited-style-name="Visited_20_Internet_20_Link">https://discussions.udacity.com/t/reflections-repositories/16102/2514?u=ot2</text:a></text:p>
      <text:p text:style-name="P111"/>
      <text:p text:style-name="P110"><text:a xlink:type="simple" xlink:href="http://getbootstrap.com/javascript/#modals" text:style-name="Internet_20_link" text:visited-style-name="Visited_20_Internet_20_Link">http://getbootstrap.com/javascript/#modals</text:a></text:p>
      <text:p text:style-name="P110"/>
      <text:p text:style-name="P93"/>
      <text:p text:style-name="P104">TO WORK OUT IN DETAIL1!!</text:p>
      <text:p text:style-name="P104"><text:a xlink:type="simple" xlink:href="https://classroom.udacity.com/courses/ud304/lessons/3063988721/concepts/32896785490923" text:style-name="Internet_20_link" text:visited-style-name="Visited_20_Internet_20_Link">https://classroom.udacity.com/courses/ud304/lessons/3063988721/concepts/32896785490923</text:a></text:p>
      <text:p text:style-name="P104"/>
      <text:p text:style-name="P105">1) Win10 introduced a lot of bugs. One of them that I spent 2 hours and could not setup proper usage of an external editor for commit messages. When the editor opens, then bash slips to ‘<text:span text:style-name="T29">Aborting commit due to empty commit message.’</text:span></text:p>
      <text:p text:style-name="P105"/>
      <text:p text:style-name="P106">2) It would be useful to explain -F key for that reason.</text:p>
      <text:p text:style-name="P106"/>
      <text:p text:style-name="P106">3) Also ti would be useful to explain what happens with the file used in -F keyed commit. Shall it be recreated each time? Or could it be just used as a ever-rewritten buffer?</text:p>
      <text:p text:style-name="P106"/>
      <text:p text:style-name="P106"><text:soft-page-break/>4) It would be nice if the video explained at once that the full content of the commit message file is shown in the log. I was trying to find out which git command is used to retrieve the file )</text:p>
      <text:p text:style-name="P106"/>
      <text:p text:style-name="P107">5) A non-native speaker might find some ambiguity in reference to a ‘View Answer’ button as ‘solution’. Perhaps, a small explanation might be added.</text:p>
      <text:p text:style-name="P107"/>
      <text:p text:style-name="P114">6) Part 18 shows coins branch. Hwo to reach it?</text:p>
      <text:p text:style-name="P107"/>
      <text:p text:style-name="P108">7) I was not able to reach coins branch.</text:p>
      <text:p text:style-name="P93"/>
      <text:p text:style-name="P66"><text:span text:style-name="T28">Подскажи, пожалуйста, в какое из направлений в АйТи легче переквалифицироваться из другой инженерной области? </text:span>Муж работал в нефтянке. Спад в нефтегазе снизил и зарплаты, и число вакансий. <text:span text:style-name="T28">Сейчас для нормальной работы в любом случае, даже по его первой специальности, надо будет доучиваться. Поэтому интересуется, реально ли, и куда лучше перейти в АйТи. АйТи знаний почти ноль, только печатает вслепую на русском и английском. </text:span></text:p>
      <text:p text:style-name="P93"/>
      <text:p text:style-name="P98">TO STUDY/LEARN</text:p>
      <text:p text:style-name="P98"/>
      <text:p text:style-name="P98">CSS selectors</text:p>
      <text:p text:style-name="P99">https://css-tricks.com/how-css-selectors-work/</text:p>
      <text:p text:style-name="P98">HTML main tags and rules</text:p>
      <text:p text:style-name="P99">CSS trick with borders</text:p>
      <text:p text:style-name="P99">CSS generals tips and tricks</text:p>
      <text:p text:style-name="P99"/>
      <text:p text:style-name="P100">Start new file and collecting links and etc.</text:p>
      <text:p text:style-name="P100"/>
      <text:p text:style-name="P101">Go through all of the course and collect all the links on all the things</text:p>
      <text:p text:style-name="P101"/>
      <text:p text:style-name="P102">Need to find out which framework to use for web development – trending and etc. </text:p>
      <text:p text:style-name="P102">Joomla is in down trend. What about w3 and bootstrap?</text:p>
      <text:p text:style-name="P102"/>
      <text:p text:style-name="P103"><text:a xlink:type="simple" xlink:href="https://fonts.google.com/?query=rambla" text:style-name="Internet_20_link" text:visited-style-name="Visited_20_Internet_20_Link">https://fonts.google.com/?query=rambla</text:a></text:p>
      <text:p text:style-name="P103"/>
      <text:p text:style-name="P98"/>
      <text:p text:style-name="P98"/>
      <text:p text:style-name="P93"/>
      <text:p text:style-name="P94"><text:a xlink:type="simple" xlink:href="https://css-tricks.com/how-css-selectors-work/" text:style-name="Internet_20_link" text:visited-style-name="Visited_20_Internet_20_Link">https://css-tricks.com/how-css-selectors-work/</text:a></text:p>
      <text:p text:style-name="P94"/>
      <text:p text:style-name="P94"/>
      <text:p text:style-name="P96">Most, if not all, websites use 12 column grid.</text:p>
      <text:p text:style-name="P96">Most if not all websites use grid layout.</text:p>
      <text:p text:style-name="P97">Many webistes are still designed for 960 pixels and to be centered.</text:p>
      <text:p text:style-name="P97"/>
      <text:p text:style-name="P93"/>
      <text:p text:style-name="P145"/>
      <text:p text:style-name="P93"/>
      <text:p text:style-name="P93"/>
      <text:p text:style-name="P5"/>
      <text:p text:style-name="P5"/>
      <text:p text:style-name="P133"/>
      <text:p text:style-name="P5"/>
      <text:h text:style-name="P211" text:outline-level="1"><text:bookmark-start text:name="__RefHeading___Toc798_871658477"/>APPLIED <text:span text:style-name="T9">JOBS </text:span>LIST<text:bookmark-end text:name="__RefHeading___Toc798_871658477"/></text:h>
      <text:p text:style-name="P20"/>
      <text:p text:style-name="P5"/>
      <text:p text:style-name="P5"/>
      <text:p text:style-name="P5"/>
      <text:p text:style-name="P133"/>
      <text:h text:style-name="P209" text:outline-level="2"><text:bookmark-start text:name="__RefHeading___Toc800_871658477"/>APPLIED <text:span text:style-name="T9">JOBS</text:span> LIST. 2016.<text:bookmark-end text:name="__RefHeading___Toc800_871658477"/></text:h>
      <text:p text:style-name="P21"/>
      <text:p text:style-name="P21"/>
      <text:p text:style-name="P23"/>
      <text:p text:style-name="P23">1) Total</text:p>
      <text:p text:style-name="P23">1.1) 2032BR, Maintenance Engineer, China</text:p>
      <text:p text:style-name="P23">1.2) 958BR, Maintenance Engineer, China</text:p>
      <text:p text:style-name="P23">2) http://www.expatjobschina.com/job/64446/power-engineer-at-npower/#apply</text:p>
      <text:p text:style-name="P23">2.1) Power Engineer</text:p>
      <text:p text:style-name="P23">3) http://www.expatjobschina.com/job/2092/project-electrical-engineer-major-oilgashydrocarbon-projects-at-confidential/#apply</text:p>
      <text:p text:style-name="P23">4) http://www.expatjobschina.com/job/2039/engineer-at-tr8mind-trading-coltd/#apply\</text:p>
      <text:p text:style-name="P23">5) http://www.expatjobschina.com/job/1824/service-engineer-automotive-industry-at-direct-hr-china/#apply</text:p>
      <text:p text:style-name="P23">6) http://www.expatjobschina.com/job/1776/service-engineer-taicang-at-confidential/#apply</text:p>
      <text:p text:style-name="P23">7) RIGZONE</text:p>
      <text:p text:style-name="P23">7.1) http://www.rigzone.com/jobs/postings/879583/SCADA_and_PLC_Technician.asp</text:p>
      <text:p text:style-name="P23">8) http://www.rigzone.com/jobs/postings/881918/E_C__I_Engineer_-_Maintenance.asp</text:p>
      <text:p text:style-name="P23">8.1) Applied to "ECITPerm@kin-tec.com" ECITPerm@kin-tec.com</text:p>
      <text:p text:style-name="P23">9) Applied to this through Fircroft:</text:p>
      <text:p text:style-name="P23">9.1) http://www.rigzone.com/jobs/postings/881832/Instrumentation_Inspector.asp#</text:p>
      <text:p text:style-name="P23">10) https://irec.woodgroup.com</text:p>
      <text:p text:style-name="P23">10.1) Australia, expression of interest.</text:p>
      <text:p text:style-name="P23">10.1.1) http://www.rigzone.com/jobs/postings/881467/Expressions_of_Interest_Maintenance_Engineer.asp</text:p>
      <text:p text:style-name="P23">10.2) Maintenance Engineer</text:p>
      <text:p text:style-name="P23">11) NEED TO APPLY TO OTHER WOOD GROUP REGIONS!!!!!</text:p>
      <text:p text:style-name="P23">12) Rigzone – pre-commissioning. Made a dedicated resume for it, </text:p>
      <text:p text:style-name="P23">12.1) http://www.rigzone.com/jobs/job_posting.asp?p_id=856921</text:p>
      <text:p text:style-name="P23">13) Rigzone</text:p>
      <text:p text:style-name="P23">13.1) http://www.rigzone.com/jobs/postings/882440/Commissioning_Admin_Completions_for_5_months_only.asp</text:p>
      <text:p text:style-name="P23">14) </text:p>
      <text:p text:style-name="P23">15) Applied at swift for Elec Com Lead</text:p>
      <text:p text:style-name="P23">16) Electrical support engineer in Saudi.</text:p>
      <text:p text:style-name="P23">16.1) http://www.gncareers.com/jobs/electrical-support-engineer-abu-dhabi-abu-dhabi-83416636-d</text:p>
      <text:p text:style-name="P23">16.2) Sent </text:p>
      <text:p text:style-name="P23">17) Senior Electrical and Instrument Engineer</text:p>
      <text:p text:style-name="P23">17.1) http://www.bayt.com/en/job/sr-electrical-%26-control-engineer-in-uae-3446949/</text:p>
      <text:p text:style-name="P23">18) </text:p>
      <text:p text:style-name="P23">19) </text:p>
      <text:p text:style-name="P23">20) 20160130</text:p>
      <text:p text:style-name="P23">20.1) </text:p>
      <text:p text:style-name="P23">20.2) </text:p>
      <text:p text:style-name="P23"><text:soft-page-break/>21) Electrical Support Engineer, Rawafed Recruitment</text:p>
      <text:p text:style-name="P23">21.1) Also gncareers?</text:p>
      <text:p text:style-name="P23">21.2) Emailed to careers@rawafed.ae</text:p>
      <text:p text:style-name="P23">21.3) http://www.gncareers.com/jobs/electrical-support-engineer-abu-dhabi-abu-dhabi-83416636-d</text:p>
      <text:p text:style-name="P23">21.4) </text:p>
      <text:p text:style-name="P23">22) Electrical Support Enginer, JobhuntGulf</text:p>
      <text:p text:style-name="P23">22.1) JobhuntGulf@Hotmail.com</text:p>
      <text:p text:style-name="P23">22.2) http://www.gncareers.com/jobs/electrical-support-engineer-abu-dhabi-abu-dhabi-83721459-d?</text:p>
      <text:p text:style-name="P23">22.3) info@jobhuntgulf.com </text:p>
      <text:p text:style-name="P23">23) Electrical Engineer for Maintenance</text:p>
      <text:p text:style-name="P23">23.1) search@ almadina.ae</text:p>
      <text:p text:style-name="P23">23.2) </text:p>
      <text:p text:style-name="P23">24) </text:p>
      <text:p text:style-name="P23">25) </text:p>
      <text:p text:style-name="P23">26) 20160229</text:p>
      <text:p text:style-name="P23">26.1) https://www.linkedin.com/jobs2/view/81859320?trk=vsrp_jobs_res_name&amp;trkInfo=VSRPsearchId%3A1777163991456771524158%2CVSRPtargetId%3A81859320%2CVSRPcmpt%3Aprimary</text:p>
      <text:p text:style-name="P23">26.2) https://www.linkedin.com/jobs2/view/98110631?trk=vsrp_jobs_res_name&amp;trkInfo=VSRPsearchId%3A1777163991456771524158%2CVSRPtargetId%3A98110631%2CVSRPcmpt%3Aprimary</text:p>
      <text:p text:style-name="P23">26.3) https://www.linkedin.com/jobs2/view/121065390?trk=vsrp_jobs_res_name&amp;trkInfo=VSRPsearchId%3A1777163991456773481478%2CVSRPtargetId%3A121065390%2CVSRPcmpt%3Aprimary</text:p>
      <text:p text:style-name="P23">26.4) http://www.shine.com/jobs/5x-ei-engineerglass-bottle-uae-permanent-role/einstro-technical-services-pvt-ltd/4727725/?utm_source=linkedin-feed&amp;utm_medium=referral&amp;utm_campaign=linkedin-feed</text:p>
      <text:p text:style-name="P23">26.5) https://www.linkedin.com/jobs2/view/102376710?trk=vsrp_jobs_res_name&amp;trkInfo=VSRPsearchId%3A1777163991456772737451%2CVSRPtargetId%3A102376710%2CVSRPcmpt%3Aprimary</text:p>
      <text:p text:style-name="P23">26.6) https://cargill.taleo.net/careersection/careersection/4/jobdetail.ftl</text:p>
      <text:p text:style-name="P23">26.7) https://www.linkedin.com/jobs2/view/124429245?trk=vsrp_jobs_res_name&amp;trkInfo=VSRPsearchId%3A1777163991456772812749%2CVSRPtargetId%3A124429245%2CVSRPcmpt%3Aprimary</text:p>
      <text:p text:style-name="P23">26.8) http://www.randstad.com.my/my-randstad/my-details?id=91M0063666&amp;o=7321&amp;c=kavilnd.a@randstad.com.my&amp;s=Randstad%20Website&amp;office=Randstad%20-%20Construction,%20Property%20&amp;%20Engineering%20-%20Kuala%20Lumpur</text:p>
      <text:p text:style-name="P23">26.9) http://chm.tbe.taleo.net/chm04/ats/careers/apply.jsp?rid=8838&amp;org=GMP&amp;cws=1</text:p>
      <text:p text:style-name="P23">26.10) http://www.randstad.com.my/jobseekers/apply-for-the-job?o=7301&amp;c=kavilnd.a@randstad.com.my&amp;id=91M0063349&amp;t=Automation%20Engineer&amp;advertdid=24202&amp;e=kavilnd.a.24202.7340@randstadapac.aplitrak.com&amp;s=Randstad%20Website</text:p>
      <text:p text:style-name="P23">26.11) http://www.randstad.com.my/my-randstad/my-details?id=91M0063349&amp;o=7301&amp;c=kavilnd.a@randstad.com.my&amp;s=Randstad%20Website&amp;office=Randstad%20-%20Business%20Support%20-%20Kuala%20Lumpur</text:p>
      <text:p text:style-name="P23"><text:soft-page-break/>26.12) http://www.ch2mcareers.com/job/160000W2_MY_1NF_en/asia-pacific/Kuala-Lumpur/SCADA-Engineer?source=JB-11040</text:p>
      <text:p text:style-name="P23">26.13) http://www.jobstore.com/post/1367859/maintenance-engineer-san-pedro-laguna-snack-food-division</text:p>
      <text:p text:style-name="P23">26.14) https://www.linkedin.com/jobs2/view/121135113?trk=vsrp_jobs_res_name&amp;trkInfo=VSRPsearchId%3A1777163991456781623962%2CVSRPtargetId%3A121135113%2CVSRPcmpt%3Aprimary</text:p>
      <text:p text:style-name="P23">26.15) https://www.linkedin.com/jobs2/view/122001680?trk=vsrp_jobs_res_name&amp;trkInfo=VSRPsearchId%3A1777163991456781469820%2CVSRPtargetId%3A122001680%2CVSRPcmpt%3Aprimary</text:p>
      <text:p text:style-name="P23">26.16) https://www.oilandgasjobsearch.com/Oil-and-Gas-Jobs/Project-Management-Engineer-Jobs/Project-Cordination-and-reporting-and-DWD-Management-Assistant/Details/1145299\</text:p>
      <text:p text:style-name="P23">26.17) https://www.linkedin.com/jobs2/view/122649421?trk=vsrp_jobs_res_name&amp;trkInfo=VSRPsearchId%3A1777163991456781418309%2CVSRPtargetId%3A122649421%2CVSRPcmpt%3Aprimary</text:p>
      <text:p text:style-name="P23">26.18) https://www.linkedin.com/jobs2/view/91705141?trk=vsrp_jobs_res_name&amp;trkInfo=VSRPsearchId%3A1777163991456785029348%2CVSRPtargetId%3A91705141%2CVSRPcmpt%3Aprimary</text:p>
      <text:p text:style-name="P23">26.19) https://www.linkedin.com/jobs2/view/123280261?trk=vsrp_jobs_res_name&amp;trkInfo=VSRPsearchId%3A1777163991456785029348%2CVSRPtargetId%3A123280261%2CVSRPcmpt%3Aprimary</text:p>
      <text:p text:style-name="P23">26.20) https://www.linkedin.com/jobs2/view/100475960?trk=vsrp_jobs_res_name&amp;trkInfo=VSRPsearchId%3A1777163991456785029348%2CVSRPtargetId%3A100475960%2CVSRPcmpt%3Aprimary</text:p>
      <text:p text:style-name="P23">26.21) https://www.linkedin.com/jobs2/view/103830112?trk=vsrp_jobs_res_name&amp;trkInfo=VSRPsearchId%3A1777163991456785029348%2CVSRPtargetId%3A103830112%2CVSRPcmpt%3Aprimary</text:p>
      <text:p text:style-name="P23">26.22) https://www.linkedin.com/jobs2/view/107026354?trk=vsrp_jobs_res_name&amp;trkInfo=VSRPsearchId%3A1777163991456785029348%2CVSRPtargetId%3A107026354%2CVSRPcmpt%3Aprimary</text:p>
      <text:p text:style-name="P23">26.22.1) </text:p>
      <text:p text:style-name="P23">26.22.2) Maintenance Specialist </text:p>
      <text:p text:style-name="P23">26.23) https://www.linkedin.com/jobs2/view/107085402?trk=job_view_browse_map</text:p>
      <text:p text:style-name="P23">26.24) https://www.linkedin.com/jobs2/view/123117213?trk=vsrp_jobs_res_name&amp;trkInfo=VSRPsearchId%3A1777163991456781363497%2CVSRPtargetId%3A123117213%2CVSRPcmpt%3Aprimary</text:p>
      <text:p text:style-name="P23">26.25) https://www.linkedin.com/jobs2/view/121928478?trk=vsrp_jobs_res_name&amp;trkInfo=VSRPsearchId%3A1777163991456785273329%2CVSRPtargetId%3A121928478%2CVSRPcmpt%3Aprimary</text:p>
      <text:p text:style-name="P23">26.26) </text:p>
      <text:p text:style-name="P23">26.27) </text:p>
      <text:p text:style-name="P23">26.28) </text:p>
      <text:p text:style-name="P23">27) 20160502</text:p>
      <text:p text:style-name="P23">27.1) wynnyvie.bronosa@agp.ph</text:p>
      <text:p text:style-name="P23">27.1.1) Commissioning E/I Technician, Angola, Offshore.</text:p>
      <text:p text:style-name="P23">28) </text:p>
      <text:p text:style-name="P23">29) </text:p>
      <text:p text:style-name="P23">30) </text:p>
      <text:p text:style-name="P23"><text:soft-page-break/>31) http://krohne.easycruit.com/vacancy/1438344/122943?iso=nl</text:p>
      <text:p text:style-name="P23">32) https://www.linkedin.com/jobs2/view/118745720?refId=1777163991461963056269&amp;trk=vsrp_jobs_res_name&amp;trkInfo=VSRPsearchId%3A1777163991461963056269%2CVSRPtargetId%3A118745720%2CVSRPcmpt%3Aprimary</text:p>
      <text:p text:style-name="P23">33) </text:p>
      <text:p text:style-name="P23">34) </text:p>
      <text:p text:style-name="P23">35) </text:p>
      <text:p text:style-name="P23">36) </text:p>
      <text:p text:style-name="P23">37) 20160519</text:p>
      <text:p text:style-name="P23">37.1) Automation Engineer</text:p>
      <text:p text:style-name="P23">37.1.1) https://www.linkedin.com/jobs2/view/144424214?refId=1777163991463686788148&amp;trk=vsrp_jobs_res_name&amp;trkInfo=VSRPsearchId%3A1777163991463686788148%2CVSRPtargetId%3A144424214%2CVSRPcmpt%3Aprimary</text:p>
      <text:p text:style-name="P23">37.1.2) On their website.</text:p>
      <text:p text:style-name="P23">37.2) Field Service Engineer at Waters Denmark corporation</text:p>
      <text:p text:style-name="P23">37.2.1) https://internationalcareers-waters.icims.com/jobs/5537/field-service-engineer/job?mode=submit_apply</text:p>
      <text:p text:style-name="P23">37.2.2) https://www.linkedin.com/jobs2/view/149808072?refId=1777163991463686954577&amp;trk=vsrp_jobs_res_name&amp;trkInfo=VSRPsearchId%3A1777163991463686954577%2CVSRPtargetId%3A149808072%2CVSRPcmpt%3Aprimary</text:p>
      <text:p text:style-name="P23">37.3) Novo Nordisk, https://www.linkedin.com/jobs2/view/132348455?refId=1777163991463686954577&amp;trk=vsrp_jobs_res_name&amp;trkInfo=VSRPsearchId%3A1777163991463686954577%2CVSRPtargetId%3A132348455%2CVSRPcmpt%3Aprimary</text:p>
      <text:p text:style-name="P23">37.4) Technical profile for automation and mechanical systems</text:p>
      <text:p text:style-name="P23">37.5) GE Automation Engineer</text:p>
      <text:p text:style-name="P23">37.6) https://www.linkedin.com/jobs2/view/135440222?refId=1777163991463690101127&amp;trk=vsrp_jobs_res_name&amp;trkInfo=VSRPsearchId%3A1777163991463690101127%2CVSRPtargetId%3A135440222%2CVSRPcmpt%3Aprimary</text:p>
      <text:p text:style-name="P23">37.7) Internal sales engineer, HVAC controls</text:p>
      <text:p text:style-name="P23">37.7.1) https://www.linkedin.com/jobs2/view/135440222?refId=1777163991463690101127&amp;trk=vsrp_jobs_res_name&amp;trkInfo=VSRPsearchId%3A1777163991463690101127%2CVSRPtargetId%3A135440222%2CVSRPcmpt%3Aprimary</text:p>
      <text:p text:style-name="P23">37.8) Automation Engineer DCS/PLC</text:p>
      <text:p text:style-name="P23">37.8.1) https://www.linkedin.com/jobs2/view/131044962?refId=1777163991463690153336&amp;trk=vsrp_jobs_res_name&amp;trkInfo=VSRPsearchId%3A1777163991463690153336%2CVSRPtargetId%3A131044962%2CVSRPcmpt%3Aprimary</text:p>
      <text:p text:style-name="P23">37.9) Fives, ultimate machines, Automation Engineer自动化工程师-112-093</text:p>
      <text:p text:style-name="P23">38) 20160521</text:p>
      <text:p text:style-name="P23">38.1) Engineer for packaging</text:p>
      <text:p text:style-name="P23">38.2) NNE Pharmaplan</text:p>
      <text:p text:style-name="P23">38.2.1) https://www.linkedin.com/jobs2/view/129747666?refId=1777163991463849237428&amp;trk=vsrp_jobs_res_name&amp;trkInfo=VSRPsearchId%3A1777163991463849237428%2CVSRPtargetId%3A129747666%2CVSRPcmpt%3Aprimary</text:p>
      <text:p text:style-name="P23">38.2.2) Applied on their website.</text:p>
      <text:p text:style-name="P23">38.3) Automation Engineer</text:p>
      <text:p text:style-name="P23">38.3.1) https://www.linkedin.com/jobs2/view/131086348?refId=1777163991463849422950&amp;trk=vsrp_jobs_res_name&amp;trkInfo=VSRPsearchId%3A1777163991463849422950%2CVSRPtargetId%3A131086348%2CVSRPcmpt%3Aprimary</text:p>
      <text:p text:style-name="P23"><text:soft-page-break/>38.3.2) Applied, both, at 199agm001@jks.dk and at link above in linked in</text:p>
      <text:p text:style-name="P23">38.3.3) </text:p>
      <text:p text:style-name="P23">39) 20160523</text:p>
      <text:p text:style-name="P23">39.1) SOL 3115</text:p>
      <text:p text:style-name="P23">39.2) Danaher in Poland</text:p>
      <text:p text:style-name="P23">39.3) https://www.linkedin.com/jobs2/view/151822087?refId=1777163991464029546311&amp;trk=vsrp_jobs_res_name&amp;trkInfo=VSRPsearchId%3A1777163991464029546311%2CVSRPtargetId%3A151822087%2CVSRPcmpt%3Aprimary</text:p>
      <text:p text:style-name="P23">39.4) </text:p>
      <text:p text:style-name="P23">40) 20160525</text:p>
      <text:p text:style-name="P23">40.1) https://ru.oilandgasjobsearch.com/Oil-and-Gas-Jobs/Power-plant-operator-Jobs/Senior-Electrical-Commissioning-Engineer-Power-Plant/Details/1166669?utm_source=job%2Balert&amp;utm_medium=email&amp;utm_campaign=job%2Balert%2Bemail</text:p>
      <text:p text:style-name="P23">40.2) Applied and oil and gas job search.</text:p>
      <text:p text:style-name="P23">41) 20160527</text:p>
      <text:p text:style-name="P23">41.1) https://www.akzonobel.com/careers/vacancy_bank/vacancydetail.aspx?id=160003IL&amp;t=1464336156819</text:p>
      <text:p text:style-name="P23">41.2) https://www.linkedin.com/jobs2/view/138545997?refId=1777163991464377151541&amp;trk=vsrp_jobs_res_name&amp;trkInfo=VSRPsearchId%3A1777163991464377151541%2CVSRPtargetId%3A138545997%2CVSRPcmpt%3Aprimary</text:p>
      <text:p text:style-name="P23">41.3) </text:p>
      <text:p text:style-name="P23">42) 20160528</text:p>
      <text:p text:style-name="P23">42.1) https://ec.europa.eu/eures/eures-searchengine/page/main?lang=en#/fullscreenJvView?uuId=ca7314aa8e3c44f59f02ca2e814eef3a&amp;jvId=29765698&amp;pesId=69</text:p>
      <text:p text:style-name="P23">42.1.1) Job : 53965140 - Electrical Engineer (Control Panel /Design Engineer/Project Manager) : Your application has been processed. Thank you.</text:p>
      <text:p text:style-name="P23">42.1.2) </text:p>
      <text:p text:style-name="P23">42.1.3) Job reference : TW187</text:p>
      <text:p text:style-name="P23">42.1.4) Advertiser name : Luton Bennett</text:p>
      <text:p text:style-name="P23">42.1.5) Contact person : Toby Woolf</text:p>
      <text:p text:style-name="P23">42.1.6) Contact email : toby.woolf.0C5F76D0.0@applythis.net</text:p>
      <text:p text:style-name="P23">42.1.7) Contact telephone : 0117 355 9798</text:p>
      <text:p text:style-name="P23">42.1.8) Registration:</text:p>
      <text:p text:style-name="P23">42.1.8.1) Tab4@live.com</text:p>
      <text:p text:style-name="P23">42.1.8.2) Restart2015!</text:p>
      <text:p text:style-name="P23">42.2) https://ext.ssc.rcuk.ac.uk/OA_HTML/OA.jsp?page=/oracle/apps/irc/candidateSelfService/webui/RegAplyUpldResumeOtherInfoPG&amp;_ri=821&amp;_ti=423448593&amp;retainAM=Y&amp;addBreadCrumb=Y&amp;oapc=17&amp;oas=BHsz2VthKq_uChUvFjc0Mg..</text:p>
      <text:p text:style-name="P23">42.3) https://www.linkedin.com/jobs2/view/138535304?refId=1777163991464439013409&amp;trk=vsrp_jobs_res_name&amp;trkInfo=VSRPsearchId%3A1777163991464439013409%2CVSRPtargetId%3A138535304%2CVSRPcmpt%3Aprimary</text:p>
      <text:p text:style-name="P23">42.3.1) Applied at their website</text:p>
      <text:p text:style-name="P23">42.4) https://www.linkedin.com/jobs2/view/138535304?refId=1777163991464439013409&amp;trk=vsrp_jobs_res_name&amp;trkInfo=VSRPsearchId%3A1777163991464439013409%2CVSRPtargetId%3A138535304%2CVSRPcmpt%3Aprimary</text:p>
      <text:p text:style-name="P23">42.4.1) Applied at their website.</text:p>
      <text:p text:style-name="P23">42.4.2) Tab4@live.com</text:p>
      <text:p text:style-name="P23">42.4.3) Restart2015</text:p>
      <text:p text:style-name="P23"><text:soft-page-break/>42.4.4) https://iff-openhire.silkroad.com/epostings/index.cfm?fuseaction=app.thankyou&amp;company_id=16292&amp;resume_ID=226534&amp;jobid=3589</text:p>
      <text:p text:style-name="P23">42.5) https://www.linkedin.com/jobs2/view/109783439?refId=1777163991464439013409&amp;trk=vsrp_jobs_res_name&amp;trkInfo=VSRPsearchId%3A1777163991464439013409%2CVSRPtargetId%3A109783439%2CVSRPcmpt%3Aprimary</text:p>
      <text:p text:style-name="P23">42.5.1) Applied without login on hays’ site.</text:p>
      <text:p text:style-name="P23">42.6) https://www.linkedin.com/jobs2/view/138576474?refId=1777163991464439206669&amp;trk=vsrp_jobs_res_name&amp;trkInfo=VSRPsearchId%3A1777163991464439206669%2CVSRPtargetId%3A138576474%2CVSRPcmpt%3Aprimary</text:p>
      <text:p text:style-name="P23">42.6.1) Through LinkedIN</text:p>
      <text:p text:style-name="P23">42.7) https://www.linkedin.com/jobs2/view/134288951?refId=1777163991464439206669&amp;trk=vsrp_jobs_res_name&amp;trkInfo=VSRPsearchId%3A1777163991464439206669%2CVSRPtargetId%3A134288951%2CVSRPcmpt%3Aprimary</text:p>
      <text:p text:style-name="P23">42.7.1) Applied through LinkedIn.</text:p>
      <text:p text:style-name="P23">42.8) https://www.linkedin.com/jobs2/view/138522561?refId=1777163991464447076263&amp;trk=vsrp_jobs_res_name&amp;trkInfo=VSRPsearchId%3A1777163991464447076263%2CVSRPtargetId%3A138522561%2CVSRPcmpt%3Aprimary</text:p>
      <text:p text:style-name="P23">42.8.1) Applied through LinkedIn.</text:p>
      <text:p text:style-name="P23">42.9) https://career4.successfactors.com/sfcareer/jobreqcareer?jobId=5141&amp;company=634633P&amp;username=</text:p>
      <text:p text:style-name="P23">42.9.1) </text:p>
      <text:p text:style-name="P23">43) 20160529</text:p>
      <text:p text:style-name="P23">43.1) https://jobs.south-stream-offshore.com/cxportal/</text:p>
      <text:p text:style-name="P23">43.1.1) Applied through their website.</text:p>
      <text:p text:style-name="P23">43.2) https://www.linkedin.com/pulse/activities/bilora-nurzhanova+0_3Z1FVjU9M6UdzvF1m5Q20k?trk=prof-0-sb-rcnt-act-link</text:p>
      <text:p text:style-name="P23">43.2.1) Balkhash</text:p>
      <text:p text:style-name="P23">43.2.2) Applied by email</text:p>
      <text:p text:style-name="P23">43.2.3) nur.bilora@samsung.com</text:p>
      <text:p text:style-name="P23">43.3) http://candidatemanager.net/esbi/index.htm</text:p>
      <text:p text:style-name="P23">43.3.1) https://www.linkedin.com/jobs2/view/131032420?refId=1777163991464523760480&amp;trk=vsrp_jobs_res_name&amp;trkInfo=VSRPsearchId%3A1777163991464523760480%2CVSRPtargetId%3A131032420%2CVSRPcmpt%3Aprimary</text:p>
      <text:p text:style-name="P23">43.4) https://www.linkedin.com/jobs2/view/122247905?refId=1777163991464524823899&amp;trk=vsrp_jobs_res_name&amp;trkInfo=VSRPsearchId%3A1777163991464524823899%2CVSRPtargetId%3A122247905%2CVSRPcmpt%3Aprimary</text:p>
      <text:p text:style-name="P23">43.4.1) Applied through LinkedIn</text:p>
      <text:p text:style-name="P23">43.5) https://www.linkedin.com/jobs2/view/134279258?refId=1777163991464524823899&amp;trk=vsrp_jobs_res_name&amp;trkInfo=VSRPsearchId%3A1777163991464524823899%2CVSRPtargetId%3A134279258%2CVSRPcmpt%3Aprimary</text:p>
      <text:p text:style-name="P23">44) 20160629</text:p>
      <text:p text:style-name="P23">44.1) DCS Lead Engineer</text:p>
      <text:p text:style-name="P23">44.2) https://hh.ru/vacancy/16602685?query=engineer</text:p>
      <text:p text:style-name="P23">44.2.1) Maintenance Engineer</text:p>
      <text:p text:style-name="P23">44.3) https://hh.ru/vacancy/17422110?query=engineer</text:p>
      <text:p text:style-name="P23">44.3.1) Maintenance Electric, Nuclear.</text:p>
      <text:p text:style-name="P23">44.4) https://hh.ru/vacancy/17426263?query=engineer</text:p>
      <text:p text:style-name="P23">44.4.1) Commissioning Engineer.</text:p>
      <text:p text:style-name="P23"><text:soft-page-break/>44.5) https://hh.ru/vacancy/17567687?query=engineer</text:p>
      <text:p text:style-name="P23">44.5.1) Project engineer</text:p>
      <text:p text:style-name="P23">44.5.2) http://kisorion.kz/contact-us/ - MAY CALL THEM.</text:p>
      <text:p text:style-name="P23">44.6) https://hh.ru/vacancy/17492286?query=engineer</text:p>
      <text:p text:style-name="P23">44.6.1) Lead DCS Engineer</text:p>
      <text:p text:style-name="P23">44.7) https://hh.ru/vacancy/17326667?query=engineer</text:p>
      <text:p text:style-name="P23">44.7.1) Electrical Engineer at Uranium plant.</text:p>
      <text:p text:style-name="P23">44.8) </text:p>
      <text:p text:style-name="P23">44.9) https://www.linkedin.com/jobs2/view/120421882?refId=1777163991464527110915&amp;trk=vsrp_jobs_res_name&amp;trkInfo=VSRPsearchId%3A1777163991464527110915%2CVSRPtargetId%3A120421882%2CVSRPcmpt%3Aprimary</text:p>
      <text:p text:style-name="P23">45) 20160702</text:p>
      <text:p text:style-name="P23">45.1) Maintenance Engineer and Utility Specialist</text:p>
      <text:p text:style-name="P23">45.1.1) https://www.linkedin.com/jobs2/view/166707369?refId=1777163991467470122357&amp;trk=vsrp_jobs_res_name&amp;trkInfo=VSRPsearchId%3A1777163991467470122357%2CVSRPtargetId%3A166707369%2CVSRPcmpt%3Aprimary</text:p>
      <text:p text:style-name="P23">45.1.2) Applied through website.</text:p>
      <text:p text:style-name="P23">45.1.3) Maintenance Engineer and Utility Specialist.</text:p>
      <text:p text:style-name="P23">45.1.4) Job Reference: 242641</text:p>
      <text:p text:style-name="P23">45.2) Electrical Engineer</text:p>
      <text:p text:style-name="P23">45.2.1) https://www.linkedin.com/jobs2/view/149277964?refId=1777163991467473233270&amp;trk=vsrp_jobs_res_name&amp;trkInfo=VSRPsearchId%3A1777163991467473233270%2CVSRPtargetId%3A149277964%2CVSRPcmpt%3Aprimary</text:p>
      <text:p text:style-name="P23">45.3) Project Engineer</text:p>
      <text:p text:style-name="P23">45.3.1) https://www.linkedin.com/jobs2/view/149234312?refId=1777163991467473233270&amp;trk=vsrp_jobs_res_name&amp;trkInfo=VSRPsearchId%3A1777163991467473233270%2CVSRPtargetId%3A149234312%2CVSRPcmpt%3Aprimary<text:tab/></text:p>
      <text:p text:style-name="P23">45.4) Technical Project Engineer</text:p>
      <text:p text:style-name="P23">45.4.1) https://www.linkedin.com/jobs2/view/171149674?refId=1777163991467476091128&amp;trk=vsrp_jobs_res_name&amp;trkInfo=VSRPsearchId%3A1777163991467476091128%2CVSRPtargetId%3A171149674%2CVSRPcmpt%3Aprimary</text:p>
      <text:p text:style-name="P23">45.5) Wind Turbine Technician</text:p>
      <text:p text:style-name="P23">45.5.1) https://www.linkedin.com/jobs2/view/149247081?refId=1777163991467470122357&amp;trk=vsrp_jobs_res_name&amp;trkInfo=VSRPsearchId%3A1777163991467470122357%2CVSRPtargetId%3A149247081%2CVSRPcmpt%3Aprimary</text:p>
      <text:p text:style-name="P23">45.6) Automation Engineer</text:p>
      <text:p text:style-name="P23">45.6.1) https://hh.ru/vacancy/17608355</text:p>
      <text:p text:style-name="P23">46) 20160703</text:p>
      <text:p text:style-name="P23">46.1) Electrical Engineer. </text:p>
      <text:p text:style-name="P23">46.1.1) Sent even without cover letter – no chance.</text:p>
      <text:p text:style-name="P23">46.1.2) https://hh.ru/vacancy/17528612</text:p>
      <text:p text:style-name="P23">46.2) Site Planner / Reporting Engineering</text:p>
      <text:p text:style-name="P23">46.2.1) https://hh.ru/vacancy/17450299?query=procedure</text:p>
      <text:p text:style-name="P23">46.2.2) Sent mistakenly twice – may forget.</text:p>
      <text:p text:style-name="P23">46.3) Project Engineer</text:p>
      <text:p text:style-name="P23">46.3.1) https://hh.ru/vacancy/17358145</text:p>
      <text:p text:style-name="P23">46.4) EPC Project Manager</text:p>
      <text:p text:style-name="P23">46.4.1) https://hh.ru/vacancy/17443333</text:p>
      <text:p text:style-name="P23"><text:soft-page-break/>46.5) Electrical and Control Engineering</text:p>
      <text:p text:style-name="P23">46.5.1) http://www.vietnamworks.com/electrical-control-engineer-682235-jd/#_=_</text:p>
      <text:p text:style-name="P23">46.6) Commissioning Engineer</text:p>
      <text:p text:style-name="P23">46.6.1) http://www.vietnamworks.com/commissioning-engineer-4-682314-jd/?utm_source=jobalertemail&amp;utm_medium=Success</text:p>
      <text:p text:style-name="P23">46.7) Apply&amp;utm_campaign=ViewMore&amp;utm_content=gravity</text:p>
      <text:p text:style-name="P23">47) 20160707</text:p>
      <text:p text:style-name="P23">47.1) Construction and Maintenance Engineering</text:p>
      <text:p text:style-name="P23">47.1.1) https://www.linkedin.com/jobs2/view/144629661?refId=1777163991467911873696&amp;trk=vsrp_jobs_res_name&amp;trkInfo=VSRPsearchId%3A1777163991467911873696%2CVSRPtargetId%3A144629661%2CVSRPcmpt%3Aprimary</text:p>
      <text:p text:style-name="P23">47.2) Service and Maintenance Manager</text:p>
      <text:p text:style-name="P23">47.2.1) http://www.grundfos.com/about-us/career/jobs/job.html?jobid=927AE4A9C8021ED6909D9244E66C4A23</text:p>
      <text:p text:style-name="P23">47.3) Senior Maintenance Assistant</text:p>
      <text:p text:style-name="P23">47.3.1) IKEA – link not saved due to hardware failure of PC.</text:p>
      <text:p text:style-name="P23">48) 20160708 </text:p>
      <text:p text:style-name="P23">48.1) Electrical Commissioning Engineering</text:p>
      <text:p text:style-name="P23">48.1.1) https://www.oilandgasjobsearch.com/Oil-and-Gas-Jobs/Engineer-Jobs/Electrical-Commissioning-Engineer/Details/1173554</text:p>
      <text:p text:style-name="P23">48.2) Beverage line electronics engineer, one in Novosibirsk, one in Chrenogolovka, Moscow.</text:p>
      <text:p text:style-name="P23">48.2.1) https://hh.ru/vacancy/16530336?query=electrical</text:p>
      <text:p text:style-name="P23">48.2.2) Second link died</text:p>
      <text:p text:style-name="P23">48.3) Оператор автоматизированной линии монтажа, electronics manufacturing</text:p>
      <text:p text:style-name="P23">48.3.1) https://hh.ru/vacancy/17683208</text:p>
      <text:p text:style-name="P23">48.4) Services Sales Manager, Yokogawa</text:p>
      <text:p text:style-name="P23">48.4.1) https://hh.ru/vacancy/17440713?query=electrical</text:p>
      <text:p text:style-name="P23">49) 20160709</text:p>
      <text:p text:style-name="P23">49.1) Field Support Engineer</text:p>
      <text:p text:style-name="P23">49.1.1) https://www.linkedin.com/jobs2/view/149276935?refId=1777163991468064952244&amp;trk=vsrp_jobs_res_name&amp;trkInfo=VSRPsearchId%3A1777163991468064952244%2CVSRPtargetId%3A149276935%2CVSRPcmpt%3Aprimary</text:p>
      <text:p text:style-name="P23">49.2) Testing and commissioning Engineer</text:p>
      <text:p text:style-name="P23">49.2.1) https://www.linkedin.com/company/db-international-gmbh?trk=job_view_topcard_company_name</text:p>
      <text:p text:style-name="P23">49.2.2) Applied through https://www.db-engineering-consulting.de</text:p>
      <text:p text:style-name="P23">49.3) Electrical Engineer for photovoltaics</text:p>
      <text:p text:style-name="P23">49.3.1) https://www.linkedin.com/jobs2/view/173413391?refId=1777163991468064952244&amp;trk=vsrp_jobs_res_name&amp;trkInfo=VSRPsearchId%3A1777163991468064952244%2CVSRPtargetId%3A173413391%2CVSRPcmpt%3Aprimary</text:p>
      <text:p text:style-name="P23">49.4) Maintenance Engineer</text:p>
      <text:p text:style-name="P23">49.4.1) https://www.linkedin.com/jobs2/view/167722113?refId=1777163991468064952244&amp;trk=vsrp_jobs_res_name&amp;trkInfo=VSRPsearchId%3A1777163991468064952244%2CVSRPtargetId%3A167722113%2CVSRPcmpt%3Aprimary</text:p>
      <text:p text:style-name="P23">49.5) Electronics Engineer</text:p>
      <text:p text:style-name="P23">49.5.1) http://www.empregosmanager.pt/emprego/Electronics-engineer?id=67458&amp;emprego=&amp;emid=&amp;pagina=90&amp;regime=</text:p>
      <text:p text:style-name="P23">49.5.2) Applied by email jobs@activespacetech.com .</text:p>
      <text:p text:style-name="P23"><text:soft-page-break/>49.6) Manufacturing engineer at Faurecia</text:p>
      <text:p text:style-name="P23">49.6.1) Applied at their websites</text:p>
      <text:p text:style-name="P23">49.7) O&amp;M Engineer, photovoltaic energy</text:p>
      <text:p text:style-name="P23">49.7.1) Applied through website</text:p>
      <text:p text:style-name="P23">49.8) Electrical Commissioning Engineer</text:p>
      <text:p text:style-name="P23">49.8.1) https://amecfw-row-external.icims.com/jobs/11501/electrical-commissioning-engineer/job?mode=submit_apply</text:p>
      <text:p text:style-name="P23">49.9) Electrical Maintenance Supervisor</text:p>
      <text:p text:style-name="P23">49.9.1) https://www.linkedin.com/jobs2/view/149276570?refId=1777163991468079815413&amp;trk=vsrp_jobs_res_name&amp;trkInfo=VSRPsearchId%3A1777163991468079815413%2CVSRPtargetId%3A149276570%2CVSRPcmpt%3Aprimary</text:p>
      <text:p text:style-name="P23">49.10) </text:p>
      <text:p text:style-name="P23">50) 20160710</text:p>
      <text:p text:style-name="P23">50.1) Electrical and Instrument Engineer</text:p>
      <text:p text:style-name="P23">50.1.1) https://hh.ru/vacancy/17511952?query=technician</text:p>
      <text:p text:style-name="P23">50.2) Education Laboratory Engineer</text:p>
      <text:p text:style-name="P23">50.2.1) https://hh.ru/vacancy/17521850?query=technician</text:p>
      <text:p text:style-name="P23">50.3) PLC/SCADA programmer</text:p>
      <text:p text:style-name="P23">50.3.1) https://hh.ru/vacancy/17497470?query=electrical</text:p>
      <text:p text:style-name="P23">50.4) Project Engineer</text:p>
      <text:p text:style-name="P23">50.4.1) https://hh.ru/vacancy/17564843?query=electrical</text:p>
      <text:p text:style-name="P23">50.5) Automation Engineer at Egger</text:p>
      <text:p text:style-name="P23">50.5.1) https://hh.ru/vacancy/14772978</text:p>
      <text:p text:style-name="P23">50.6) Electrical Maintenance Planner at Eegger</text:p>
      <text:p text:style-name="P23">50.6.1) https://hh.ru/vacancy/14773438</text:p>
      <text:p text:style-name="P23">51) 20160717</text:p>
      <text:p text:style-name="P23">52) 20160718</text:p>
      <text:p text:style-name="P23">52.1) Automation Project Engineer</text:p>
      <text:p text:style-name="P23">52.1.1) https://www.linkedin.com/jobs2/view/158805575?refId=1777163991468862319147&amp;trk=vsrp_jobs_res_name&amp;trkInfo=VSRPsearchId%3A1777163991468862319147%2CVSRPtargetId%3A158805575%2CVSRPcmpt%3Aprimary</text:p>
      <text:p text:style-name="P23">52.2) </text:p>
      <text:p text:style-name="P23">53) 20160720</text:p>
      <text:p text:style-name="P23">53.1) E &amp; I Maintenance Technician</text:p>
      <text:p text:style-name="P23">53.1.1) https://www.linkedin.com/jobs2/view/173667042?refId=1777163991469042421091&amp;trk=vsrp_jobs_res_name&amp;trkInfo=VSRPsearchId%3A1777163991469042421091%2CVSRPtargetId%3A173667042%2CVSRPcmpt%3Aprimary</text:p>
      <text:p text:style-name="P23">54) 20160723</text:p>
      <text:p text:style-name="P23">54.1) Electronics Engineer, Merkatus Nova Kompany, Aqualife.</text:p>
      <text:p text:style-name="P23">54.1.1) https://hh.ru/vacancy/17754158?query=engineer</text:p>
      <text:p text:style-name="P23">54.2) Инженер по сервису РСУ DCS service engineer, Yokogawa</text:p>
      <text:p text:style-name="P23">54.2.1) https://hh.ru/vacancy/16471993</text:p>
      <text:p text:style-name="P23">54.3) </text:p>
      <text:p text:style-name="P23">55) 20160724</text:p>
      <text:p text:style-name="P23">55.1) Electrical Engineer at Cegelec</text:p>
      <text:p text:style-name="P23">55.1.1) https://www.oilandgasjobsearch.com/Oil-and-Gas-Jobs/Engineer-Jobs/Electrical-Engineer/Apply/1176466</text:p>
      <text:p text:style-name="P23">55.2) Maintenance Supervisor, TTI International Limited</text:p>
      <text:p text:style-name="P23"><text:soft-page-break/>55.2.1) https://www.oilandgasjobsearch.com/Oil-and-Gas-Jobs/Maintenance-Supervisor-Jobs/Maintenance-Supervisor/Details/1173688</text:p>
      <text:p text:style-name="P23">55.3) Sent general open application to TTI International Limited in Malta</text:p>
      <text:p text:style-name="P23">55.4) Senior Electrical Technician at ORYX Gtl, Qatar</text:p>
      <text:p text:style-name="P23">55.4.1) https://www.oilandgasjobsearch.com/Oil-and-Gas-Jobs/Electronics-Technician-Jobs/Senior-Electrical-Technician/Details/1167907</text:p>
      <text:p text:style-name="P23">55.5) Automation, Controls Engineer and Randstad, Saudi</text:p>
      <text:p text:style-name="P23">55.5.1) https://www.oilandgasjobsearch.com/Oil-and-Gas-Jobs/Manager-Jobs/Automation-Controls-Engineer-Rolling-Mill-Aluminium-Mfg/Apply/1174693</text:p>
      <text:p text:style-name="P23">55.6) Techician, IE job, Air Liquide, US</text:p>
      <text:p text:style-name="P23">55.6.1) https://www.oilandgasjobsearch.com/Oil-and-Gas-Jobs/Electrical-and-Instrument-Designer-Jobs/Technician-I-E/Details/1173524</text:p>
      <text:p text:style-name="P23">55.7) Senior Electrical Techncian, Sofomation, Qatar</text:p>
      <text:p text:style-name="P23">55.7.1) https://www.oilandgasjobsearch.com/Oil-and-Gas-Jobs/Electrical-Engineer-Jobs/Senior-Electrical-Tehnician/Details/1173721</text:p>
      <text:p text:style-name="P23">55.8) General Application</text:p>
      <text:p text:style-name="P23">55.8.1) https://www.oilandgasjobsearch.com/Oil-and-Gas-Jobs/Polymers-Jobs/VACANCIES-FOR-FIELD-REDEVELOPMENT-PROJECT/Apply/1175363</text:p>
      <text:p text:style-name="P23">55.9) Electrical Discipline Lead, Nigeria, through Mentor IMC Groupe</text:p>
      <text:p text:style-name="P23">55.9.1) https://www.oilandgasjobsearch.com/Oil-and-Gas-Jobs/Structural-Technician-Jobs/Electrical-Discipline-Lead/Details/1176458</text:p>
      <text:p text:style-name="P23">55.10) Wood Group PSN – Automation Engineer, through their websites</text:p>
      <text:p text:style-name="P23">55.10.1) https://www.linkedin.com/jobs2/view/172638580?refId=1777163991469127518973&amp;trk=vsrp_jobs_res_name&amp;trkInfo=VSRPsearchId%3A1777163991469127518973%2CVSRPtargetId%3A172638580%2CVSRPcmpt%3Aprimary</text:p>
      <text:p text:style-name="P23">56) 20160731</text:p>
      <text:p text:style-name="P23">56.1) Expression of interest.</text:p>
      <text:p text:style-name="P23">56.1.1) http://www.bumiarmada.com/133_131_131/Web/WebPageImgTop/Talent-Management/Career.html</text:p>
      <text:p text:style-name="P23">56.1.2) careers.my@bumiarmada.com </text:p>
      <text:p text:style-name="P23">56.2) Electrical Commissioning Lead, replied to an incoming emial</text:p>
      <text:p text:style-name="P23">56.2.1) fivecont@emirates.net.ae</text:p>
      <text:p text:style-name="P23">56.3) Electrical Engineers</text:p>
      <text:p text:style-name="P23">56.3.1) https://www.linkedin.com/jobs2/view/178972139?refId=1777163991469963193480&amp;trk=vsrp_jobs_res_name&amp;trkInfo=VSRPsearchId%3A1777163991469963193480%2CVSRPtargetId%3A178972139%2CVSRPcmpt%3Aprimary</text:p>
      <text:p text:style-name="P23">56.3.2) http://www.vietnamworks.com/05-electrical-engineers-ky-su-giam-sat-thiet-ke-cong-trinh-dien-2-697793-jd/?utm_campaign=SimilarCompanies&amp;utm_medium=JobDescription&amp;utm_source=jobalertemail</text:p>
      <text:p text:style-name="P23">56.4) Senior Automation Engineer-Jobs</text:p>
      <text:p text:style-name="P23">56.4.1) https://www.linkedin.com/jobs2/view/183499302?refId=1777163991469964417733&amp;trk=vsrp_jobs_res_name&amp;trkInfo=VSRPsearchId%3A1777163991469964417733%2CVSRPtargetId%3A183499302%2CVSRPcmpt%3Aprimary</text:p>
      <text:p text:style-name="P23">56.5) Project Engineer, Tetra Pack</text:p>
      <text:p text:style-name="P23">56.5.1) https://www.linkedin.com/jobs2/view/158872333?refId=1777163991469962536249&amp;trk=vsrp_jobs_res_name&amp;trkInfo=VSRPsearchId%3A1777163991469962536249%2CVSRPtargetId%3A158872333%2CVSRPcmpt%3Aprimary</text:p>
      <text:p text:style-name="P23">56.6) Maintenance Engineer, II-IV Incorporated</text:p>
      <text:p text:style-name="P23"><text:soft-page-break/>56.6.1) https://www.linkedin.com/jobs2/view/175931860?refId=1777163991469972179519&amp;trk=vsrp_jobs_res_name&amp;trkInfo=VSRPsearchId%3A1777163991469972179519%2CVSRPtargetId%3A175931860%2CVSRPcmpt%3Aprimary</text:p>
      <text:p text:style-name="P23">57) 20160919</text:p>
      <text:p text:style-name="P23">57.1) Electrical Commissioning Engineer</text:p>
      <text:p text:style-name="P23">57.1.1) http://www.energyjobline.com/job/145534/regional-electrical-commissioning-engineer/#apply-form</text:p>
      <text:p text:style-name="P23">57.1.2) Dubai, applied on their websites</text:p>
      <text:p text:style-name="P23">57.2) Electrical Engineers Positions with confidential</text:p>
      <text:p text:style-name="P23">57.2.1) gncareers.com</text:p>
      <text:p text:style-name="P23">57.3) Regional Electrical Commissioning Engineer</text:p>
      <text:p text:style-name="P23">57.3.1) jdrenergy.com</text:p>
      <text:p text:style-name="P23">57.4) Electrical Engineers</text:p>
      <text:p text:style-name="P23">57.4.1) timesjobs</text:p>
      <text:p text:style-name="P23">57.5) Electrical Engineers with Gulf News Classifields</text:p>
      <text:p text:style-name="P23">57.6) Electrical and Instrument Engineers with not known</text:p>
      <text:p text:style-name="P23">57.6.1) gncareers</text:p>
      <text:p text:style-name="P23">57.7) Lead Commissioning Engineer-J</text:p>
      <text:p text:style-name="P23">57.7.1) timesjobs</text:p>
      <text:p text:style-name="P23">57.8) Senior Electrical Engineer</text:p>
      <text:p text:style-name="P23">57.8.1) gncareers</text:p>
      <text:p text:style-name="P23">58) 20160921</text:p>
      <text:p text:style-name="P23">58.1) Electronics Electrical Engineer</text:p>
      <text:p text:style-name="P23">58.1.1) http://www.gncareers.com/jobs/electronics-electrical-engineer-dubai-dubai-89558672-d?widget=1&amp;type=job&amp;</text:p>
      <text:p text:style-name="P23">58.1.2) info@tec.ae</text:p>
      <text:p text:style-name="P23">58.2) Mechanical / Electrical Engineer, degree / diploma</text:p>
      <text:p text:style-name="P23">58.2.1) parind.bakshi@jengan.ae</text:p>
      <text:p text:style-name="P23">58.2.2) https://www.linkedin.com/jobs/view/205514599?trkInfo=searchKeywordString%3AElectrical%2CsearchLocationString%3A%252C%2B%2Cvertical%3Ajobs%2CpageNum%3A2%2Cposition%3A24%2CMSRPsearchId%3A177716399_1474309287302&amp;refId=177716399_1474309287302&amp;trk=jobs_jserp_job_listing_text</text:p>
      <text:p text:style-name="P23">58.3) Electrical Engineer</text:p>
      <text:p text:style-name="P23">58.3.1) lindsay@reachgroup.ae</text:p>
      <text:p text:style-name="P23">58.3.2) https://www.linkedin.com/jobs/view/205512909?trkInfo=searchKeywordString%3AElectrical%2CsearchLocationString%3A%252C%2B%2Cvertical%3Ajobs%2CpageNum%3A2%2Cposition%3A25%2CMSRPsearchId%3A177716399_1474309287302&amp;refId=177716399_1474309287302&amp;trk=jobs_jserp_job_listing_text</text:p>
      <text:p text:style-name="P23">58.4) Design Coordinator</text:p>
      <text:p text:style-name="P23">58.4.1) https://www.linkedin.com/jobs/view/203255011?trkInfo=searchKeywordString%3AElectrical%2CsearchLocationString%3A%252C%2B%2Cvertical%3Ajobs%2CpageNum%3A1%2Cposition%3A24%2CMSRPsearchId%3A177716399_1474308346365&amp;refId=177716399_1474308346365&amp;trk=jobs_jserp_job_listing_text</text:p>
      <text:p text:style-name="P23">58.4.2) 2016designelectrical@gmail.com</text:p>
      <text:p text:style-name="P23">58.5) Electrical Engineer</text:p>
      <text:p text:style-name="P23"><text:soft-page-break/>58.5.1) myjobs2015@outlook.com</text:p>
      <text:p text:style-name="P23">58.5.2) https://www.linkedin.com/jobs/view/206653612?trkInfo=searchKeywordString%3AElectrical%2CsearchLocationString%3A%252C%2B%2Cvertical%3Ajobs%2CpageNum%3A1%2Cposition%3A18%2CMSRPsearchId%3A177716399_1474308346365&amp;refId=177716399_1474308346365&amp;trk=jobs_jserp_job_listing_text</text:p>
      <text:p text:style-name="P23">58.6) Facilities Electrical Inspector</text:p>
      <text:p text:style-name="P23">58.6.1) https://www.linkedin.com/jobs/view/205260207?trkInfo=searchKeywordString%3AElectrical%2CsearchLocationString%3A%252C%2B%2Cvertical%3Ajobs%2CpageNum%3A2%2Cposition%3A6%2CMSRPsearchId%3A177716399_1474309287302&amp;refId=177716399_1474309287302&amp;trk=jobs_jserp_job_listing_text</text:p>
      <text:p text:style-name="P23">58.6.2) Abu Dhabi Airports</text:p>
      <text:p text:style-name="P23">58.7) </text:p>
      <text:p text:style-name="P23">58.8) </text:p>
      <text:p text:style-name="P23">59) http://www.kcadeutag.com/careers/Pages/Job-Search.aspx?reg=Any&amp;pos=Any</text:p>
      <text:p text:style-name="P23">60) </text:p>
      <text:p text:style-name="P23">61) </text:p>
      <text:p text:style-name="P23">62) http://www.energyjobline.com/</text:p>
      <text:p text:style-name="P23">63) shine.com</text:p>
      <text:p text:style-name="P23">64) http://gulfrecruiter.com/</text:p>
      <text:p text:style-name="P23">65) gncareer</text:p>
      <text:p text:style-name="P23">66) </text:p>
      <text:p text:style-name="P23">67) </text:p>
      <text:p text:style-name="P23">68) </text:p>
      <text:p text:style-name="P23">69) </text:p>
      <text:p text:style-name="P23">70) </text:p>
      <text:p text:style-name="P23"/>
      <text:p text:style-name="P135"/>
      <text:p text:style-name="P21"/>
      <text:h text:style-name="Heading_20_2" text:outline-level="2"><text:bookmark-start text:name="__RefHeading___Toc10673_871658477"/>APPLIED <text:span text:style-name="T9">JOBS</text:span> LIST. 2017<text:bookmark-end text:name="__RefHeading___Toc10673_871658477"/></text:h>
      <text:p text:style-name="P22"/>
      <text:list xml:id="list201145378421100" text:continue-list="list201145755115352" text:style-name="L2">
        <text:list-item text:start-value="1">
          <text:p text:style-name="P261">20170409</text:p>
          <text:list>
            <text:list-item>
              <text:p text:style-name="P276"><text:a xlink:type="simple" xlink:href="http://spotonconnections.com/job/?job=customer-relations-officer-jid1386" text:style-name="Internet_20_link" text:visited-style-name="Visited_20_Internet_20_Link">http://spotonconnections.com/job/?job=customer-relations-officer-jid1386</text:a><text:span text:style-name="T5"> <text:s/>/ Customer Relations Officer / </text:span><text:span text:style-name="T7">Job ID1386</text:span></text:p>
            </text:list-item>
            <text:list-item>
              <text:p text:style-name="P277"><text:a xlink:type="simple" xlink:href="http://spotonconnections.com/job/?job=crm-administrator-jid1465" text:style-name="Internet_20_link" text:visited-style-name="Visited_20_Internet_20_Link">http://spotonconnections.com/job/?job=crm-administrator-jid1465</text:a><text:span text:style-name="T5"> <text:s/>/ CRM Administrator, Job ID1468</text:span></text:p>
            </text:list-item>
            <text:list-item>
              <text:p text:style-name="P278"><text:a xlink:type="simple" xlink:href="http://spotonconnections.com/job/?job=technical-support-representative-english-speaking-jid1071" text:style-name="Internet_20_link" text:visited-style-name="Visited_20_Internet_20_Link">http://spotonconnections.com/job/?job=technical-support-representative-english-speaking-jid1071</text:a><text:span text:style-name="T5"> <text:s text:c="2"/>/ Technical Support Representative / Job ID 1071</text:span></text:p>
            </text:list-item>
            <text:list-item>
              <text:p text:style-name="P279"><text:a xlink:type="simple" xlink:href="http://spotonconnections.com/job/?job=bi-support-officer-jid973" text:style-name="Internet_20_link" text:visited-style-name="Visited_20_Internet_20_Link">http://spotonconnections.com/job/?job=bi-support-officer-jid973</text:a><text:span text:style-name="T5"> <text:s/>/ BI support Officer</text:span></text:p>
            </text:list-item>
          </text:list>
        </text:list-item>
        <text:list-item>
          <text:p text:style-name="P262">20170418</text:p>
          <text:list>
            <text:list-item>
              <text:p text:style-name="P262"><text:a xlink:type="simple" xlink:href="http://www.igamingelite.com/jobs/technical-support/" text:style-name="Internet_20_link" text:visited-style-name="Visited_20_Internet_20_Link">http://www.igamingelite.com/jobs/technical-support/</text:a> <text:s/>// Technical Support with knowledge of Front-End</text:p>
            </text:list-item>
            <text:list-item>
              <text:p text:style-name="P263"><text:a xlink:type="simple" xlink:href="http://www.igamingelite.com/jobs/on-site-support-technician/" text:style-name="Internet_20_link" text:visited-style-name="Visited_20_Internet_20_Link">http://www.igamingelite.com/jobs/on-site-support-technician/</text:a> <text:s/>/ On-Site Support Technician</text:p>
            </text:list-item>
            <text:list-item>
              <text:p text:style-name="P263"/>
            </text:list-item>
          </text:list>
        </text:list-item>
        <text:list-item>
          <text:p text:style-name="P264">20170419</text:p>
          <text:list>
            <text:list-item>
              <text:p text:style-name="P264"><text:a xlink:type="simple" xlink:href="http://bettingconnections.com/job/?job=service-agent-english-speaking-jid3356" text:style-name="Internet_20_link" text:visited-style-name="Visited_20_Internet_20_Link">http://bettingconnections.com/job/?job=service-agent-english-speaking-jid3356</text:a> <text:s/>// Service Agent, Job ID3356</text:p>
            </text:list-item>
            <text:list-item>
              <text:p text:style-name="P266"><text:a xlink:type="simple" xlink:href="http://bettingconnections.com/job/?job=help-desk-support-agent-jid3834" text:style-name="Internet_20_link" text:visited-style-name="Visited_20_Internet_20_Link">http://bettingconnections.com/job/?job=help-desk-support-agent-jid3834</text:a> <text:s/>// Technical Support Agent <text:s/><text:span text:style-name="T39">Job ID3434</text:span></text:p>
            </text:list-item>
            <text:list-item>
              <text:p text:style-name="P265"><text:a xlink:type="simple" xlink:href="http://bettingconnections.com/job/?job=help-desk-support-agent-jid3834" text:style-name="Internet_20_link" text:visited-style-name="Visited_20_Internet_20_Link">http://bettingconnections.com/job/?job=help-desk-support-agent-jid3834</text:a> <text:s text:c="2"/>// Help Desk Support Agent <text:span text:style-name="T40">Job ID3834</text:span></text:p>
            </text:list-item>
            <text:list-item>
              <text:p text:style-name="P267"><text:a xlink:type="simple" xlink:href="http://bettingconnections.com/job/?job=service-desk-agent-jid4166" text:style-name="Internet_20_link" text:visited-style-name="Visited_20_Internet_20_Link">http://bettingconnections.com/job/?job=service-desk-agent-jid4166</text:a> <text:s text:c="2"/>// Service Desk Agent Job ID4166</text:p>
            </text:list-item>
          </text:list>
        </text:list-item>
        <text:list-item>
          <text:p text:style-name="P267"/>
        </text:list-item>
        <text:list-item>
          <text:p text:style-name="P281"/>
        </text:list-item>
        <text:list-item>
          <text:p text:style-name="P296"/>
        </text:list-item>
        <text:list-item>
          <text:p text:style-name="P296"/>
        </text:list-item>
      </text:list>
      <text:p text:style-name="P95"/>
      <text:p text:style-name="P95"/>
      <text:p text:style-name="P6"/>
      <text:p text:style-name="P134"/>
      <text:h text:style-name="Heading_20_1" text:outline-level="1"><text:bookmark-start text:name="__RefHeading___Toc10675_871658477"/>LOGINS AND CREDENTIALS<text:bookmark-end text:name="__RefHeading___Toc10675_871658477"/></text:h>
      <text:p text:style-name="P23"/>
      <text:p text:style-name="P23"/>
      <text:p text:style-name="P23"/>
      <text:p text:style-name="P23"/>
      <text:p text:style-name="P136"/>
      <text:h text:style-name="Heading_20_2" text:outline-level="2"><text:bookmark-start text:name="__RefHeading___Toc10677_871658477"/>LOGINS AND CREDENTIALS<text:bookmark-end text:name="__RefHeading___Toc10677_871658477"/></text:h>
      <text:p text:style-name="P23"/>
      <text:p text:style-name="P23"/>
      <text:list xml:id="list3078630036572583466" text:style-name="L3">
        <text:list-item>
          <text:p text:style-name="P282"><text:span text:style-name="T9">Grundfos / </text:span><text:a xlink:type="simple" xlink:href="mailto:tab4@live.com" text:style-name="Internet_20_link" text:visited-style-name="Visited_20_Internet_20_Link"><text:span text:style-name="T9">tab4@live.com</text:span></text:a><text:span text:style-name="T9"> / Limpopo2*</text:span></text:p>
        </text:list-item>
        <text:list-item>
          <text:p text:style-name="P283"><text:span text:style-name="T9">IKEA / </text:span><text:a xlink:type="simple" xlink:href="mailto:tab4@live.com" text:style-name="Internet_20_link" text:visited-style-name="Visited_20_Internet_20_Link"><text:span text:style-name="T9">tab4@live.com</text:span></text:a><text:span text:style-name="T9"> / Limpopo2*</text:span></text:p>
        </text:list-item>
        <text:list-item>
          <text:p text:style-name="P283"><text:span text:style-name="T9">Sopap / </text:span><text:a xlink:type="simple" xlink:href="https://login.sapo.pt/UserRegister.do" text:style-name="Internet_20_link" text:visited-style-name="Visited_20_Internet_20_Link"><text:span text:style-name="T9">https://login.sapo.pt/UserRegister.do</text:span></text:a><text:span text:style-name="T9"> / Alexey Solonenko <text:s/>/ </text:span><text:a xlink:type="simple" xlink:href="mailto:tab4@live.com" text:style-name="Internet_20_link" text:visited-style-name="Visited_20_Internet_20_Link"><text:span text:style-name="T9">tab4@live.com</text:span></text:a><text:span text:style-name="T9"> / Limpopo2*</text:span></text:p>
        </text:list-item>
        <text:list-item>
          <text:p text:style-name="P283"><text:a xlink:type="simple" xlink:href="http://www.empregosmanager.pt/" text:style-name="Internet_20_link" text:visited-style-name="Visited_20_Internet_20_Link"><text:span text:style-name="T9">http://www.empregosmanager.pt</text:span></text:a><text:span text:style-name="T9"> / </text:span><text:a xlink:type="simple" xlink:href="mailto:tab4@live.com" text:style-name="Internet_20_link" text:visited-style-name="Visited_20_Internet_20_Link"><text:span text:style-name="T9">tab4@live.com</text:span></text:a><text:span text:style-name="T9"> / Limpopo2</text:span></text:p>
        </text:list-item>
        <text:list-item>
          <text:p text:style-name="P283"><text:span text:style-name="T9">Petrofac Toleo / </text:span><text:a xlink:type="simple" xlink:href="https://petrofac.taleo.net/careersection/careersection/privacyagreement/statementBeforeAuthentification.jsf" text:style-name="Internet_20_link" text:visited-style-name="Visited_20_Internet_20_Link"><text:span text:style-name="T9">https://petrofac.taleo.net/careersection/careersection/privacyagreement/statementBeforeAuthentification.jsf</text:span></text:a><text:span text:style-name="T9"> / AlexeySolonenko / Limpopo2*</text:span></text:p>
        </text:list-item>
        <text:list-item>
          <text:p text:style-name="P283"/>
        </text:list-item>
      </text:list>
      <text:p text:style-name="P23"/>
      <text:p text:style-name="P23"/>
      <text:p text:style-name="P23"/>
      <text:p text:style-name="P30"/>
      <text:p text:style-name="P30">1) https://careers-qedi.icims.com/jobs/candidate?back=intro&amp;from=login&amp;hashed=-435711861&amp;uploadResume=1&amp;uploadResume=1</text:p>
      <text:p text:style-name="P30">1.1) Login: tab4@live.com</text:p>
      <text:p text:style-name="P30">1.2) Password: Limpopo2*</text:p>
      <text:p text:style-name="P30">2) http://www.bayt.com/en/new-cv/</text:p>
      <text:p text:style-name="P30">2.1) Tab4@live.com</text:p>
      <text:p text:style-name="P30">2.2) Limpopo2</text:p>
      <text:p text:style-name="P30">3) http://www.gncareers.com/jobs/user/create?rd=http%3A%2F%2Fwww.gncareers.com%2Fa%2F%3F</text:p>
      <text:p text:style-name="P30">3.1) Tab4@live.com</text:p>
      <text:p text:style-name="P30">3.2) Limpopo2*</text:p>
      <text:p text:style-name="P30">4) https://danaher.taleo.net/careersection/iam/accessmanagement/register.jsf</text:p>
      <text:p text:style-name="P30">4.1) AlexeySolonenko</text:p>
      <text:p text:style-name="P30">4.2) Restart2016!</text:p>
      <text:p text:style-name="P30">4.3) </text:p>
      <text:p text:style-name="P23"/>
      <text:p text:style-name="P23"/>
      <text:p text:style-name="P24"/>
      <text:p text:style-name="P24"/>
      <text:p text:style-name="P24"/>
      <text:p text:style-name="P137"/>
      <text:p text:style-name="P73"/>
      <text:h text:style-name="Heading_20_2" text:outline-level="2">LOGINS AND CREDS. MALTA IT EGAM.</text:h>
      <text:p text:style-name="P24"/>
      <text:p text:style-name="P127">TO CHECK REGULARLY</text:p>
      <text:p text:style-name="P127"/>
      <text:list xml:id="list201146793488878" text:continue-list="list201145378421100" text:style-name="L2">
        <text:list-item text:start-value="1">
          <text:p text:style-name="P280"><text:a xlink:type="simple" xlink:href="http://spotonconnections.com/job-search/" text:style-name="Internet_20_link" text:visited-style-name="Visited_20_Internet_20_Link">http://spotonconnections.com/job-search/</text:a> <text:s/>// not reg details, just submitted the CV.</text:p>
        </text:list-item>
        <text:list-item>
          <text:p text:style-name="P284"><text:a xlink:type="simple" xlink:href="http://www.igamingelite.com/" text:style-name="Internet_20_link" text:visited-style-name="Visited_20_Internet_20_Link">http://www.igamingelite.com/</text:a> <text:s/>// <text:span text:style-name="T36">submitted CV, no registration</text:span></text:p>
        </text:list-item>
        <text:list-item>
          <text:p text:style-name="P285"><text:a xlink:type="simple" xlink:href="http://bettingconnections.com/register/" text:style-name="Internet_20_link" text:visited-style-name="Visited_20_Internet_20_Link">http://bettingconnections.com/register/</text:a> <text:s text:c="4"/>// submitted CV, <text:span text:style-name="T37">not registration</text:span></text:p>
        </text:list-item>
        <text:list-item>
          <text:p text:style-name="P286"/>
        </text:list-item>
        <text:list-item>
          <text:p text:style-name="P287">TO WORK OUT</text:p>
        </text:list-item>
        <text:list-item>
          <text:p text:style-name="P288"><text:a xlink:type="simple" xlink:href="https://vacancycentre.com/" text:style-name="Internet_20_link" text:visited-style-name="Visited_20_Internet_20_Link">https://vacancycentre.com/</text:a></text:p>
        </text:list-item>
        <text:list-item>
          <text:p text:style-name="P288"><text:a xlink:type="simple" xlink:href="http://www.miscomalta.com/bonds.aspx" text:style-name="Internet_20_link" text:visited-style-name="Visited_20_Internet_20_Link">http://www.miscomalta.com/bonds.aspx</text:a></text:p>
        </text:list-item>
        <text:list-item>
          <text:p text:style-name="P288"/>
        </text:list-item>
        <text:list-item>
          <text:p text:style-name="P212"><text:a xlink:type="simple" xlink:href="http://maltacareers.webs.com/" text:style-name="Internet_20_link" text:visited-style-name="Visited_20_Internet_20_Link"><text:span text:style-name="T27">http://maltacareers.webs.com/</text:span></text:a></text:p>
        </text:list-item>
        <text:list-item>
          <text:p text:style-name="P289"><text:a xlink:type="simple" xlink:href="http://www.pentasia.com/jobs.htm?search=true&amp;location=Malta&amp;pagesize=1000" text:style-name="Internet_20_link" text:visited-style-name="Visited_20_Internet_20_Link">http://www.pentasia.com/jobs.htm?search=true&amp;location=Malta&amp;pagesize=1000</text:a></text:p>
        </text:list-item>
        <text:list-item>
          <text:p text:style-name="P289"/>
        </text:list-item>
        <text:list-item>
          <text:p text:style-name="P291"/>
        </text:list-item>
        <text:list-item>
          <text:p text:style-name="P291"/>
        </text:list-item>
      </text:list>
      <text:p text:style-name="P90"/>
      <text:p text:style-name="P90"/>
      <text:p text:style-name="P127">SECOND LINE</text:p>
      <text:p text:style-name="P127"/>
      <text:list xml:id="list201146100122824" text:continue-list="list201146793488878" text:style-name="L2">
        <text:list-item text:start-value="1">
          <text:p text:style-name="P290"/>
        </text:list-item>
        <text:list-item>
          <text:p text:style-name="P290"/>
        </text:list-item>
        <text:list-item>
          <text:p text:style-name="P292"/>
        </text:list-item>
        <text:list-item>
          <text:p text:style-name="P292"/>
        </text:list-item>
      </text:list>
      <text:p text:style-name="P91"/>
      <text:p text:style-name="P90"/>
      <text:p text:style-name="P90"/>
      <text:p text:style-name="P90"/>
      <text:p text:style-name="P90"/>
      <text:p text:style-name="P137"/>
      <text:p text:style-name="P24"/>
      <text:p text:style-name="P24"/>
      <text:p text:style-name="P24"/>
      <text:p text:style-name="P24"/>
      <text:p text:style-name="P24"/>
      <text:p text:style-name="P24"/>
      <text:p text:style-name="P24"/>
      <text:p text:style-name="P24"/>
      <text:p text:style-name="P137"/>
      <text:h text:style-name="Heading_20_1" text:outline-level="1"><text:bookmark-start text:name="__RefHeading___Toc10679_871658477"/>QUALIFICATIONS<text:bookmark-end text:name="__RefHeading___Toc10679_871658477"/></text:h>
      <text:p text:style-name="P25"/>
      <text:p text:style-name="P25"/>
      <text:p text:style-name="P25"/>
      <text:p text:style-name="P25"/>
      <text:p text:style-name="P138"/>
      <text:h text:style-name="Heading_20_2" text:outline-level="2"><text:bookmark-start text:name="__RefHeading___Toc10681_871658477"/>QUALIFICATIONS. EUROPE<text:bookmark-end text:name="__RefHeading___Toc10681_871658477"/></text:h>
      <text:p text:style-name="P25"/>
      <text:p text:style-name="P24"/>
      <text:p text:style-name="P25">City and Guilds Certificate in Instrumentation &amp; Electrical - See more at: http://www.rigzone.com/jobs/postings/879732/Maintenance_Technician.asp#sthash.ySQLlfkY.dpuf</text:p>
      <text:p text:style-name="P25"/>
      <text:p text:style-name="P25">8-years experienced oil &amp; gas Maintenance Electrical Engineer with experience in oil &amp; gas commissioning. Effective in maintenance and commissioning engineering, and possessing hands-on site skills. Worked as Commissioning Discipline Lead, and as Authorized Senior Electrical Person (ASEP or SAEP).</text:p>
      <text:p text:style-name="P25"/>
      <text:p text:style-name="P25">Also, possessing hands-on site skills, knowing tools, on par with PLC and SCADA.</text:p>
      <text:p text:style-name="P25"/>
      <text:p text:style-name="P25">Also, possessing hands-on site skills, knowing tools, on par with PLC and SCADA.</text:p>
      <text:p text:style-name="P25"/>
      <text:p text:style-name="P25">http://careers.conocophillips.com/en/jobs/descriptions/summer-placement-electrical-engineer-job-aberdeen-grampian-6150080</text:p>
      <text:p text:style-name="P25"/>
      <text:p text:style-name="P25">http://www.1jobsolution.com/latest-jobs-opportunities-at-conocophillips.html</text:p>
      <text:p text:style-name="P25"/>
      <text:p text:style-name="P25">https://rigzone.cvnow.com/?action=resumecritiqueview&amp;at=CVjzrl5YBDCO2b36Gd2NzGh7ffcRzzhau&amp;utm_campaign=cr</text:p>
      <text:p text:style-name="P25"/>
      <text:p text:style-name="P25"><text:a xlink:type="simple" xlink:href="http://www.1jobsolution.com/latest-jobs-opportunities-at-saipem.html" text:style-name="Internet_20_link" text:visited-style-name="Visited_20_Internet_20_Link">http://www.1jobsolution.com/latest-jobs-opportunities-at-saipem.html</text:a></text:p>
      <text:p text:style-name="P25"/>
      <text:p text:style-name="P295">ISEB qualification in Software Testing;</text:p>
      <text:p text:style-name="P295"/>
      <text:p text:style-name="P295"/>
      <text:p text:style-name="P25"/>
      <text:p text:style-name="P25"/>
      <text:p text:style-name="P23"/>
      <text:p text:style-name="P23"/>
      <text:p text:style-name="P23"/>
      <text:p text:style-name="P23"/>
      <text:p text:style-name="P136"/>
      <text:p text:style-name="P23"/>
      <text:h text:style-name="Heading_20_1" text:outline-level="1"><text:bookmark-start text:name="__RefHeading___Toc10951_871658477"/>DISTANT EDU.<text:bookmark-end text:name="__RefHeading___Toc10951_871658477"/></text:h>
      <text:p text:style-name="P31"/>
      <text:p text:style-name="P23"/>
      <text:p text:style-name="P23"/>
      <text:p text:style-name="P136"/>
      <text:h text:style-name="Heading_20_2" text:outline-level="2"><text:bookmark-start text:name="__RefHeading___Toc10953_871658477"/>DISTANT EDU. LINKS<text:bookmark-end text:name="__RefHeading___Toc10953_871658477"/></text:h>
      <text:p text:style-name="P31"/>
      <text:p text:style-name="P31"/>
      <text:p text:style-name="P31"/>
      <text:p text:style-name="P31"><text:a xlink:type="simple" xlink:href="http://www.openuniversity.edu/?ONBAN=global-display&amp;MEDIA=global-display_Default_103&amp;utm_source=Display&amp;utm_medium=Default&amp;utm_campaign=Default-GIF" text:style-name="Internet_20_link" text:visited-style-name="Visited_20_Internet_20_Link">http://www.openuniversity.edu/?ONBAN=global-display&amp;MEDIA=global-display_Default_103&amp;utm_source=Display&amp;utm_medium=Default&amp;utm_campaign=Default-GIF</text:a></text:p>
      <text:p text:style-name="P31"/>
      <text:p text:style-name="P31"/>
      <text:p text:style-name="P32"/>
      <text:p text:style-name="P32"/>
      <text:p text:style-name="P32"/>
      <text:p text:style-name="P32">http://www.worldcampus.psu.edu/degrees-and-certificates/penn-state-online-electrical-engineering-masters-degree/overview?utm_source=eng360&amp;utm_medium=banner&amp;utm_campaign=ELENG+15-16&amp;utm_content=300x250&amp;cid=BNNR22513</text:p>
      <text:p text:style-name="P32"/>
      <text:p text:style-name="P32"/>
      <text:p text:style-name="P32"/>
      <text:p text:style-name="P32">http://hyperphysics.phy-astr.gsu.edu/hbase/vision/areance.html</text:p>
      <text:p text:style-name="P32"/>
      <text:p text:style-name="P32">http://www.giangrandi.ch/optics/lmcdcalc/lmcdcalc.shtml</text:p>
      <text:p text:style-name="P32"/>
      <text:p text:style-name="P32">http://www.compuphase.com/electronics/candela_lumen.htm</text:p>
      <text:p text:style-name="P32"/>
      <text:p text:style-name="P32">https://www.google.com.mt/search?num=50&amp;newwindow=1&amp;q=illuminance+luminous+intensity+calculation&amp;oq=illuminance+luminous+intensity+calculation&amp;gs_l=serp.3..0i22i30.5700376.5783279.0.5783678.42.36.5.0.0.0.191.3457.17j16.33.0....0...1c.1.64.serp..4.37.3375.ftEROEQUk4E</text:p>
      <text:p text:style-name="P32"/>
      <text:p text:style-name="P32">https://www.google.com.mt/search?num=50&amp;newwindow=1&amp;q=illuminance+luminous+intensity+calculation&amp;oq=illuminance+luminous+intensity+calculation&amp;gs_l=serp.3..0i22i30.5700376.5783279.0.5783678.42.36.5.0.0.0.191.3457.17j16.33.0....0...1c.1.64.serp..4.37.3375.ftEROEQUk4E</text:p>
      <text:p text:style-name="P32"/>
      <text:p text:style-name="P32">http://www.maxwells-equations.com/density/magnetic-flux.php</text:p>
      <text:p text:style-name="P32"/>
      <text:p text:style-name="P32">http://hyperphysics.phy-astr.gsu.edu/hbase/electric/farlaw.html</text:p>
      <text:p text:style-name="P32"/>
      <text:p text:style-name="P32">http://info.ee.surrey.ac.uk/Workshop/advice/coils/terms.html#ind</text:p>
      <text:p text:style-name="P32"/>
      <text:p text:style-name="P32"/>
      <text:p text:style-name="P32">http://hyperphysics.phy-astr.gsu.edu/hbase/magnetic/solenoid.html</text:p>
      <text:p text:style-name="P32"/>
      <text:p text:style-name="P32">http://spiff.rit.edu/classes/phys313/lectures/sol/sol_f01_long.html</text:p>
      <text:p text:style-name="P32"/>
      <text:p text:style-name="P32"><text:a xlink:type="simple" xlink:href="http://www.1jobsolution.com/latest-jobs-opportunities-at-saipem.html" text:style-name="Internet_20_link" text:visited-style-name="Visited_20_Internet_20_Link">http://www.1jobsolution.com/latest-jobs-opportunities-at-saipem.html</text:a></text:p>
      <text:p text:style-name="P32"/>
      <text:p text:style-name="P32"><text:soft-page-break/></text:p>
      <text:h text:style-name="Heading_20_2" text:outline-level="2">DISTANT EDU. CREDENTIALS</text:h>
      <text:p text:style-name="P85"/>
      <text:list xml:id="list201147194099256" text:continue-list="list201146100122824" text:style-name="L2">
        <text:list-item text:start-value="1">
          <text:p text:style-name="P293">Udacity / Alexey Solonenko / <text:a xlink:type="simple" xlink:href="mailto:ot2@bk.ru" text:style-name="Internet_20_link" text:visited-style-name="Visited_20_Internet_20_Link">ot2@bk.ru</text:a> / Limpopo2*</text:p>
        </text:list-item>
        <text:list-item>
          <text:p text:style-name="P213"><text:span text:style-name="T27">Coursera / Alexey Solonenko / </text:span><text:a xlink:type="simple" xlink:href="mailto:ot2@bk.ru" text:style-name="Internet_20_link" text:visited-style-name="Visited_20_Internet_20_Link"><text:span text:style-name="T27">ot2@bk.ru</text:span></text:a><text:span text:style-name="T27"> / Limpopo2*</text:span></text:p>
        </text:list-item>
      </text:list>
      <text:p text:style-name="P86"/>
      <text:p text:style-name="P32"/>
      <text:p text:style-name="P32"/>
      <text:p text:style-name="P32"/>
      <text:p text:style-name="P141"/>
      <text:p text:style-name="P32"/>
      <text:p text:style-name="P32"/>
      <text:p text:style-name="P32"/>
      <text:p text:style-name="P31"/>
      <text:p text:style-name="P140"/>
      <text:p text:style-name="P31"/>
      <text:h text:style-name="Heading_20_1" text:outline-level="1"><text:bookmark-start text:name="__RefHeading___Toc10955_871658477"/>CORRESPONDENCE ARCHIVE<text:bookmark-end text:name="__RefHeading___Toc10955_871658477"/></text:h>
      <text:p text:style-name="P32"/>
      <text:p text:style-name="P32"/>
      <text:p text:style-name="P32"/>
      <text:p text:style-name="P141"/>
      <text:h text:style-name="Heading_20_2" text:outline-level="2"><text:bookmark-start text:name="__RefHeading___Toc10957_871658477"/>CORRESPONDENCE ARCHIVE<text:bookmark-end text:name="__RefHeading___Toc10957_871658477"/></text:h>
      <text:p text:style-name="P32"/>
      <text:p text:style-name="P32"/>
      <text:p text:style-name="P32"/>
      <text:p text:style-name="P32"/>
      <text:p text:style-name="P32"/>
      <text:p text:style-name="P32"/>
      <text:p text:style-name="P32">Hi Alexey,</text:p>
      <text:p text:style-name="P32"><text:s/></text:p>
      <text:p text:style-name="P32">That’s absolutely perfect, as I mentioned in my message on LinkedIn, I think in particular our team in Paris will be able to help you find new roles!</text:p>
      <text:p text:style-name="P32"/>
      <text:p text:style-name="P32">Could you provide me with some additional information as well on your preference on location and rotational work? CV and background is absolutely great for us to find you a new role.</text:p>
      <text:p text:style-name="P32"><text:s/></text:p>
      <text:p text:style-name="P32">Tom</text:p>
      <text:p text:style-name="P32">TOM CLAY</text:p>
      <text:p text:style-name="P32">Recruitment Consultant</text:p>
      <text:p text:style-name="P32">d: +44 1992 704932 t: +44 1992 704900 w: www.airswift.com</text:p>
      <text:p text:style-name="P32">Innova Business Park, Kinetic Crescent, Enfield, EN3 7XH United Kingdom</text:p>
      <text:p text:style-name="P32"/>
      <text:p text:style-name="P32"/>
      <text:p text:style-name="P32"/>
      <text:p text:style-name="P32"/>
      <text:p text:style-name="P32">Dear Tom,</text:p>
      <text:p text:style-name="P32"/>
      <text:p text:style-name="P32"/>
      <text:p text:style-name="P32">Thank you very much. It is a pleasure to receive such a great feedback!</text:p>
      <text:p text:style-name="P32"/>
      <text:p text:style-name="P32">Please, kindly find following the details requested.</text:p>
      <text:p text:style-name="P32"/>
      <text:p text:style-name="P32">Open for relocation worldwide. Any environment and climate. Rotation not preferred, but possible if compelling. Short notice period.</text:p>
      <text:p text:style-name="P32"/>
      <text:p text:style-name="P32">As well, please, kindly find some documents supporting my profile.</text:p>
      <text:p text:style-name="P32"/>
      <text:p text:style-name="P32">Sincerely,</text:p>
      <text:p text:style-name="P32"/>
      <text:p text:style-name="P32"/>
      <text:p text:style-name="P31"/>
      <text:p text:style-name="P31"/>
      <text:p text:style-name="P23"/>
      <text:p text:style-name="P23"/>
      <text:p text:style-name="P23"/>
      <text:p text:style-name="P136"/>
      <text:p text:style-name="P26"/>
      <text:p text:style-name="P23"/>
      <text:p text:style-name="P23"/>
      <text:p text:style-name="P136"/>
      <text:p text:style-name="P23"/>
      <text:p text:style-name="P23"/>
      <text:p text:style-name="P23"/>
      <text:p text:style-name="P136"/>
      <text:p text:style-name="P23"/>
      <text:h text:style-name="Heading_20_1" text:outline-level="1"><text:bookmark-start text:name="__RefHeading___Toc2207_527001863"/>NEW CV<text:bookmark-end text:name="__RefHeading___Toc2207_527001863"/></text:h>
      <text:p text:style-name="P39"/>
      <text:p text:style-name="P39"/>
      <text:p text:style-name="P39"/>
      <text:p text:style-name="P39"/>
      <text:p text:style-name="P39"/>
      <text:p text:style-name="P39"/>
      <text:p text:style-name="P39"/>
      <text:p text:style-name="P39"/>
      <text:p text:style-name="P142"/>
      <text:p text:style-name="P39"/>
      <text:h text:style-name="Heading_20_2" text:outline-level="2"><text:bookmark-start text:name="__RefHeading___Toc2209_527001863"/>NEW CV<text:bookmark-end text:name="__RefHeading___Toc2209_527001863"/></text:h>
      <text:p text:style-name="P39"/>
      <text:p text:style-name="P40"><text:a xlink:type="simple" xlink:href="https://www.fastcompany.com/3032052/30-career-moves-you-should-make-by-the-time-you-are-30" text:style-name="Internet_20_link" text:visited-style-name="Visited_20_Internet_20_Link">https://www.fastcompany.com/3032052/30-career-moves-you-should-make-by-the-time-you-are-30</text:a></text:p>
      <text:p text:style-name="P40"/>
      <text:p text:style-name="P40"/>
      <text:p text:style-name="P41">make a list of fields to try-out either volunteering or upwork</text:p>
      <text:p text:style-name="P42">FreeCodeCamp course. </text:p>
      <text:p text:style-name="P42"/>
      <text:p text:style-name="P43">Front End Development</text:p>
      <text:p text:style-name="P43"/>
      <text:p text:style-name="P44">motivation – follow the trend for a career shift to IT, AND to bring your experience to new fields and ways – to go to IT back from field.</text:p>
      <text:p text:style-name="P45"><text:s/>meetup.com</text:p>
      <text:p text:style-name="P45"/>
      <text:p text:style-name="P46">FCC and over about 6 months last year earned the Front End Web Developer Certificate</text:p>
      <text:p text:style-name="P46"/>
      <text:p text:style-name="P46">jQuery is awesome</text:p>
      <text:p text:style-name="P46">CSS is more powerful than you can imagine</text:p>
      <text:p text:style-name="P46">I can code web pages from memory (mostly)</text:p>
      <text:p text:style-name="P46"/>
      <text:p text:style-name="P47">review all clothes and put on sale – shorts, T-shorts, poker-stars stuff – lighter, openers, card decks, etc.</text:p>
      <text:p text:style-name="P47"/>
      <text:p text:style-name="P47">chargers, other electronics – how to ship through ebay? - find out</text:p>
      <text:p text:style-name="P48"><text:a xlink:type="simple" xlink:href="https://en.wikipedia.org/wiki/Odoo" text:style-name="Internet_20_link" text:visited-style-name="Visited_20_Internet_20_Link">https://en.wikipedia.org/wiki/Odoo</text:a></text:p>
      <text:p text:style-name="P48"/>
      <text:p text:style-name="P49"><text:a xlink:type="simple" xlink:href="https://www.amazon.com/Clean-Coder-Conduct-Professional-Programmers/dp/0137081073?ie=UTF8&amp;qid=1459609048&amp;ref_=sr_1_1&amp;sr=8-1" text:style-name="Internet_20_link" text:visited-style-name="Visited_20_Internet_20_Link">https://www.amazon.com/Clean-Coder-Conduct-Professional-Programmers/dp/0137081073?ie=UTF8&amp;qid=1459609048&amp;ref_=sr_1_1&amp;sr=8-1</text:a></text:p>
      <text:p text:style-name="P49"/>
      <text:p text:style-name="P49">The Clean Coder: A Code of Conduct for Professional Programmers (Robert C. Martin Series)</text:p>
      <text:p text:style-name="P49"/>
      <text:p text:style-name="P50"><text:a xlink:type="simple" xlink:href="https://www.freecodecamp.com/" text:style-name="Internet_20_link" text:visited-style-name="Visited_20_Internet_20_Link">https://www.freecodecamp.com/</text:a></text:p>
      <text:p text:style-name="P50"/>
      <text:p text:style-name="P51"><text:a xlink:type="simple" xlink:href="http://eurotalk.com/en/" text:style-name="Internet_20_link" text:visited-style-name="Visited_20_Internet_20_Link">http://eurotalk.com/en/</text:a></text:p>
      <text:p text:style-name="P51"/>
      <text:p text:style-name="P51"><text:a xlink:type="simple" xlink:href="https://www.surrey.ac.uk/careers/documents/Country%20profiles/Malta.pdf" text:style-name="Internet_20_link" text:visited-style-name="Visited_20_Internet_20_Link">https://www.surrey.ac.uk/careers/documents/Country%20profiles/Malta.pdf</text:a></text:p>
      <text:p text:style-name="P51"/>
      <text:p text:style-name="P51"/>
      <text:p text:style-name="P51"/>
      <text:p text:style-name="P60">Анна Юрьевна, здравствуйте,</text:p>
      <text:p text:style-name="P60"/>
      <text:p text:style-name="P61">Высылаю имеющиеся снимки отметок пограничного контроля во вложении. Паспорт не доступен в связи с окончанием срока его действия. </text:p>
      <text:p text:style-name="P61"/>
      <text:p text:style-name="P62">Дата прилета в Австралию — 7 июля 2012. Вылета — 13 июля 2012. </text:p>
      <text:p text:style-name="P61"><text:soft-page-break/></text:p>
      <text:p text:style-name="P61">Приношу извинения за задержку в ответе <text:span text:style-name="T16">и благодарю за Вашу поддержку по данному вопросу</text:span>.</text:p>
      <text:p text:style-name="P61"/>
      <text:p text:style-name="P61"/>
      <text:p text:style-name="P51"/>
      <text:p text:style-name="P54">Hi Aidan</text:p>
      <text:p text:style-name="P59">Здорово, Айдан,</text:p>
      <text:p text:style-name="P54"/>
      <text:p text:style-name="P54">Firstly, can I ask where you got me email address from?</text:p>
      <text:p text:style-name="P55">Во первых, могу ли я спросить откуда у вас адрес моего ящика?</text:p>
      <text:p text:style-name="P54"/>
      <text:p text:style-name="P54">Secondly, thank you for your interest in Religion.</text:p>
      <text:p text:style-name="P55">Во-вторых, благодарим за интерес в «Религия» (наша компания)</text:p>
      <text:p text:style-name="P54"/>
      <text:p text:style-name="P54"/>
      <text:p text:style-name="P54">Here are the answers to your questions in red:</text:p>
      <text:p text:style-name="P55">Ниже я привожу ответы на ваши вопросы красным шрифтом.</text:p>
      <text:p text:style-name="P54"/>
      <text:p text:style-name="P54"/>
      <text:p text:style-name="P54">Would Religion clothing be able to supply to a store in Russia? <text:s text:c="2"/>Yes</text:p>
      <text:p text:style-name="P55">Обладает ли «Релиджиоус клозин» возможностями вести поставки в точку розничной продажи в России?</text:p>
      <text:p text:style-name="P55">Ответ: ДА</text:p>
      <text:p text:style-name="P54"/>
      <text:p text:style-name="P54"/>
      <text:p text:style-name="P54">Secondly, would there be any requirements that would need to be met if a store was to open, including details of what fees would be charged and how would they be charged e.g. would it be an upfront cost or are fees charged on a percentage of sales basis? </text:p>
      <text:p text:style-name="P55">Во-вторых, имеются ли, и, если да, то какие требования к гипотетическому вновь открываемому магазину (точке розничной продажи), включая детали о платежах и способах их исчисления, т. е., платеж за франшизу, по ставке, или по проценту с продаж?</text:p>
      <text:p text:style-name="P55"/>
      <text:p text:style-name="P55">ОТВЕТ:</text:p>
      <text:p text:style-name="P54">Your up front cost would be the shop fit (we can supply or you could source in Russia (perhaps!), and the stock. Any license fee would be decided upon in the contact of the propsed store, the position and size of the store.</text:p>
      <text:p text:style-name="P55">От вас требуется обеспечить удовлетворяющий требованиям прилавок (точку розничной продажи) и склад. Возможны оба варианта — мы поставляемя вам напрямую, или вы поставляете с большого склада в России. Платеж за франшизу будет зависеть от магазина, локации, размера.</text:p>
      <text:p text:style-name="P55"/>
      <text:p text:style-name="P54"/>
      <text:p text:style-name="P54"/>
      <text:p text:style-name="P55"/>
      <text:p text:style-name="P54">What requirements would the shop itself need to meet? <text:s text:c="5"/>You would need to fit the store in accordance with our requirements, ad we would need to approve the store plans and the execution of those plans</text:p>
      <text:p text:style-name="P55"><text:soft-page-break/>Какие требования предъявляются непосредственно к <text:s/>магазину? </text:p>
      <text:p text:style-name="P55">ОТВЕТ: Магазин ДОЛЖЕН соответствовать требованиями франшизадателя. Мы оставляемя за собой право истребовать обязательного утверждения как <text:span text:style-name="T12">комплекта рабочей проектной документации, так и проекта производства работ, технологических карт, и вообще прямого участия в надзоре за строительством.</text:span></text:p>
      <text:p text:style-name="P55"/>
      <text:p text:style-name="P54">For instance; Would the shop need to be located in a certain area of the city? <text:s text:c="2"/>Yes</text:p>
      <text:p text:style-name="P56">Например, требуется ли расположение магазина в определенной части города?</text:p>
      <text:p text:style-name="P56">ОТВЕТ: ДА</text:p>
      <text:p text:style-name="P56"/>
      <text:p text:style-name="P56"/>
      <text:p text:style-name="P54">Would the shop front need to have a certain style? <text:s text:c="3"/>Yes, although this is often controlled by mall owners</text:p>
      <text:p text:style-name="P56">Имеются ли требования к витринам магазина (стиль)?</text:p>
      <text:p text:style-name="P56">ОТВЕТ: Да, однако, в большинстве случаев эти требования устанавливаются операторами торговых площадей.</text:p>
      <text:p text:style-name="P56"/>
      <text:p text:style-name="P54">Do you have a minimum or maximum requirement for floor space? <text:s text:c="2"/>150m2 minimum</text:p>
      <text:p text:style-name="P56">Есть ли у вас требования к минимальному и максимальной площади? (на знаю чего — торговой, или общей — не понятно)</text:p>
      <text:p text:style-name="P56">ОТВЕТ: Да, от 150 кв.м.</text:p>
      <text:p text:style-name="P54"/>
      <text:p text:style-name="P54">In terms of trade, would the franchise need to buy your products outright or would it be done on a sale or return basis? <text:s text:c="2"/>We do not do Sale or Return</text:p>
      <text:p text:style-name="P56">Каковы условия поставок по франшизе? Мы должны будем покупать у вас <text:span text:style-name="T15">непрямую</text:span>, или вы предоставляете схемы перепоставок? </text:p>
      <text:p text:style-name="P56">ОТВЕТ: мы не предоставляем схемы перепоставок (<text:span text:style-name="T13">мы не принимаем возврат нереализованной продукции).</text:span></text:p>
      <text:p text:style-name="P54"/>
      <text:p text:style-name="P54">Lastly, if it would be possible to open a Religion clothing store in Saint-Petersburg, what would the next steps be in order to start trading? <text:s/></text:p>
      <text:p text:style-name="P57">В последнюю очередь, <text:span text:style-name="T14">если будет запланировано открытие торговой точки «Релижин клозин» в Санкт-Петербурге, то какие могли бы быть последующие шаги для запуска торговли?</text:span></text:p>
      <text:p text:style-name="P54"/>
      <text:p text:style-name="P58">ОТВЕТ</text:p>
      <text:p text:style-name="P54">I would need information on you, your organisation, your experience in fashion retail, your finances.</text:p>
      <text:p text:style-name="P54">I would need to come and see your situation/offices/store in St Petersburg. </text:p>
      <text:p text:style-name="P54">You would need to come and see us in London to get a better idea of the brand.</text:p>
      <text:p text:style-name="P54">We would need to do all due diligence financially, so we would need full disclosure of your financial situation.</text:p>
      <text:p text:style-name="P54">I would need to see and approve the store and the plans for the fitting of the store.</text:p>
      <text:p text:style-name="P54"/>
      <text:p text:style-name="P58">Нам понадобится информация от вас, о вашей организации, опыте в продажах в сфере моды, ваши финансы.</text:p>
      <text:p text:style-name="P58"/>
      <text:p text:style-name="P58"><text:soft-page-break/>Мне понадобится прибыть и осмотреть ваше положение(ситуацию)/офисы/магазин в Санкт-Петербурге.</text:p>
      <text:p text:style-name="P58">Нам потребуется обеспечить полный финансовый контроль, так что нам нужно будет запросить от вас полное разглашение финансовой ситуации.</text:p>
      <text:p text:style-name="P58">Мне нужно будет осмотреть и утвердить магазин и планы по его обустройству.</text:p>
      <text:p text:style-name="P58"/>
      <text:p text:style-name="P58">С наилучшими,</text:p>
      <text:p text:style-name="P58">Жами Лойд</text:p>
      <text:p text:style-name="P54"/>
      <text:p text:style-name="P54">Best Regards</text:p>
      <text:p text:style-name="P54"/>
      <text:p text:style-name="P54">Jamie Lloyd</text:p>
      <text:p text:style-name="P54"/>
      <text:p text:style-name="P54"/>
      <text:p text:style-name="P53"/>
      <text:p text:style-name="P52">All customer supports – foreign language</text:p>
      <text:p text:style-name="P52">Technical customer support – </text:p>
      <text:p text:style-name="P52"/>
      <text:p text:style-name="P52">Make one CV for general customer support. Trace the others later on. - Tech support and etc. Select and start a course and a low-paid work to hook-up.</text:p>
      <text:p text:style-name="P52"/>
      <text:p text:style-name="P52"/>
      <text:p text:style-name="P42"/>
      <text:p text:style-name="P40"/>
      <text:p text:style-name="P40">make a personal short website</text:p>
      <text:p text:style-name="P40"/>
      <text:p text:style-name="P40"/>
      <text:p text:style-name="P40">Put a sales experience for all except OG The last one especially</text:p>
      <text:p text:style-name="P40"/>
      <text:p text:style-name="P40">Put purchasing experince?</text:p>
      <text:p text:style-name="P40"/>
      <text:p text:style-name="P39"/>
      <text:p text:style-name="P67">CUSTOMER RETENTION <text:s/>- theory and practice?</text:p>
      <text:p text:style-name="P67"/>
      <text:p text:style-name="P39"/>
      <text:p text:style-name="P142"/>
      <text:h text:style-name="Heading_20_2" text:outline-level="2"><text:span text:style-name="T17">NEW CV. </text:span>CONSTRUCTION PROJECT BIDDING TERMS</text:h>
      <text:p text:style-name="P68"/>
      <text:p text:style-name="P68"/>
      <text:p text:style-name="P68"/>
      <text:p text:style-name="P70">UPDATE TERMS</text:p>
      <text:p text:style-name="P70">proposal, presentation, present to a committee, hierarchy of priorities</text:p>
      <text:p text:style-name="P70">cost-estimate</text:p>
      <text:p text:style-name="P70">construction bidding process</text:p>
      <text:p text:style-name="P70">turning a profit</text:p>
      <text:p text:style-name="P70">construction bid software</text:p>
      <text:p text:style-name="P70">automated job costing</text:p>
      <text:p text:style-name="P70">database of construction (work) costs updated monthly by subscription</text:p>
      <text:p text:style-name="P70">buyers</text:p>
      <text:p text:style-name="P70">builders</text:p>
      <text:p text:style-name="P70">own database for job costings</text:p>
      <text:p text:style-name="P70">budgetary information</text:p>
      <text:p text:style-name="P70">construction bid template or bid sheet</text:p>
      <text:p text:style-name="P70">required document</text:p>
      <text:p text:style-name="P70">formal bid</text:p>
      <text:p text:style-name="P70">bid template a legally required document – studied bid templates to reply with compliance</text:p>
      <text:p text:style-name="P70">construction bid-proposal</text:p>
      <text:p text:style-name="P70">traditional construction bid-proposals</text:p>
      <text:p text:style-name="P70">design-build construction bid-proposals</text:p>
      <text:p text:style-name="P70">primary contractor</text:p>
      <text:p text:style-name="P70">construction contract bids</text:p>
      <text:p text:style-name="P70">standard forms</text:p>
      <text:p text:style-name="P70">proved performance record</text:p>
      <text:p text:style-name="P70">selection of tender documents and contracts</text:p>
      <text:p text:style-name="P70">selection of contractors and consultants with proven performance record</text:p>
      <text:p text:style-name="P70">effective management of contracts including clause commentaries, sample letters and check-lists</text:p>
      <text:p text:style-name="P70">maintenance of an effective performance management system through monitoring and reporting</text:p>
      <text:p text:style-name="P70">resolution of contractual claims and disputes</text:p>
      <text:p text:style-name="P70">supporting documentation</text:p>
      <text:p text:style-name="P70">business history</text:p>
      <text:p text:style-name="P70"/>
      <text:p text:style-name="P69"/>
      <text:p text:style-name="P69"/>
      <text:p text:style-name="P69"/>
      <text:p text:style-name="P70"/>
      <text:p text:style-name="P70"/>
      <text:p text:style-name="P70">cost-estimate</text:p>
      <text:p text:style-name="P70">construction bidding process</text:p>
      <text:p text:style-name="P70">turning a profit</text:p>
      <text:p text:style-name="P70">construction bid software</text:p>
      <text:p text:style-name="P70">automated job costing</text:p>
      <text:p text:style-name="P70">database of construction (work) costs updated monthly by subscription</text:p>
      <text:p text:style-name="P70"><text:soft-page-break/>buyers</text:p>
      <text:p text:style-name="P70">builders</text:p>
      <text:p text:style-name="P70">own database for job costings</text:p>
      <text:p text:style-name="P70">budgetary information</text:p>
      <text:p text:style-name="P70">construction bid template or bid sheet</text:p>
      <text:p text:style-name="P70">required document</text:p>
      <text:p text:style-name="P70">formal bid</text:p>
      <text:p text:style-name="P70">bid template a legally required document – studied bid templates to reply with compliance</text:p>
      <text:p text:style-name="P70"/>
      <text:p text:style-name="P70">primary contractor</text:p>
      <text:p text:style-name="P70">standard forms</text:p>
      <text:p text:style-name="P70">proved performance record</text:p>
      <text:p text:style-name="P70">selection of tender documents and contracts</text:p>
      <text:p text:style-name="P70">selection of contractors and consultants with proven performance record</text:p>
      <text:p text:style-name="P70">effective management of contracts including clause commentaries, sample letters and check-lists</text:p>
      <text:p text:style-name="P70">maintenance of an effective performance management system through monitoring and reporting</text:p>
      <text:p text:style-name="P70">resolution of contractual claims and disputes</text:p>
      <text:p text:style-name="P70">supporting documentation</text:p>
      <text:p text:style-name="P70">business history</text:p>
      <text:p text:style-name="P70"/>
      <text:p text:style-name="P68"/>
      <text:p text:style-name="P68"/>
      <text:p text:style-name="P68"/>
      <text:p text:style-name="P143"/>
      <text:h text:style-name="Heading_20_2" text:outline-level="2"><text:span text:style-name="T18">NEW CV. </text:span>IT JOB SEARCH</text:h>
      <text:p text:style-name="P71"/>
      <text:p text:style-name="P71"/>
      <text:p text:style-name="P92">TO TRANSFER TO NEW FILE DEVOTED TO LEARNING – ALSO PROSPECTS AND OUTLOOKS – MAKE A TITLE!!!</text:p>
      <text:p text:style-name="P92"><text:a xlink:type="simple" xlink:href="https://medium.com/@bradley_nice/useful-docs-and-guides-for-front-end-developers-6a13fc395783" text:style-name="Internet_20_link" text:visited-style-name="Visited_20_Internet_20_Link">https://medium.com/@bradley_nice/useful-docs-and-guides-for-front-end-developers-6a13fc395783</text:a></text:p>
      <text:p text:style-name="P92"><text:a xlink:type="simple" xlink:href="https://medium.com/web-design-and-beyond/the-ultimate-list-of-best-free-tools-resources-for-front-end-web-developers-983c65de3300" text:style-name="Internet_20_link" text:visited-style-name="Visited_20_Internet_20_Link">https://medium.com/web-design-and-beyond/the-ultimate-list-of-best-free-tools-resources-for-front-end-web-developers-983c65de3300</text:a></text:p>
      <text:p text:style-name="P92"/>
      <text:p text:style-name="P71"/>
      <text:p text:style-name="P78">Need to rehears the password for admin panel of the websites</text:p>
      <text:p text:style-name="P68"/>
      <text:p text:style-name="P74">LOOK FOR COMPUTER SUPPORT SPECIALISTS</text:p>
      <text:p text:style-name="P74"/>
      <text:p text:style-name="P75"><text:a xlink:type="simple" xlink:href="https://www.bls.gov/ooh/computer-and-information-technology/home.htm" text:style-name="Internet_20_link" text:visited-style-name="Visited_20_Internet_20_Link">https://www.bls.gov/ooh/computer-and-information-technology/home.htm</text:a></text:p>
      <text:p text:style-name="P75"/>
      <text:p text:style-name="P74"/>
      <text:p text:style-name="P72"><text:a xlink:type="simple" xlink:href="https://www.comptia.org/resources/it-industry-outlook-2016-final" text:style-name="Internet_20_link" text:visited-style-name="Visited_20_Internet_20_Link">https://www.comptia.org/resources/it-industry-outlook-2016-final</text:a></text:p>
      <text:p text:style-name="P72"/>
      <text:p text:style-name="P76">TOP GROWIND AND DECLINING SKILLS IN THE WORLD OF PROGRAMMING AT UPWORK</text:p>
      <text:p text:style-name="P76"/>
      <text:p text:style-name="P76"/>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row>
          <table:table-cell table:style-name="Table1.A1" office:value-type="string">
            <text:p text:style-name="P150">##</text:p>
          </table:table-cell>
          <table:table-cell table:style-name="Table1.A1" office:value-type="string">
            <text:p text:style-name="P150">DESCRIPTION</text:p>
          </table:table-cell>
          <table:table-cell table:style-name="Table1.A1" office:value-type="string">
            <text:p text:style-name="P151">NOW</text:p>
          </table:table-cell>
          <table:table-cell table:style-name="Table1.A1" office:value-type="string">
            <text:p text:style-name="P151">OUT</text:p>
          </table:table-cell>
          <table:table-cell table:style-name="Table1.A1" office:value-type="string">
            <text:p text:style-name="P150">HITS</text:p>
          </table:table-cell>
          <table:table-cell table:style-name="Table1.A1" office:value-type="string">
            <text:p text:style-name="P150">LINKS</text:p>
          </table:table-cell>
          <table:table-cell table:style-name="Table1.A1" office:value-type="string">
            <text:p text:style-name="P150">NOTES</text:p>
          </table:table-cell>
          <table:table-cell table:style-name="Table1.H1" office:value-type="string">
            <text:p text:style-name="P151">MEDIANS</text:p>
          </table:table-cell>
        </table:table-row>
        <table:table-row>
          <table:table-cell table:style-name="Table1.A2" office:value-type="string">
            <text:p text:style-name="Table_20_Contents"/>
          </table:table-cell>
          <table:table-cell table:style-name="Table1.A2" office:value-type="string">
            <text:p text:style-name="P151">Information security analyst</text:p>
          </table:table-cell>
          <table:table-cell table:style-name="Table1.A2" office:value-type="string">
            <text:p text:style-name="Table_20_Contents"/>
          </table:table-cell>
          <table:table-cell table:style-name="Table1.A2" office:value-type="string">
            <text:p text:style-name="P152">+18</text:p>
          </table:table-cell>
          <table:table-cell table:style-name="Table1.A2" office:value-type="string">
            <text:p text:style-name="P167">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90 us</text:p>
          </table:table-cell>
        </table:table-row>
        <table:table-row>
          <table:table-cell table:style-name="Table1.A2" office:value-type="string">
            <text:p text:style-name="Table_20_Contents"/>
          </table:table-cell>
          <table:table-cell table:style-name="Table1.A2" office:value-type="string">
            <text:p text:style-name="P156">Software Developers Application</text:p>
          </table:table-cell>
          <table:table-cell table:style-name="Table1.A2" office:value-type="string">
            <text:p text:style-name="Table_20_Contents"/>
          </table:table-cell>
          <table:table-cell table:style-name="Table1.A2" office:value-type="string">
            <text:p text:style-name="P152"/>
          </table:table-cell>
          <table:table-cell table:style-name="Table1.A2" office:value-type="string">
            <text:p text:style-name="P166">5</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
          </table:table-cell>
        </table:table-row>
        <table:table-row>
          <table:table-cell table:style-name="Table1.A2" office:value-type="string">
            <text:p text:style-name="Table_20_Contents"/>
          </table:table-cell>
          <table:table-cell table:style-name="Table1.A2" office:value-type="string">
            <text:p text:style-name="P155">Cloud computing</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64">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51">Web Developers</text:p>
          </table:table-cell>
          <table:table-cell table:style-name="Table1.A2" office:value-type="string">
            <text:p text:style-name="Table_20_Contents"/>
          </table:table-cell>
          <table:table-cell table:style-name="Table1.A2" office:value-type="string">
            <text:p text:style-name="P153">+27</text:p>
          </table:table-cell>
          <table:table-cell table:style-name="Table1.A2" office:value-type="string">
            <text:p text:style-name="P160">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65 us</text:p>
          </table:table-cell>
        </table:table-row>
        <table:table-row table:style-name="Table1.6">
          <table:table-cell table:style-name="Table1.A2" office:value-type="string">
            <text:p text:style-name="Table_20_Contents"/>
          </table:table-cell>
          <table:table-cell table:style-name="Table1.A2" office:value-type="string">
            <text:p text:style-name="P151">Computer support specialist</text:p>
          </table:table-cell>
          <table:table-cell table:style-name="Table1.A2" office:value-type="string">
            <text:p text:style-name="Table_20_Contents"/>
          </table:table-cell>
          <table:table-cell table:style-name="Table1.A2" office:value-type="string">
            <text:p text:style-name="P152">+12</text:p>
          </table:table-cell>
          <table:table-cell table:style-name="Table1.A2" office:value-type="string">
            <text:p text:style-name="P157">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51 us</text:p>
            <text:p text:style-name="P151"/>
          </table:table-cell>
        </table:table-row>
        <table:table-row table:style-name="Table1.6">
          <table:table-cell table:style-name="Table1.A2" office:value-type="string">
            <text:p text:style-name="Table_20_Contents"/>
          </table:table-cell>
          <table:table-cell table:style-name="Table1.A2" office:value-type="string">
            <text:p text:style-name="P151">Database administrators</text:p>
          </table:table-cell>
          <table:table-cell table:style-name="Table1.A2" office:value-type="string">
            <text:p text:style-name="Table_20_Contents"/>
          </table:table-cell>
          <table:table-cell table:style-name="Table1.A2" office:value-type="string">
            <text:p text:style-name="P152">+11</text:p>
            <text:p text:style-name="P152"/>
          </table:table-cell>
          <table:table-cell table:style-name="Table1.A2" office:value-type="string">
            <text:p text:style-name="P158">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82 us</text:p>
          </table:table-cell>
        </table:table-row>
        <table:table-row table:style-name="Table1.6">
          <table:table-cell table:style-name="Table1.A2" office:value-type="string">
            <text:p text:style-name="Table_20_Contents"/>
          </table:table-cell>
          <table:table-cell table:style-name="Table1.A2" office:value-type="string">
            <text:p text:style-name="P151">Computer System Analyst</text:p>
          </table:table-cell>
          <table:table-cell table:style-name="Table1.A2" office:value-type="string">
            <text:p text:style-name="Table_20_Contents"/>
          </table:table-cell>
          <table:table-cell table:style-name="Table1.A2" office:value-type="string">
            <text:p text:style-name="P152">+21</text:p>
          </table:table-cell>
          <table:table-cell table:style-name="Table1.A2" office:value-type="string">
            <text:p text:style-name="P157">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86 us</text:p>
          </table:table-cell>
        </table:table-row>
        <table:table-row table:style-name="Table1.6">
          <table:table-cell table:style-name="Table1.A2" office:value-type="string">
            <text:p text:style-name="Table_20_Contents"/>
          </table:table-cell>
          <table:table-cell table:style-name="Table1.A2" office:value-type="string">
            <text:p text:style-name="P151">Software Developers <text:span text:style-name="T19">System</text:span></text:p>
          </table:table-cell>
          <table:table-cell table:style-name="Table1.A2" office:value-type="string">
            <text:p text:style-name="Table_20_Contents"/>
          </table:table-cell>
          <table:table-cell table:style-name="Table1.A2" office:value-type="string">
            <text:p text:style-name="P152">+17</text:p>
          </table:table-cell>
          <table:table-cell table:style-name="Table1.A2" office:value-type="string">
            <text:p text:style-name="P156">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101 us</text:p>
          </table:table-cell>
        </table:table-row>
        <table:table-row table:style-name="Table1.10">
          <table:table-cell table:style-name="Table1.A2" office:value-type="string">
            <text:p text:style-name="Table_20_Contents"/>
          </table:table-cell>
          <table:table-cell table:style-name="Table1.A2" office:value-type="string">
            <text:p text:style-name="P162">User Interface Design</text:p>
          </table:table-cell>
          <table:table-cell table:style-name="Table1.A2" office:value-type="string">
            <text:p text:style-name="Table_20_Contents"/>
          </table:table-cell>
          <table:table-cell table:style-name="Table1.A2" office:value-type="string">
            <text:p text:style-name="P153"/>
          </table:table-cell>
          <table:table-cell table:style-name="Table1.A2" office:value-type="string">
            <text:p text:style-name="P162">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
          </table:table-cell>
        </table:table-row>
        <table:table-row table:style-name="Table1.6">
          <table:table-cell table:style-name="Table1.A2" office:value-type="string">
            <text:p text:style-name="Table_20_Contents"/>
          </table:table-cell>
          <table:table-cell table:style-name="Table1.A2" office:value-type="string">
            <text:p text:style-name="P159">Mobile</text:p>
          </table:table-cell>
          <table:table-cell table:style-name="Table1.A2" office:value-type="string">
            <text:p text:style-name="Table_20_Contents"/>
          </table:table-cell>
          <table:table-cell table:style-name="Table1.A2" office:value-type="string">
            <text:p text:style-name="P152"/>
          </table:table-cell>
          <table:table-cell table:style-name="Table1.A2" office:value-type="string">
            <text:p text:style-name="P163">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
          </table:table-cell>
        </table:table-row>
        <table:table-row table:style-name="Table1.6">
          <table:table-cell table:style-name="Table1.A2" office:value-type="string">
            <text:p text:style-name="Table_20_Contents"/>
          </table:table-cell>
          <table:table-cell table:style-name="Table1.A2" office:value-type="string">
            <text:p text:style-name="P159">Big Data</text:p>
          </table:table-cell>
          <table:table-cell table:style-name="Table1.A2" office:value-type="string">
            <text:p text:style-name="Table_20_Contents"/>
          </table:table-cell>
          <table:table-cell table:style-name="Table1.A2" office:value-type="string">
            <text:p text:style-name="P152"/>
          </table:table-cell>
          <table:table-cell table:style-name="Table1.A2" office:value-type="string">
            <text:p text:style-name="P165">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
          </table:table-cell>
        </table:table-row>
        <table:table-row table:style-name="Table1.6">
          <table:table-cell table:style-name="Table1.A2" office:value-type="string">
            <text:p text:style-name="Table_20_Contents"/>
          </table:table-cell>
          <table:table-cell table:style-name="Table1.A2" office:value-type="string">
            <text:p text:style-name="P155">Virtualiza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55">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style-name="Table1.6">
          <table:table-cell table:style-name="Table1.A2" office:value-type="string">
            <text:p text:style-name="Table_20_Contents"/>
          </table:table-cell>
          <table:table-cell table:style-name="Table1.A2" office:value-type="string">
            <text:p text:style-name="P154">Project Manageme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54">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style-name="Table1.6">
          <table:table-cell table:style-name="Table1.A2" office:value-type="string">
            <text:p text:style-name="Table_20_Contents"/>
          </table:table-cell>
          <table:table-cell table:style-name="Table1.A2" office:value-type="string">
            <text:p text:style-name="P151">Computer programmers</text:p>
          </table:table-cell>
          <table:table-cell table:style-name="Table1.A2" office:value-type="string">
            <text:p text:style-name="Table_20_Contents"/>
          </table:table-cell>
          <table:table-cell table:style-name="Table1.A2" office:value-type="string">
            <text:p text:style-name="P152">-8</text:p>
            <text:p text:style-name="P152"><text:soft-page-break/></text:p>
          </table:table-cell>
          <table:table-cell table:style-name="Table1.A2" office:value-type="string">
            <text:p text:style-name="P154">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79 us</text:p>
          </table:table-cell>
        </table:table-row>
        <table:table-row table:style-name="Table1.6">
          <table:table-cell table:style-name="Table1.A2" office:value-type="string">
            <text:p text:style-name="Table_20_Contents"/>
          </table:table-cell>
          <table:table-cell table:style-name="Table1.A2" office:value-type="string">
            <text:p text:style-name="P151">Network and computer system administrators</text:p>
          </table:table-cell>
          <table:table-cell table:style-name="Table1.A2" office:value-type="string">
            <text:p text:style-name="Table_20_Contents"/>
          </table:table-cell>
          <table:table-cell table:style-name="Table1.A2" office:value-type="string">
            <text:p text:style-name="P152">+8</text:p>
          </table:table-cell>
          <table:table-cell table:style-name="Table1.A2" office:value-type="string">
            <text:p text:style-name="P156">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78 us</text:p>
          </table:table-cell>
        </table:table-row>
        <table:table-row table:style-name="Table1.6">
          <table:table-cell table:style-name="Table1.A2" office:value-type="string">
            <text:p text:style-name="Table_20_Contents"/>
          </table:table-cell>
          <table:table-cell table:style-name="Table1.A2" office:value-type="string">
            <text:p text:style-name="P151">Computer Network Architect</text:p>
          </table:table-cell>
          <table:table-cell table:style-name="Table1.A2" office:value-type="string">
            <text:p text:style-name="Table_20_Contents"/>
          </table:table-cell>
          <table:table-cell table:style-name="Table1.A2" office:value-type="string">
            <text:p text:style-name="P152">+9</text:p>
          </table:table-cell>
          <table:table-cell table:style-name="Table1.A2" office:value-type="string">
            <text:p text:style-name="P154">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100 us</text:p>
          </table:table-cell>
        </table:table-row>
        <table:table-row table:style-name="Table1.6">
          <table:table-cell table:style-name="Table1.A2" office:value-type="string">
            <text:p text:style-name="Table_20_Contents"/>
          </table:table-cell>
          <table:table-cell table:style-name="Table1.A2" office:value-type="string">
            <text:p text:style-name="P161">Data Presentation (new super hot)</text:p>
          </table:table-cell>
          <table:table-cell table:style-name="Table1.A2" office:value-type="string">
            <text:p text:style-name="Table_20_Contents"/>
          </table:table-cell>
          <table:table-cell table:style-name="Table1.A2" office:value-type="string">
            <text:p text:style-name="P152"/>
          </table:table-cell>
          <table:table-cell table:style-name="Table1.A2" office:value-type="string">
            <text:p text:style-name="P161">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
          </table:table-cell>
        </table:table-row>
        <table:table-row table:style-name="Table1.6">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style-name="Table1.6">
          <table:table-cell table:style-name="Table1.A2" office:value-type="string">
            <text:p text:style-name="Table_20_Contents"/>
          </table:table-cell>
          <table:table-cell table:style-name="Table1.A2" office:value-type="string">
            <text:p text:style-name="P151">Computer and Information Research Scientist</text:p>
          </table:table-cell>
          <table:table-cell table:style-name="Table1.A2" office:value-type="string">
            <text:p text:style-name="Table_20_Contents"/>
          </table:table-cell>
          <table:table-cell table:style-name="Table1.A2" office:value-type="string">
            <text:p text:style-name="P152">+1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P151">111 us</text:p>
          </table:table-cell>
        </table:table-row>
      </table:table>
      <text:p text:style-name="P68"/>
      <text:p text:style-name="P68"/>
      <text:p text:style-name="P79"><text:a xlink:type="simple" xlink:href="https://generalassemb.ly/blog/what-is-front-end-web-development/" text:style-name="Internet_20_link" text:visited-style-name="Visited_20_Internet_20_Link">https://generalassemb.ly/blog/what-is-front-end-web-development/</text:a></text:p>
      <text:p text:style-name="P79"/>
      <text:p text:style-name="P89"><text:a xlink:type="simple" xlink:href="https://www.comptia.org/resources/it-industry-outlook-2016-final" text:style-name="Internet_20_link" text:visited-style-name="Visited_20_Internet_20_Link">https://www.comptia.org/resources/it-industry-outlook-2016-final</text:a></text:p>
      <text:p text:style-name="P89"/>
      <text:p text:style-name="P79"/>
      <text:p text:style-name="P13">MOST USEFUL LINK</text:p>
      <text:p text:style-name="P80"><text:a xlink:type="simple" xlink:href="https://medium.com/web-development-zone/where-to-start-as-a-front-end-web-developer-cb7123bc84bb" text:style-name="Internet_20_link" text:visited-style-name="Visited_20_Internet_20_Link">https://medium.com/web-development-zone/where-to-start-as-a-front-end-web-developer-cb7123bc84bb</text:a></text:p>
      <text:p text:style-name="P80"/>
      <text:p text:style-name="P81"><text:a xlink:type="simple" xlink:href="https://medium.com/web-development-resources/the-best-websites-to-learn-coding-5e903400fdff" text:style-name="Internet_20_link" text:visited-style-name="Visited_20_Internet_20_Link">https://medium.com/web-development-resources/the-best-websites-to-learn-coding-5e903400fdff</text:a></text:p>
      <text:p text:style-name="P81"/>
      <text:p text:style-name="P81"><text:a xlink:type="simple" xlink:href="https://medium.com/@bradley_nice/useful-docs-and-guides-for-front-end-developers-6a13fc395783" text:style-name="Internet_20_link" text:visited-style-name="Visited_20_Internet_20_Link">https://medium.com/@bradley_nice/useful-docs-and-guides-for-front-end-developers-6a13fc395783</text:a></text:p>
      <text:p text:style-name="P81"/>
      <text:p text:style-name="P81"><text:a xlink:type="simple" xlink:href="https://medium.com/web-design-and-beyond/the-ultimate-list-of-best-free-tools-resources-for-front-end-web-developers-983c65de3300" text:style-name="Internet_20_link" text:visited-style-name="Visited_20_Internet_20_Link">https://medium.com/web-design-and-beyond/the-ultimate-list-of-best-free-tools-resources-for-front-end-web-developers-983c65de3300</text:a></text:p>
      <text:p text:style-name="P81"/>
      <text:p text:style-name="P82">graduate of Internet Technology.</text:p>
      <text:p text:style-name="P82"/>
      <text:p text:style-name="P84">WITH JAVA NEED TO LEARN NODE.JS – THE VERY BEST AND THE MOST USED</text:p>
      <text:p text:style-name="P84"/>
      <text:p text:style-name="P87"><text:a xlink:type="simple" xlink:href="http://www.skilledup.com/articles/the-best-mooc-provider-a-review-of-coursera-udacity-and-edx" text:style-name="Internet_20_link" text:visited-style-name="Visited_20_Internet_20_Link">http://www.skilledup.com/articles/the-best-mooc-provider-a-review-of-coursera-udacity-and-edx</text:a></text:p>
      <text:p text:style-name="P88"><text:a xlink:type="simple" xlink:href="https://www.mooclab.club/showcase/viking-code-school.113/" text:style-name="Internet_20_link" text:visited-style-name="Visited_20_Internet_20_Link">https://www.mooclab.club/showcase/viking-code-school.113/</text:a></text:p>
      <text:p text:style-name="P88"/>
      <text:p text:style-name="P68"/>
      <text:p text:style-name="P77">FREE IT COURSES ONLINE</text:p>
      <text:p text:style-name="P83">EDX, COURSEAR AND UDACITY ARE RECOMMENDED, </text:p>
      <text:p text:style-name="P77"/>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P186">##</text:p>
            </table:table-cell>
            <table:table-cell table:style-name="Table2.A1" office:value-type="string">
              <text:p text:style-name="P186">NAME</text:p>
            </table:table-cell>
            <table:table-cell table:style-name="Table2.A1" office:value-type="string">
              <text:p text:style-name="P186">LINK</text:p>
            </table:table-cell>
            <table:table-cell table:style-name="Table2.A1" office:value-type="string">
              <text:p text:style-name="P186"/>
            </table:table-cell>
            <table:table-cell table:style-name="Table2.A1" office:value-type="string">
              <text:p text:style-name="P186"/>
            </table:table-cell>
            <table:table-cell table:style-name="Table2.A1" office:value-type="string">
              <text:p text:style-name="P186">N</text:p>
            </table:table-cell>
            <table:table-cell table:style-name="Table2.A1" office:value-type="string">
              <text:p text:style-name="P186">TREND</text:p>
            </table:table-cell>
            <table:table-cell table:style-name="Table2.A1" office:value-type="string">
              <text:p text:style-name="P186">HOURS</text:p>
            </table:table-cell>
            <table:table-cell table:style-name="Table2.A1" office:value-type="string">
              <text:p text:style-name="P186">CERTS</text:p>
            </table:table-cell>
            <table:table-cell table:style-name="Table2.J1" office:value-type="string">
              <text:p text:style-name="P186">NOTES</text:p>
            </table:table-cell>
          </table:table-row>
        </table:table-header-rows>
        <table:table-row>
          <table:table-cell table:style-name="Table2.A2" office:value-type="string">
            <text:p text:style-name="Table_20_Contents"/>
          </table:table-cell>
          <table:table-cell table:style-name="Table2.A2" office:value-type="string">
            <text:p text:style-name="P173">EdX</text:p>
            <text:p text:style-name="P202">Focus with uni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7">1.6+</text:p>
          </table:table-cell>
          <table:table-cell table:style-name="Table2.A2" office:value-type="string">
            <text:p text:style-name="Table_20_Contents"/>
          </table:table-cell>
          <table:table-cell table:style-name="Table2.A2" office:value-type="string">
            <text:p text:style-name="P192">Ca 20-<text:soft-page-break/>60 per course</text:p>
          </table:table-cell>
          <table:table-cell table:style-name="Table2.A2" office:value-type="string">
            <text:p text:style-name="P193">paid</text:p>
          </table:table-cell>
          <table:table-cell table:style-name="Table2.J2" office:value-type="string">
            <text:p text:style-name="P172">Free <text:span text:style-name="T20">GOOD</text:span></text:p>
            <text:p text:style-name="P191">Has free certs fro <text:soft-page-break/>Microsoft and etc. - need to do after, not related to front end development actually.</text:p>
            <text:p text:style-name="P193">420 hours for MicroMasters programm – 10 weeks of full time <text:span text:style-name="T26">(925 USD)</text:span></text:p>
            <text:p text:style-name="P194">Recognized by BIG companies – quality.</text:p>
            <text:p text:style-name="P195">Short courses- <text:s/>handy</text:p>
            <text:p text:style-name="P196">CAN START TRYING COURSES - <text:s/>CERTS ARE CHEAP – 49 </text:p>
            <text:p text:style-name="P193"/>
          </table:table-cell>
        </table:table-row>
        <table:table-row>
          <table:table-cell table:style-name="Table2.A2" office:value-type="string">
            <text:p text:style-name="Table_20_Contents"/>
          </table:table-cell>
          <table:table-cell table:style-name="Table2.A2" office:value-type="string">
            <text:p text:style-name="P173">Coursera</text:p>
            <text:p text:style-name="P202">Focus with unis</text:p>
            <text:p text:style-name="P202"/>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7">7.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2">Partial Free</text:p>
            <text:p text:style-name="P203">Recommended how to learning</text:p>
            <text:p text:style-name="P204">Confusing</text:p>
            <text:p text:style-name="P204"/>
          </table:table-cell>
        </table:table-row>
        <table:table-row>
          <table:table-cell table:style-name="Table2.A2" office:value-type="string">
            <text:p text:style-name="Table_20_Contents"/>
          </table:table-cell>
          <table:table-cell table:style-name="Table2.A2" office:value-type="string">
            <text:p text:style-name="P173">Udacity</text:p>
            <text:p text:style-name="P202">Focus with companies</text:p>
            <text:p text:style-name="P202"/>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7">1.6+</text:p>
          </table:table-cell>
          <table:table-cell table:style-name="Table2.A2" office:value-type="string">
            <text:p text:style-name="Table_20_Contents"/>
          </table:table-cell>
          <table:table-cell table:style-name="Table2.A2" office:value-type="string">
            <text:p text:style-name="P198">2 weeks each</text:p>
          </table:table-cell>
          <table:table-cell table:style-name="Table2.A2" office:value-type="string">
            <text:p text:style-name="Table_20_Contents"/>
          </table:table-cell>
          <table:table-cell table:style-name="Table2.J2" office:value-type="string">
            <text:p text:style-name="P172">Supposed to be free</text:p>
            <text:p text:style-name="P197">12 month, 200 per month – too expensive</text:p>
            <text:p text:style-name="P198">Free courses</text:p>
            <text:p text:style-name="P199">Deadlines present</text:p>
            <text:p text:style-name="P200">May opt for a free way</text:p>
            <text:p text:style-name="P201">Projects?</text:p>
            <text:p text:style-name="P201"/>
          </table:table-cell>
        </table:table-row>
        <table:table-row>
          <table:table-cell table:style-name="Table2.A2" office:value-type="string">
            <text:p text:style-name="Table_20_Contents"/>
          </table:table-cell>
          <table:table-cell table:style-name="Table2.A2" office:value-type="string">
            <text:p text:style-name="P176">Sololearn</text:p>
          </table:table-cell>
          <table:table-cell table:style-name="Table2.A2" office:value-type="string">
            <text:p text:style-name="Table_20_Contents"/>
          </table:table-cell>
          <table:table-cell table:style-name="Table2.A2" office:value-type="string">
            <text:p text:style-name="P180">GOOD</text:p>
          </table:table-cell>
          <table:table-cell table:style-name="Table2.A2" office:value-type="string">
            <text:p text:style-name="P176"/>
          </table:table-cell>
          <table:table-cell table:style-name="Table2.A2" office:value-type="string">
            <text:p text:style-name="P176">2m+</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9">Useful, but not recommended too much. Recommended very much for learning the <text:soft-page-break/>basics.</text:p>
            <text:p text:style-name="P181">Great community</text:p>
            <text:p text:style-name="P181"/>
          </table:table-cell>
        </table:table-row>
        <table:table-row>
          <table:table-cell table:style-name="Table2.A2" office:value-type="string">
            <text:p text:style-name="Table_20_Contents"/>
          </table:table-cell>
          <table:table-cell table:style-name="Table2.A2" office:value-type="string">
            <text:p text:style-name="P178">FreeC<text:span text:style-name="T22">o</text:span>deCamp</text:p>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8">900k+</text:p>
          </table:table-cell>
          <table:table-cell table:style-name="Table2.A2" office:value-type="string">
            <text:p text:style-name="Table_20_Contents"/>
          </table:table-cell>
          <table:table-cell table:style-name="Table2.A2" office:value-type="string">
            <text:p text:style-name="P189">500</text:p>
          </table:table-cell>
          <table:table-cell table:style-name="Table2.A2" office:value-type="string">
            <text:p text:style-name="P190">Y</text:p>
          </table:table-cell>
          <table:table-cell table:style-name="Table2.J2" office:value-type="string">
            <text:p text:style-name="P178">Looks good</text:p>
          </table:table-cell>
        </table:table-row>
        <table:table-row>
          <table:table-cell table:style-name="Table2.A2" office:value-type="string">
            <text:p text:style-name="Table_20_Contents"/>
          </table:table-cell>
          <table:table-cell table:style-name="Table2.A2" office:value-type="string">
            <text:p text:style-name="P182">CodeCademy</text:p>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83">24m</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84">Can <text:span text:style-name="T23">be. For the last.</text:span></text:p>
            <text:p text:style-name="P185">Certificate –<text:span text:style-name="T24"> no. But record is in profile.</text:span></text:p>
            <text:p text:style-name="P188">Duration of the courses is vague – <text:span text:style-name="T25">very short.</text:span></text:p>
            <text:p text:style-name="P188"/>
            <text:p text:style-name="P190">To try the last.</text:p>
          </table:table-cell>
        </table:table-row>
        <table:table-row>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5">https://www.edx.org/micromaster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7">https://webdesign.tutsplus.com/courses/30-days-to-learn-html-cs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7">Paid</text:p>
          </table:table-cell>
        </table:table-row>
        <table:table-row>
          <table:table-cell table:style-name="Table2.A2" office:value-type="string">
            <text:p text:style-name="Table_20_Contents"/>
          </table:table-cell>
          <table:table-cell table:style-name="Table2.A2" office:value-type="string">
            <text:p text:style-name="P174">Dash</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4">To review</text:p>
          </table:table-cell>
        </table:table-row>
        <table:table-row>
          <table:table-cell table:style-name="Table2.A2" office:value-type="string">
            <text:p text:style-name="Table_20_Contents"/>
          </table:table-cell>
          <table:table-cell table:style-name="Table2.A2" office:value-type="string">
            <text:p text:style-name="P170">/www.khanacademy.org</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1">Should be tried!</text:p>
          </table:table-cell>
        </table:table-row>
        <table:table-row>
          <table:table-cell table:style-name="Table2.A2" office:value-type="string">
            <text:p text:style-name="Table_20_Contents"/>
          </table:table-cell>
          <table:table-cell table:style-name="Table2.A2" office:value-type="string">
            <text:p text:style-name="P169">Sitepoin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69">More a resource depository</text:p>
          </table:table-cell>
        </table:table-row>
        <table:table-row>
          <table:table-cell table:style-name="Table2.A2" office:value-type="string">
            <text:p text:style-name="Table_20_Contents"/>
          </table:table-cell>
          <table:table-cell table:style-name="Table2.A2" office:value-type="string">
            <text:p text:style-name="P168">Udemy</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68">Limited set of short free courses up to 30 hours. No go.</text:p>
          </table:table-cell>
        </table:table-row>
        <table:table-row>
          <table:table-cell table:style-name="Table2.A2" office:value-type="string">
            <text:p text:style-name="Table_20_Contents"/>
          </table:table-cell>
          <table:table-cell table:style-name="Table2.A2" office:value-type="string">
            <text:p text:style-name="P172">P2PU</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P172">Free, <text:span text:style-name="T21">social. Links ot Udacity.</text:span></text:p>
          </table:table-cell>
        </table:table-row>
      </table:table>
      <text:p text:style-name="P77"/>
      <text:p text:style-name="P68"/>
      <text:p text:style-name="P68"/>
      <text:p text:style-name="P63"><text:soft-page-break/>Составление профессиональных резюме на русском и английском языках. Перевод резюме с русского на английский язык. Стилистическая переработка резюме по заданному шаблону.</text:p>
      <text:p text:style-name="P63"/>
      <text:p text:style-name="P63"/>
      <text:p text:style-name="P63"/>
      <text:p text:style-name="P64">For java certification you can apply for OCJP certification which is very valuable in the IT industries.</text:p>
      <text:p text:style-name="P64"/>
      <text:p text:style-name="P64">Similary RHEL Certification can get you jobs in Linux or Android system development.</text:p>
      <text:p text:style-name="P64"/>
      <text:p text:style-name="P64">A CISCO certification is mandatory for those who want to apply for jobs related to Networking</text:p>
      <text:p text:style-name="P64"/>
      <text:p text:style-name="P64">For overall certification follow MITx courses on edX</text:p>
      <text:p text:style-name="P64"/>
      <text:p text:style-name="P64">These courses are provided by MIT and they even provide certificates for 49$.</text:p>
      <text:p text:style-name="P64"/>
      <text:p text:style-name="P64">What I've been told by my professors is that even if you have a decent GPA its difficult to get a good job so adding Certificates to your resume will help in long run!!</text:p>
      <text:p text:style-name="P64"/>
      <text:p text:style-name="P64"/>
      <text:p text:style-name="P64"/>
      <text:p text:style-name="P64"/>
      <text:p text:style-name="P144"/>
      <text:h text:style-name="Heading_20_1" text:outline-level="1">SALARY ANALYSIS</text:h>
      <text:p text:style-name="P14"/>
      <text:p text:style-name="P64"/>
      <text:p text:style-name="P64"/>
      <text:p text:style-name="P64"/>
      <text:p text:style-name="P144"/>
      <text:p text:style-name="P64"/>
      <text:h text:style-name="Heading_20_2" text:outline-level="2">SALARY ANALYSIS</text:h>
      <text:p text:style-name="P64"/>
      <text:p text:style-name="P64"/>
      <text:p text:style-name="P65"><text:a xlink:type="simple" xlink:href="http://www.boston-link.com/wp-content/uploads/2017/01/2017-Salary-Survey.pdf" text:style-name="Internet_20_link" text:visited-style-name="Visited_20_Internet_20_Link">http://www.boston-link.com/wp-content/uploads/2017/01/2017-Salary-Survey.pdf</text:a></text:p>
      <text:p text:style-name="P65"/>
      <text:p text:style-name="P64"/>
      <text:p text:style-name="P144"/>
      <text:p text:style-name="P64"/>
      <text:p text:style-name="P64"/>
      <text:p text:style-name="P64"/>
      <text:p text:style-name="P64"/>
      <text:p text:style-name="P64"/>
      <text:p text:style-name="P143"/>
      <text:p text:style-name="P68"/>
      <text:p text:style-name="P68"/>
      <text:p text:style-name="P68"/>
      <text:p text:style-name="P143"/>
      <text:p text:style-name="P39"/>
      <text:p text:style-name="P39"/>
      <text:p text:style-name="P39"/>
      <text:p text:style-name="P39"/>
      <text:p text:style-name="P39"/>
      <text:p text:style-name="P39"/>
      <text:p text:style-name="P39"/>
      <text:p text:style-name="P142"/>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Bold Italic" style:font-family-generic="swiss" style:font-pitch="variable"/>
    <style:font-face style:name="Liberation Sans" svg:font-family="'Liberation Sans'" style:font-family-generic="swiss" style:font-pitch="variable"/>
    <style:font-face style:name="Andale Sans UI" svg:font-family="'Andale Sans UI', 'Arial Unicode MS'"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Arial" fo:font-family="Arial" style:font-style-name="Regular" style:font-family-generic="swiss" style:font-pitch="variable" fo:font-size="11pt" officeooo:rsid="003fdbcc"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master-page-name="">
      <loext:graphic-properties draw:fill-image-width="0mm" draw:fill-image-height="0mm"/>
      <style:paragraph-properties fo:text-align="end" style:justify-single-word="false" style:page-number="auto" style:shadow="none" fo:keep-with-next="auto" text:number-lines="false" text:line-number="0" style:writing-mode="page">
        <style:tab-stops>
          <style:tab-stop style:position="87.95mm" style:type="center"/>
          <style:tab-stop style:position="175.9mm" style:type="right"/>
        </style:tab-stops>
      </style:paragraph-properties>
      <style:text-properties style:font-name="Arial1" fo:font-family="Arial" style:font-style-name="Bold" style:font-family-generic="swiss" style:font-pitch="variable" fo:font-size="11pt" fo:font-weight="bold" officeooo:rsid="001b3518" style:font-size-asian="10.5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er_5f_08" style:display-name="Header_08" style:family="paragraph" style:parent-style-name="Header">
      <style:paragraph-properties fo:text-align="end" style:justify-single-word="false"/>
      <style:text-properties officeooo:rsid="001b3518"/>
    </style:style>
    <style:style style:name="Default_20_Style_20_Bold_20_Centered" style:display-name="Default Style Bold Centered" style:family="paragraph" style:parent-style-name="Standard">
      <style:paragraph-properties fo:text-align="center" style:justify-single-word="false"/>
      <style:text-properties fo:font-weight="bold" officeooo:rsid="001c9a45" style:font-weight-asian="bold" style:font-weight-complex="bold"/>
    </style:style>
    <style:style style:name="Header_20_Arial_20_Black_20_Right" style:display-name="Header Arial Black Right" style:family="paragraph" style:parent-style-name="Header">
      <style:paragraph-properties fo:text-align="end" style:justify-single-word="false" style:writing-mode="page"/>
      <style:text-properties style:font-name="Arial Black" fo:font-family="'Arial Black'" style:font-family-generic="swiss" style:font-pitch="variable" fo:font-size="12pt" fo:font-weight="normal" officeooo:rsid="001b3518" style:font-size-asian="14pt" style:font-size-complex="14pt"/>
    </style:style>
    <style:style style:name="Heading_20_1" style:display-name="Heading 1" style:family="paragraph" style:parent-style-name="Heading" style:next-style-name="Standard" style:default-outline-level="1" style:class="text" style:master-page-name="">
      <loext:graphic-properties draw:fill-image-width="0mm" draw:fill-image-height="0mm"/>
      <style:paragraph-properties fo:margin-top="0mm" fo:margin-bottom="0mm" loext:contextual-spacing="true" style:page-number="auto" style:shadow="none" style:writing-mode="page">
        <style:tab-stops/>
      </style:paragraph-properties>
      <style:text-properties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text" style:master-page-name="">
      <style:paragraph-properties fo:margin-top="0mm" fo:margin-bottom="0mm" loext:contextual-spacing="true" style:page-number="auto" style:writing-mode="page"/>
      <style:text-properties style:font-name="Arial1" fo:font-family="Arial" style:font-style-name="Bold"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paragraph-properties fo:margin-top="0mm" fo:margin-bottom="0mm" loext:contextual-spacing="true" style:writing-mode="page"/>
      <style:text-properties style:font-name="Arial1" fo:font-family="Arial" style:font-style-name="Bold" style:font-family-generic="swiss" style:font-pitch="variable" fo:font-size="11pt"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44mm" style:type="center"/>
          <style:tab-stop style:position="170.9mm" style:type="right"/>
        </style:tab-stops>
      </style:paragraph-properties>
    </style:style>
    <style:style style:name="Footer_20_Right_20_Black" style:display-name="Footer Right Black" style:family="paragraph" style:parent-style-name="Header">
      <style:paragraph-properties style:writing-mode="page"/>
      <style:text-properties style:font-name="Arial Black1" fo:font-family="'Arial Black'" style:font-style-name="Bold Italic" style:font-family-generic="swiss" style:font-pitch="variable" fo:font-size="12pt" fo:font-style="normal" fo:font-weight="900" style:font-size-asian="10.5pt"/>
    </style:style>
    <style:style style:name="Heading_20_4" style:display-name="Heading 4" style:family="paragraph" style:parent-style-name="Heading" style:next-style-name="Standard" style:default-outline-level="4" style:class="text" style:master-page-name="">
      <style:paragraph-properties fo:margin-top="0mm" fo:margin-bottom="0mm" loext:contextual-spacing="true" style:page-number="auto" style:writing-mode="page"/>
      <style:text-properties style:font-name="Arial1" fo:font-family="Arial" style:font-style-name="Bold" style:font-family-generic="swiss" style:font-pitch="variable" fo:font-size="11pt"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0.02mm" style:type="right" style:leader-style="dotted" style:leader-text="."/>
        </style:tab-stops>
      </style:paragraph-properties>
    </style:style>
    <style:style style:name="Default_20_Style_20_Bold" style:display-name="Default Style Bold" style:family="paragraph" style:parent-style-name="Standard">
      <style:paragraph-properties style:writing-mode="page"/>
      <style:text-properties fo:font-weight="bold" officeooo:rsid="0044916b" style:font-size-asian="10.5pt"/>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55.03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0.04m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865" style:display-name="ListLabel 3865" style:family="text">
      <style:text-properties fo:color="#00000a" fo:font-size="9pt" fo:language="en" fo:country="US" style:font-name-asian="Andale Sans UI" style:font-family-asian="'Andale Sans UI', 'Arial Unicode MS'" style:font-family-generic-asian="system" style:font-pitch-asian="variable" style:font-size-asian="9pt" style:language-asian="zxx" style:country-asian="none" style:font-name-complex="Tahoma" style:font-family-complex="Tahoma" style:font-family-generic-complex="system" style:font-pitch-complex="variable" style:font-size-complex="12pt" style:language-complex="zxx" style:country-complex="none"/>
    </style:style>
    <style:style style:name="ListLabel_20_3866" style:display-name="ListLabel 3866" style:family="text">
      <style:text-properties fo:language="en" fo:country="US" fo:background-color="#ffffff" style:font-name-complex="Arial2" style:font-family-complex="Arial" style:font-family-generic-complex="system" style:font-pitch-complex="variable"/>
    </style:style>
    <style:style style:name="ListLabel_20_3867" style:display-name="ListLabel 3867" style:family="text">
      <style:text-properties fo:language="ru" fo:country="RU"/>
    </style:style>
    <style:style style:name="Основной_20_шрифт_20_абзаца" style:display-name="Основной шрифт абзаца" style:family="text"/>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1" text:display-levels="3">
        <style:list-level-properties text:list-level-position-and-space-mode="label-alignment">
          <style:list-level-label-alignment text:label-followed-by="space"/>
        </style:list-level-properties>
      </text:outline-level-style>
      <text:outline-level-style text:level="4" style:num-prefix="         "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list-style style:name="WWNum17">
      <text:list-level-style-number text:level="1" text:style-name="Character_5f_20_5f_style" style:num-suffix=")" style:num-format="1">
        <style:list-level-properties text:list-level-position-and-space-mode="label-alignment">
          <style:list-level-label-alignment text:label-followed-by="space" fo:text-indent="-2.54mm" fo:margin-left="7.62m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space" fo:text-indent="-2.54mm" fo:margin-left="12.7m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space" fo:text-indent="-2.54mm" fo:margin-left="17.78m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space" fo:text-indent="-2.54mm" fo:margin-left="22.86m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space" fo:text-indent="-2.54mm" fo:margin-left="27.94mm"/>
        </style:list-level-properties>
      </text:list-level-style-number>
      <text:list-level-style-number text:level="6" style:num-format="1" text:display-levels="6">
        <style:list-level-properties text:list-level-position-and-space-mode="label-alignment">
          <style:list-level-label-alignment text:label-followed-by="listtab" text:list-tab-stop-position="35.63mm" fo:text-indent="-20.32mm" fo:margin-left="35.63mm"/>
        </style:list-level-properties>
      </text:list-level-style-number>
      <text:list-level-style-number text:level="7" style:num-format="1" text:display-levels="7">
        <style:list-level-properties text:list-level-position-and-space-mode="label-alignment">
          <style:list-level-label-alignment text:label-followed-by="listtab" text:list-tab-stop-position="38.17mm" fo:text-indent="-22.86mm" fo:margin-left="38.17mm"/>
        </style:list-level-properties>
      </text:list-level-style-number>
      <text:list-level-style-number text:level="8" style:num-format="1" text:display-levels="8">
        <style:list-level-properties text:list-level-position-and-space-mode="label-alignment">
          <style:list-level-label-alignment text:label-followed-by="listtab" text:list-tab-stop-position="40.71mm" fo:text-indent="-25.4mm" fo:margin-left="40.71mm"/>
        </style:list-level-properties>
      </text:list-level-style-number>
      <text:list-level-style-number text:level="9" style:num-format="1" text:display-levels="9">
        <style:list-level-properties text:list-level-position-and-space-mode="label-alignment">
          <style:list-level-label-alignment text:label-followed-by="listtab" text:list-tab-stop-position="43.25mm" fo:text-indent="-27.94mm" fo:margin-left="43.2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space"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style:num-suffix=")" style:num-format="1" text:display-levels="3">
        <style:list-level-properties text:list-level-position-and-space-mode="label-alignment">
          <style:list-level-label-alignment text:label-followed-by="space" fo:text-indent="-6.35mm" fo:margin-left="25.4mm"/>
        </style:list-level-properties>
      </text:list-level-style-number>
      <text:list-level-style-number text:level="4" style:num-suffix=")" style:num-format="1" text:display-levels="4">
        <style:list-level-properties text:list-level-position-and-space-mode="label-alignment">
          <style:list-level-label-alignment text:label-followed-by="space"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Character_5f_20_5f_style" style:num-suffix=")" style:num-format="1">
        <style:list-level-properties text:list-level-position-and-space-mode="label-alignment">
          <style:list-level-label-alignment text:label-followed-by="space" fo:text-indent="-2.54mm" fo:margin-left="7.62m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space" fo:text-indent="-2.54mm" fo:margin-left="12.7m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space" fo:text-indent="-2.54mm" fo:margin-left="17.78m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space" fo:text-indent="-2.54mm" fo:margin-left="22.86m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space" fo:text-indent="-2.54mm" fo:margin-left="27.94mm"/>
        </style:list-level-properties>
      </text:list-level-style-number>
      <text:list-level-style-number text:level="6" style:num-format="1" text:display-levels="6">
        <style:list-level-properties text:list-level-position-and-space-mode="label-alignment">
          <style:list-level-label-alignment text:label-followed-by="listtab" text:list-tab-stop-position="35.63mm" fo:text-indent="-20.32mm" fo:margin-left="35.63mm"/>
        </style:list-level-properties>
      </text:list-level-style-number>
      <text:list-level-style-number text:level="7" style:num-format="1" text:display-levels="7">
        <style:list-level-properties text:list-level-position-and-space-mode="label-alignment">
          <style:list-level-label-alignment text:label-followed-by="listtab" text:list-tab-stop-position="38.17mm" fo:text-indent="-22.86mm" fo:margin-left="38.17mm"/>
        </style:list-level-properties>
      </text:list-level-style-number>
      <text:list-level-style-number text:level="8" style:num-format="1" text:display-levels="8">
        <style:list-level-properties text:list-level-position-and-space-mode="label-alignment">
          <style:list-level-label-alignment text:label-followed-by="listtab" text:list-tab-stop-position="40.71mm" fo:text-indent="-25.4mm" fo:margin-left="40.71mm"/>
        </style:list-level-properties>
      </text:list-level-style-number>
      <text:list-level-style-number text:level="9" style:num-format="1" text:display-levels="9">
        <style:list-level-properties text:list-level-position-and-space-mode="label-alignment">
          <style:list-level-label-alignment text:label-followed-by="listtab" text:list-tab-stop-position="43.25mm" fo:text-indent="-27.94mm" fo:margin-left="43.2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text:style-name="Character_5f_20_5f_style" style:num-suffix=")" style:num-format="1">
        <style:list-level-properties text:list-level-position-and-space-mode="label-alignment">
          <style:list-level-label-alignment text:label-followed-by="space" fo:text-indent="-2.54mm" fo:margin-left="7.62m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space" fo:text-indent="-2.54mm" fo:margin-left="12.7m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space" fo:text-indent="-2.54mm" fo:margin-left="17.78m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space" fo:text-indent="-2.54mm" fo:margin-left="22.86m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space" fo:text-indent="-2.54mm" fo:margin-left="27.94m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text:list-tab-stop-position="35.63mm" fo:text-indent="-20.32mm" fo:margin-left="35.63m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text:list-tab-stop-position="38.17mm" fo:text-indent="-22.86mm" fo:margin-left="38.17m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text:list-tab-stop-position="40.71mm" fo:text-indent="-25.4mm" fo:margin-left="40.71m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text:list-tab-stop-position="43.25mm" fo:text-indent="-27.94mm" fo:margin-left="43.2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5f_08">
      <style:text-properties officeooo:paragraph-rsid="00eeac9d"/>
    </style:style>
    <style:style style:name="MP2" style:family="paragraph" style:parent-style-name="Header_20_Arial_20_Black_20_Right" style:list-style-name="ML1"/>
    <style:style style:name="MT1" style:family="text">
      <style:text-properties officeooo:rsid="01c8ec18"/>
    </style:style>
    <style:style style:name="MT2" style:family="text">
      <style:text-properties officeooo:rsid="00d2ed67"/>
    </style:style>
    <style:style style:name="MT3" style:family="text">
      <style:text-properties officeooo:rsid="002f4e81"/>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M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style:page-layout style:name="Mpm1">
      <style:page-layout-properties fo:page-width="210.01mm" fo:page-height="297mm" style:num-format="1" style:print-orientation="portrait" fo:margin-top="20mm" fo:margin-bottom="20mm" fo:margin-left="24.99mm" fo:margin-right="20mm" style:shadow="none" style:writing-mode="lr-tb" style:footnote-max-height="0mm">
        <style:columns fo:column-count="1" fo:column-gap="0mm"/>
        <style:footnote-sep style:width="0.18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6.4mm" svg:y="-16.19mm" svg:width="19.9mm" svg:height="27.59mm" draw:z-index="61"><draw:image xlink:href="Pictures/10000000000001080000016E2743490BB4390DEC.jpg" xlink:type="simple" xlink:show="embed" xlink:actuate="onLoad"/></draw:frame><text:span text:style-name="MT1">Alexey Solonenko Job Search File</text:span> <text:span text:style-name="MT2">(</text:span><text:span text:style-name="MT2"><text:file-name text:display="name-and-extension">AlxsJobSearchFile_R01.odt</text:file-name></text:span><text:span text:style-name="MT2">)</text:span></text:p>
        <text:list xml:id="list7681703463263552495" text:style-name="ML1">
          <text:list-header>
            <text:p text:style-name="MP2"><text:s text:c="2"/><text:span text:style-name="MT3">Page </text:span><text:span text:style-name="MT3"><text:page-number text:select-page="current">62</text:page-number></text:span><text:span text:style-name="MT3"> of </text:span><text:span text:style-name="MT3"><text:page-count>62</text:page-count></text:span> </text:p>
          </text:list-header>
        </text:list>
        <text:p text:style-name="Header_20_Arial_20_Black_20_Right">___________________________________________________________________________</text:p>
      </style:header>
      <style:footer>
        <text:p text:style-name="Footer_20_Right_20_Black">_____________________________________________________________________________</text:p>
        <text:p text:style-name="Footer_20_Right_20_Black"><text:s/><text:chapter text:display="number" text:outline-level="2">         9.1.</text:chapter> <text:s/><text:chapter text:display="name" text:outline-level="2">SALARY ANALYSIS</text:chapt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9:35:30.513000000</meta:creation-date>
    <meta:generator>LibreOffice/5.2.6.2$Windows_x86 LibreOffice_project/a3100ed2409ebf1c212f5048fbe377c281438fdc</meta:generator>
    <dc:date>2017-04-20T20:11:42.895000000</dc:date>
    <meta:editing-duration>P11DT12H17M7S</meta:editing-duration>
    <meta:editing-cycles>365</meta:editing-cycles>
    <meta:document-statistic meta:table-count="2" meta:image-count="1" meta:object-count="0" meta:page-count="62" meta:paragraph-count="1026" meta:word-count="4281" meta:character-count="55622" meta:non-whitespace-character-count="51834"/>
  </office:meta>
</office:document-meta>
</file>